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precedence</text:p>
          </table:table-cell>
          <table:table-cell office:value-type="string" calcext:value-type="string">
            <text:p>display_text</text:p>
          </table:table-cell>
          <table:table-cell office:value-type="string" calcext:value-type="string">
            <text:p>free_text</text:p>
          </table:table-cell>
          <table:table-cell office:value-type="string" calcext:value-type="string">
            <text:p>owned_by</text:p>
          </table:table-cell>
          <table:table-cell office:value-type="string" calcext:value-type="string">
            <text:p>change_log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SQL2</text:p>
          </table:table-cell>
          <table:table-cell office:value-type="string" calcext:value-type="string">
            <text:p>newSort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Quote sent da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7];[.$M$132:.$N$148];2;0)" office:value-type="float" office:value="5" calcext:value-type="float">
            <text:p>5</text:p>
          </table:table-cell>
          <table:table-cell table:formula="of:=[.I7]&amp;&quot;.&quot;&amp;TEXT([.H7];&quot;00&quot;)" office:value-type="string" office:string-value="5.01" calcext:value-type="string">
            <text:p>5.01</text:p>
          </table:table-cell>
          <table:table-cell office:value-type="float" office:value="1.01" calcext:value-type="float">
            <text:p>1.0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3 day follow up – received quote chec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8];[.$M$132:.$N$148];2;0)" office:value-type="float" office:value="5" calcext:value-type="float">
            <text:p>5</text:p>
          </table:table-cell>
          <table:table-cell table:formula="of:=[.I8]&amp;&quot;.&quot;&amp;TEXT([.H8];&quot;00&quot;)" office:value-type="string" office:string-value="5.02" calcext:value-type="string">
            <text:p>5.02</text:p>
          </table:table-cell>
          <table:table-cell table:formula="of:=IF([.I8]=[.I7];[.K7]+0.01;[.K7]+1)" office:value-type="float" office:value="1.02" calcext:value-type="float">
            <text:p>1.0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ite visit request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B9];[.$M$132:.$N$148];2;0)" office:value-type="float" office:value="5" calcext:value-type="float">
            <text:p>5</text:p>
          </table:table-cell>
          <table:table-cell table:formula="of:=[.I9]&amp;&quot;.&quot;&amp;TEXT([.H9];&quot;00&quot;)" office:value-type="string" office:string-value="5.03" calcext:value-type="string">
            <text:p>5.03</text:p>
          </table:table-cell>
          <table:table-cell table:formula="of:=IF([.I9]=[.I8];[.K8]+0.01;[.K8]+1)" office:value-type="float" office:value="1.03" calcext:value-type="float">
            <text:p>1.03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14 days later follow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B10];[.$M$132:.$N$148];2;0)" office:value-type="float" office:value="5" calcext:value-type="float">
            <text:p>5</text:p>
          </table:table-cell>
          <table:table-cell table:formula="of:=[.I10]&amp;&quot;.&quot;&amp;TEXT([.H10];&quot;00&quot;)" office:value-type="string" office:string-value="5.04" calcext:value-type="string">
            <text:p>5.04</text:p>
          </table:table-cell>
          <table:table-cell table:formula="of:=IF([.I10]=[.I9];[.K9]+0.01;[.K9]+1)" office:value-type="float" office:value="1.04" calcext:value-type="float">
            <text:p>1.0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21 days later follow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B11];[.$M$132:.$N$148];2;0)" office:value-type="float" office:value="5" calcext:value-type="float">
            <text:p>5</text:p>
          </table:table-cell>
          <table:table-cell table:formula="of:=[.I11]&amp;&quot;.&quot;&amp;TEXT([.H11];&quot;00&quot;)" office:value-type="string" office:string-value="5.05" calcext:value-type="string">
            <text:p>5.05</text:p>
          </table:table-cell>
          <table:table-cell table:formula="of:=IF([.I11]=[.I10];[.K10]+0.01;[.K10]+1)" office:value-type="float" office:value="1.05" calcext:value-type="float">
            <text:p>1.0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Monthly thereafter follow up (1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B12];[.$M$132:.$N$148];2;0)" office:value-type="float" office:value="5" calcext:value-type="float">
            <text:p>5</text:p>
          </table:table-cell>
          <table:table-cell table:formula="of:=[.I12]&amp;&quot;.&quot;&amp;TEXT([.H12];&quot;00&quot;)" office:value-type="string" office:string-value="5.06" calcext:value-type="string">
            <text:p>5.06</text:p>
          </table:table-cell>
          <table:table-cell table:formula="of:=IF([.I12]=[.I11];[.K11]+0.01;[.K11]+1)" office:value-type="float" office:value="1.06" calcext:value-type="float">
            <text:p>1.06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Monthly thereafter follow up (2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B13];[.$M$132:.$N$148];2;0)" office:value-type="float" office:value="5" calcext:value-type="float">
            <text:p>5</text:p>
          </table:table-cell>
          <table:table-cell table:formula="of:=[.I13]&amp;&quot;.&quot;&amp;TEXT([.H13];&quot;00&quot;)" office:value-type="string" office:string-value="5.06" calcext:value-type="string">
            <text:p>5.06</text:p>
          </table:table-cell>
          <table:table-cell table:formula="of:=IF([.I13]=[.I12];[.K12]+0.01;[.K12]+1)" office:value-type="float" office:value="1.07" calcext:value-type="float">
            <text:p>1.0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Final Monthly follow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B14];[.$M$132:.$N$148];2;0)" office:value-type="float" office:value="5" calcext:value-type="float">
            <text:p>5</text:p>
          </table:table-cell>
          <table:table-cell table:formula="of:=[.I14]&amp;&quot;.&quot;&amp;TEXT([.H14];&quot;00&quot;)" office:value-type="string" office:string-value="5.06" calcext:value-type="string">
            <text:p>5.06</text:p>
          </table:table-cell>
          <table:table-cell table:formula="of:=IF([.I14]=[.I13];[.K13]+0.01;[.K13]+1)" office:value-type="float" office:value="1.08" calcext:value-type="float">
            <text:p>1.08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t follow up da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15];[.$M$132:.$N$148];2;0)" office:value-type="float" office:value="6" calcext:value-type="float">
            <text:p>6</text:p>
          </table:table-cell>
          <table:table-cell table:formula="of:=[.I15]&amp;&quot;.&quot;&amp;TEXT([.H15];&quot;00&quot;)" office:value-type="string" office:string-value="6.01" calcext:value-type="string">
            <text:p>6.01</text:p>
          </table:table-cell>
          <table:table-cell table:formula="of:=IF([.I15]=[.I14];[.K14]+0.01;[.K14]+1.01)" office:value-type="float" office:value="2.09" calcext:value-type="float">
            <text:p>2.09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t follow up sche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16];[.$M$132:.$N$148];2;0)" office:value-type="float" office:value="6" calcext:value-type="float">
            <text:p>6</text:p>
          </table:table-cell>
          <table:table-cell table:formula="of:=[.I16]&amp;&quot;.&quot;&amp;TEXT([.H16];&quot;00&quot;)" office:value-type="string" office:string-value="6.02" calcext:value-type="string">
            <text:p>6.02</text:p>
          </table:table-cell>
          <table:table-cell table:formula="of:=IF([.I16]=[.I15];[.K15]+0.01;[.K15]+1.01)"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ite inspecti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17];[.$M$132:.$N$148];2;0)" office:value-type="float" office:value="7" calcext:value-type="float">
            <text:p>7</text:p>
          </table:table-cell>
          <table:table-cell table:formula="of:=[.I17]&amp;&quot;.&quot;&amp;TEXT([.H17];&quot;00&quot;)" office:value-type="string" office:string-value="7.01" calcext:value-type="string">
            <text:p>7.01</text:p>
          </table:table-cell>
          <table:table-cell table:formula="of:=IF([.I17]=[.I16];[.K16]+0.01;[.K16]+1.01)" office:value-type="float" office:value="3.11" calcext:value-type="float">
            <text:p>3.1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equot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18];[.$M$132:.$N$148];2;0)" office:value-type="float" office:value="7" calcext:value-type="float">
            <text:p>7</text:p>
          </table:table-cell>
          <table:table-cell table:formula="of:=[.I18]&amp;&quot;.&quot;&amp;TEXT([.H18];&quot;00&quot;)" office:value-type="string" office:string-value="7.02" calcext:value-type="string">
            <text:p>7.02</text:p>
          </table:table-cell>
          <table:table-cell table:formula="of:=IF([.I18]=[.I17];[.K17]+0.01;[.K17]+1.01)" office:value-type="float" office:value="3.12" calcext:value-type="float">
            <text:p>3.12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Deposit da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B19];[.$M$132:.$N$148];2;0)" office:value-type="float" office:value="8" calcext:value-type="float">
            <text:p>8</text:p>
          </table:table-cell>
          <table:table-cell table:formula="of:=[.I19]&amp;&quot;.&quot;&amp;TEXT([.H19];&quot;00&quot;)" office:value-type="string" office:string-value="8.10" calcext:value-type="string">
            <text:p>8.10</text:p>
          </table:table-cell>
          <table:table-cell table:formula="of:=IF([.I19]=[.I18];[.K18]+0.01;[.K18]+1.01)" office:value-type="float" office:value="4.13" calcext:value-type="float">
            <text:p>4.13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Distribute informati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VLOOKUP([.B20];[.$M$132:.$N$148];2;0)" office:value-type="float" office:value="8" calcext:value-type="float">
            <text:p>8</text:p>
          </table:table-cell>
          <table:table-cell table:formula="of:=[.I20]&amp;&quot;.&quot;&amp;TEXT([.H20];&quot;00&quot;)" office:value-type="string" office:string-value="8.20" calcext:value-type="string">
            <text:p>8.20</text:p>
          </table:table-cell>
          <table:table-cell table:formula="of:=IF([.I20]=[.I19];[.K19]+0.01;[.K19]+1.01)" office:value-type="float" office:value="4.14" calcext:value-type="float">
            <text:p>4.1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uilding permit adm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VLOOKUP([.B21];[.$M$132:.$N$148];2;0)" office:value-type="float" office:value="8" calcext:value-type="float">
            <text:p>8</text:p>
          </table:table-cell>
          <table:table-cell table:formula="of:=[.I21]&amp;&quot;.&quot;&amp;TEXT([.H21];&quot;00&quot;)" office:value-type="string" office:string-value="8.30" calcext:value-type="string">
            <text:p>8.30</text:p>
          </table:table-cell>
          <table:table-cell table:formula="of:=IF([.I21]=[.I20];[.K20]+0.01;[.K20]+1.01)" office:value-type="float" office:value="4.15" calcext:value-type="float">
            <text:p>4.1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VLOOKUP([.B22];[.$M$132:.$N$148];2;0)" office:value-type="float" office:value="8" calcext:value-type="float">
            <text:p>8</text:p>
          </table:table-cell>
          <table:table-cell table:formula="of:=[.I22]&amp;&quot;.&quot;&amp;TEXT([.H22];&quot;00&quot;)" office:value-type="string" office:string-value="8.40" calcext:value-type="string">
            <text:p>8.40</text:p>
          </table:table-cell>
          <table:table-cell table:formula="of:=IF([.I22]=[.I21];[.K21]+0.01;[.K21]+1.01)" office:value-type="float" office:value="4.16" calcext:value-type="float">
            <text:p>4.16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ustomer quote review / provid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B23];[.$M$132:.$N$148];2;0)" office:value-type="float" office:value="10" calcext:value-type="float">
            <text:p>10</text:p>
          </table:table-cell>
          <table:table-cell table:formula="of:=[.I23]&amp;&quot;.&quot;&amp;TEXT([.H23];&quot;00&quot;)" office:value-type="string" office:string-value="10.10" calcext:value-type="string">
            <text:p>10.10</text:p>
          </table:table-cell>
          <table:table-cell table:formula="of:=IF([.I23]=[.I22];[.K22]+0.01;[.K22]+1.01)" office:value-type="float" office:value="5.17" calcext:value-type="float">
            <text:p>5.17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ustomer quote s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VLOOKUP([.B24];[.$M$132:.$N$148];2;0)" office:value-type="float" office:value="10" calcext:value-type="float">
            <text:p>10</text:p>
          </table:table-cell>
          <table:table-cell table:formula="of:=[.I24]&amp;&quot;.&quot;&amp;TEXT([.H24];&quot;00&quot;)" office:value-type="string" office:string-value="10.20" calcext:value-type="string">
            <text:p>10.20</text:p>
          </table:table-cell>
          <table:table-cell table:formula="of:=IF([.I24]=[.I23];[.K23]+0.01;[.K23]+1.01)" office:value-type="float" office:value="5.18" calcext:value-type="float">
            <text:p>5.18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ustomer acceptance prepp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VLOOKUP([.B25];[.$M$132:.$N$148];2;0)" office:value-type="float" office:value="10" calcext:value-type="float">
            <text:p>10</text:p>
          </table:table-cell>
          <table:table-cell table:formula="of:=[.I25]&amp;&quot;.&quot;&amp;TEXT([.H25];&quot;00&quot;)" office:value-type="string" office:string-value="10.30" calcext:value-type="string">
            <text:p>10.30</text:p>
          </table:table-cell>
          <table:table-cell table:formula="of:=IF([.I25]=[.I24];[.K24]+0.01;[.K24]+1.01)" office:value-type="float" office:value="5.19" calcext:value-type="float">
            <text:p>5.19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ustomer signed acceptance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VLOOKUP([.B26];[.$M$132:.$N$148];2;0)" office:value-type="float" office:value="10" calcext:value-type="float">
            <text:p>10</text:p>
          </table:table-cell>
          <table:table-cell table:formula="of:=[.I26]&amp;&quot;.&quot;&amp;TEXT([.H26];&quot;00&quot;)" office:value-type="string" office:string-value="10.40" calcext:value-type="string">
            <text:p>10.40</text:p>
          </table:table-cell>
          <table:table-cell table:formula="of:=IF([.I26]=[.I25];[.K25]+0.01;[.K25]+1.01)"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ustomer invoiced PP and BP dep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VLOOKUP([.B27];[.$M$132:.$N$148];2;0)" office:value-type="float" office:value="10" calcext:value-type="float">
            <text:p>10</text:p>
          </table:table-cell>
          <table:table-cell table:formula="of:=[.I27]&amp;&quot;.&quot;&amp;TEXT([.H27];&quot;00&quot;)" office:value-type="string" office:string-value="10.50" calcext:value-type="string">
            <text:p>10.50</text:p>
          </table:table-cell>
          <table:table-cell table:formula="of:=IF([.I27]=[.I26];[.K26]+0.01;[.K26]+1.01)" office:value-type="float" office:value="5.21" calcext:value-type="float">
            <text:p>5.21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ayment received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VLOOKUP([.B28];[.$M$132:.$N$148];2;0)" office:value-type="float" office:value="10" calcext:value-type="float">
            <text:p>10</text:p>
          </table:table-cell>
          <table:table-cell table:formula="of:=[.I28]&amp;&quot;.&quot;&amp;TEXT([.H28];&quot;00&quot;)" office:value-type="string" office:string-value="10.60" calcext:value-type="string">
            <text:p>10.60</text:p>
          </table:table-cell>
          <table:table-cell table:formula="of:=IF([.I28]=[.I27];[.K27]+0.01;[.K27]+1.01)" office:value-type="float" office:value="5.22" calcext:value-type="float">
            <text:p>5.22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Title / P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VLOOKUP([.B29];[.$M$132:.$N$148];2;0)" office:value-type="float" office:value="10.5" calcext:value-type="float">
            <text:p>10.5</text:p>
          </table:table-cell>
          <table:table-cell table:formula="of:=[.I29]&amp;&quot;.&quot;&amp;TEXT([.H29];&quot;00&quot;)" office:value-type="string" office:string-value="10.5.12" calcext:value-type="string">
            <text:p>10.5.12</text:p>
          </table:table-cell>
          <table:table-cell table:formula="of:=IF([.I29]=[.I28];[.K28]+0.01;[.K28]+1.01)" office:value-type="float" office:value="6.23" calcext:value-type="float">
            <text:p>6.23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venant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VLOOKUP([.B30];[.$M$132:.$N$148];2;0)" office:value-type="float" office:value="10.5" calcext:value-type="float">
            <text:p>10.5</text:p>
          </table:table-cell>
          <table:table-cell table:formula="of:=[.I30]&amp;&quot;.&quot;&amp;TEXT([.H30];&quot;00&quot;)" office:value-type="string" office:string-value="10.5.13" calcext:value-type="string">
            <text:p>10.5.13</text:p>
          </table:table-cell>
          <table:table-cell table:formula="of:=IF([.I30]=[.I29];[.K29]+0.01;[.K29]+1.01)" office:value-type="float" office:value="6.24" calcext:value-type="float">
            <text:p>6.24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AL rating / BM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VLOOKUP([.B31];[.$M$132:.$N$148];2;0)" office:value-type="float" office:value="10.5" calcext:value-type="float">
            <text:p>10.5</text:p>
          </table:table-cell>
          <table:table-cell table:formula="of:=[.I31]&amp;&quot;.&quot;&amp;TEXT([.H31];&quot;00&quot;)" office:value-type="string" office:string-value="10.5.14" calcext:value-type="string">
            <text:p>10.5.14</text:p>
          </table:table-cell>
          <table:table-cell table:formula="of:=IF([.I31]=[.I30];[.K30]+0.01;[.K30]+1.01)" office:value-type="float" office:value="6.25" calcext:value-type="float">
            <text:p>6.25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lanning permit if requir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VLOOKUP([.B32];[.$M$132:.$N$148];2;0)" office:value-type="float" office:value="10.5" calcext:value-type="float">
            <text:p>10.5</text:p>
          </table:table-cell>
          <table:table-cell table:formula="of:=[.I32]&amp;&quot;.&quot;&amp;TEXT([.H32];&quot;00&quot;)" office:value-type="string" office:string-value="10.5.15" calcext:value-type="string">
            <text:p>10.5.15</text:p>
          </table:table-cell>
          <table:table-cell table:formula="of:=IF([.I32]=[.I31];[.K31]+0.01;[.K31]+1.01)" office:value-type="float" office:value="6.26" calcext:value-type="float">
            <text:p>6.26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roposed site pl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VLOOKUP([.B33];[.$M$132:.$N$148];2;0)" office:value-type="float" office:value="10.5" calcext:value-type="float">
            <text:p>10.5</text:p>
          </table:table-cell>
          <table:table-cell table:formula="of:=[.I33]&amp;&quot;.&quot;&amp;TEXT([.H33];&quot;00&quot;)" office:value-type="string" office:string-value="10.5.16" calcext:value-type="string">
            <text:p>10.5.16</text:p>
          </table:table-cell>
          <table:table-cell table:formula="of:=IF([.I33]=[.I32];[.K32]+0.01;[.K32]+1.01)" office:value-type="float" office:value="6.27" calcext:value-type="float">
            <text:p>6.27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wer pl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VLOOKUP([.B34];[.$M$132:.$N$148];2;0)" office:value-type="float" office:value="10.5" calcext:value-type="float">
            <text:p>10.5</text:p>
          </table:table-cell>
          <table:table-cell table:formula="of:=[.I34]&amp;&quot;.&quot;&amp;TEXT([.H34];&quot;00&quot;)" office:value-type="string" office:string-value="10.5.17" calcext:value-type="string">
            <text:p>10.5.17</text:p>
          </table:table-cell>
          <table:table-cell table:formula="of:=IF([.I34]=[.I33];[.K33]+0.01;[.K33]+1.01)" office:value-type="float" office:value="6.28" calcext:value-type="float">
            <text:p>6.28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LPO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VLOOKUP([.B35];[.$M$132:.$N$148];2;0)" office:value-type="float" office:value="10.5" calcext:value-type="float">
            <text:p>10.5</text:p>
          </table:table-cell>
          <table:table-cell table:formula="of:=[.I35]&amp;&quot;.&quot;&amp;TEXT([.H35];&quot;00&quot;)" office:value-type="string" office:string-value="10.5.18" calcext:value-type="string">
            <text:p>10.5.18</text:p>
          </table:table-cell>
          <table:table-cell table:formula="of:=IF([.I35]=[.I34];[.K34]+0.01;[.K34]+1.01)" office:value-type="float" office:value="6.29" calcext:value-type="float">
            <text:p>6.29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BP select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VLOOKUP([.B36];[.$M$132:.$N$148];2;0)" office:value-type="float" office:value="10.5" calcext:value-type="float">
            <text:p>10.5</text:p>
          </table:table-cell>
          <table:table-cell table:formula="of:=[.I36]&amp;&quot;.&quot;&amp;TEXT([.H36];&quot;00&quot;)" office:value-type="string" office:string-value="10.5.19" calcext:value-type="string">
            <text:p>10.5.19</text:p>
          </table:table-cell>
          <table:table-cell table:formula="of:=IF([.I36]=[.I35];[.K35]+0.01;[.K35]+1.01)" office:value-type="float" office:value="6.3" calcext:value-type="float">
            <text:p>6.3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Kit quo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VLOOKUP([.B37];[.$M$132:.$N$148];2;0)" office:value-type="float" office:value="10.5" calcext:value-type="float">
            <text:p>10.5</text:p>
          </table:table-cell>
          <table:table-cell table:formula="of:=[.I37]&amp;&quot;.&quot;&amp;TEXT([.H37];&quot;00&quot;)" office:value-type="string" office:string-value="10.5.110" calcext:value-type="string">
            <text:p>10.5.110</text:p>
          </table:table-cell>
          <table:table-cell table:formula="of:=IF([.I37]=[.I36];[.K36]+0.01;[.K36]+1.01)" office:value-type="float" office:value="6.31" calcext:value-type="float">
            <text:p>6.31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struction quo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VLOOKUP([.B38];[.$M$132:.$N$148];2;0)" office:value-type="float" office:value="10.5" calcext:value-type="float">
            <text:p>10.5</text:p>
          </table:table-cell>
          <table:table-cell table:formula="of:=[.I38]&amp;&quot;.&quot;&amp;TEXT([.H38];&quot;00&quot;)" office:value-type="string" office:string-value="10.5.111" calcext:value-type="string">
            <text:p>10.5.111</text:p>
          </table:table-cell>
          <table:table-cell table:formula="of:=IF([.I38]=[.I37];[.K37]+0.01;[.K37]+1.01)" office:value-type="float" office:value="6.32" calcext:value-type="float">
            <text:p>6.3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Draft Site plan sent to desig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VLOOKUP([.B39];[.$M$132:.$N$148];2;0)" office:value-type="float" office:value="10.5" calcext:value-type="float">
            <text:p>10.5</text:p>
          </table:table-cell>
          <table:table-cell table:formula="of:=[.I39]&amp;&quot;.&quot;&amp;TEXT([.H39];&quot;00&quot;)" office:value-type="string" office:string-value="10.5.112" calcext:value-type="string">
            <text:p>10.5.112</text:p>
          </table:table-cell>
          <table:table-cell table:formula="of:=IF([.I39]=[.I38];[.K38]+0.01;[.K38]+1.01)" office:value-type="float" office:value="6.33" calcext:value-type="float">
            <text:p>6.3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ite plan returned from desig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VLOOKUP([.B40];[.$M$132:.$N$148];2;0)" office:value-type="float" office:value="10.5" calcext:value-type="float">
            <text:p>10.5</text:p>
          </table:table-cell>
          <table:table-cell table:formula="of:=[.I40]&amp;&quot;.&quot;&amp;TEXT([.H40];&quot;00&quot;)" office:value-type="string" office:string-value="10.5.113" calcext:value-type="string">
            <text:p>10.5.113</text:p>
          </table:table-cell>
          <table:table-cell table:formula="of:=IF([.I40]=[.I39];[.K39]+0.01;[.K39]+1.01)" office:value-type="float" office:value="6.33999999999999" calcext:value-type="float">
            <text:p>6.33999999999999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Engineering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VLOOKUP([.B41];[.$M$132:.$N$148];2;0)" office:value-type="float" office:value="10.5" calcext:value-type="float">
            <text:p>10.5</text:p>
          </table:table-cell>
          <table:table-cell table:formula="of:=[.I41]&amp;&quot;.&quot;&amp;TEXT([.H41];&quot;00&quot;)" office:value-type="string" office:string-value="10.5.114" calcext:value-type="string">
            <text:p>10.5.114</text:p>
          </table:table-cell>
          <table:table-cell table:formula="of:=IF([.I41]=[.I40];[.K40]+0.01;[.K40]+1.01)" office:value-type="float" office:value="6.34999999999999" calcext:value-type="float">
            <text:p>6.34999999999999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Design Site pl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42];[.$M$132:.$N$148];2;0)" office:value-type="float" office:value="11" calcext:value-type="float">
            <text:p>11</text:p>
          </table:table-cell>
          <table:table-cell table:formula="of:=[.I42]&amp;&quot;.&quot;&amp;TEXT([.H42];&quot;00&quot;)" office:value-type="string" office:string-value="11.01" calcext:value-type="string">
            <text:p>11.01</text:p>
          </table:table-cell>
          <table:table-cell table:formula="of:=IF([.I42]=[.I41];[.K41]+0.01;[.K41]+1.01)" office:value-type="float" office:value="7.35999999999999" calcext:value-type="float">
            <text:p>7.35999999999999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lanning permit application submitted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43];[.$M$132:.$N$148];2;0)" office:value-type="float" office:value="11" calcext:value-type="float">
            <text:p>11</text:p>
          </table:table-cell>
          <table:table-cell table:formula="of:=[.I43]&amp;&quot;.&quot;&amp;TEXT([.H43];&quot;00&quot;)" office:value-type="string" office:string-value="11.01" calcext:value-type="string">
            <text:p>11.01</text:p>
          </table:table-cell>
          <table:table-cell table:formula="of:=IF([.I43]=[.I42];[.K42]+0.01;[.K42]+1.01)" office:value-type="float" office:value="7.36999999999999" calcext:value-type="float">
            <text:p>7.36999999999999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lanning permit fee paid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44];[.$M$132:.$N$148];2;0)" office:value-type="float" office:value="11" calcext:value-type="float">
            <text:p>11</text:p>
          </table:table-cell>
          <table:table-cell table:formula="of:=[.I44]&amp;&quot;.&quot;&amp;TEXT([.H44];&quot;00&quot;)" office:value-type="string" office:string-value="11.02" calcext:value-type="string">
            <text:p>11.02</text:p>
          </table:table-cell>
          <table:table-cell table:formula="of:=IF([.I44]=[.I43];[.K43]+0.01;[.K43]+1.01)" office:value-type="float" office:value="7.37999999999999" calcext:value-type="float">
            <text:p>7.37999999999999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lanning permit contact</text:p>
          </table:table-cell>
          <table:table-cell office:value-type="string" calcext:value-type="string">
            <text:p>Nam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B45];[.$M$132:.$N$148];2;0)" office:value-type="float" office:value="11" calcext:value-type="float">
            <text:p>11</text:p>
          </table:table-cell>
          <table:table-cell table:formula="of:=[.I45]&amp;&quot;.&quot;&amp;TEXT([.H45];&quot;00&quot;)" office:value-type="string" office:string-value="11.03" calcext:value-type="string">
            <text:p>11.03</text:p>
          </table:table-cell>
          <table:table-cell table:formula="of:=IF([.I45]=[.I44];[.K44]+0.01;[.K44]+1.01)" office:value-type="float" office:value="7.38999999999999" calcext:value-type="float">
            <text:p>7.38999999999999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Follow up sche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B46];[.$M$132:.$N$148];2;0)" office:value-type="float" office:value="11" calcext:value-type="float">
            <text:p>11</text:p>
          </table:table-cell>
          <table:table-cell table:formula="of:=[.I46]&amp;&quot;.&quot;&amp;TEXT([.H46];&quot;00&quot;)" office:value-type="string" office:string-value="11.07" calcext:value-type="string">
            <text:p>11.07</text:p>
          </table:table-cell>
          <table:table-cell table:formula="of:=IF([.I46]=[.I45];[.K45]+0.01;[.K45]+1.01)" office:value-type="float" office:value="7.39999999999999" calcext:value-type="float">
            <text:p>7.39999999999999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lanning permit issued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[.B47];[.$M$132:.$N$148];2;0)" office:value-type="float" office:value="11" calcext:value-type="float">
            <text:p>11</text:p>
          </table:table-cell>
          <table:table-cell table:formula="of:=[.I47]&amp;&quot;.&quot;&amp;TEXT([.H47];&quot;00&quot;)" office:value-type="string" office:string-value="11.09" calcext:value-type="string">
            <text:p>11.09</text:p>
          </table:table-cell>
          <table:table-cell table:formula="of:=IF([.I47]=[.I46];[.K46]+0.01;[.K46]+1.01)" office:value-type="float" office:value="7.40999999999999" calcext:value-type="float">
            <text:p>7.40999999999999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Design Site pl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48];[.$M$132:.$N$148];2;0)" office:value-type="float" office:value="12" calcext:value-type="float">
            <text:p>12</text:p>
          </table:table-cell>
          <table:table-cell table:formula="of:=[.I48]&amp;&quot;.&quot;&amp;TEXT([.H48];&quot;00&quot;)" office:value-type="string" office:string-value="12.01" calcext:value-type="string">
            <text:p>12.01</text:p>
          </table:table-cell>
          <table:table-cell table:formula="of:=IF([.I48]=[.I47];[.K47]+0.01;[.K47]+1.01)" office:value-type="float" office:value="8.41999999999999" calcext:value-type="float">
            <text:p>8.41999999999999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igned Building Surveyor appoint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49];[.$M$132:.$N$148];2;0)" office:value-type="float" office:value="12" calcext:value-type="float">
            <text:p>12</text:p>
          </table:table-cell>
          <table:table-cell table:formula="of:=[.I49]&amp;&quot;.&quot;&amp;TEXT([.H49];&quot;00&quot;)" office:value-type="string" office:string-value="12.02" calcext:value-type="string">
            <text:p>12.02</text:p>
          </table:table-cell>
          <table:table-cell table:formula="of:=IF([.I49]=[.I48];[.K48]+0.01;[.K48]+1.01)" office:value-type="float" office:value="8.42999999999999" calcext:value-type="float">
            <text:p>8.4299999999999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uilding Permit application submitted da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B50];[.$M$132:.$N$148];2;0)" office:value-type="float" office:value="12" calcext:value-type="float">
            <text:p>12</text:p>
          </table:table-cell>
          <table:table-cell table:formula="of:=[.I50]&amp;&quot;.&quot;&amp;TEXT([.H50];&quot;00&quot;)" office:value-type="string" office:string-value="12.03" calcext:value-type="string">
            <text:p>12.03</text:p>
          </table:table-cell>
          <table:table-cell table:formula="of:=IF([.I50]=[.I49];[.K49]+0.01;[.K49]+1.01)" office:value-type="float" office:value="8.43999999999999" calcext:value-type="float">
            <text:p>8.43999999999999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FI receiv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B51];[.$M$132:.$N$148];2;0)" office:value-type="float" office:value="12" calcext:value-type="float">
            <text:p>12</text:p>
          </table:table-cell>
          <table:table-cell table:formula="of:=[.I51]&amp;&quot;.&quot;&amp;TEXT([.H51];&quot;00&quot;)" office:value-type="string" office:string-value="12.04" calcext:value-type="string">
            <text:p>12.04</text:p>
          </table:table-cell>
          <table:table-cell table:formula="of:=IF([.I51]=[.I50];[.K50]+0.01;[.K50]+1.01)" office:value-type="float" office:value="8.44999999999999" calcext:value-type="float">
            <text:p>8.44999999999999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FI respond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B52];[.$M$132:.$N$148];2;0)" office:value-type="float" office:value="12" calcext:value-type="float">
            <text:p>12</text:p>
          </table:table-cell>
          <table:table-cell table:formula="of:=[.I52]&amp;&quot;.&quot;&amp;TEXT([.H52];&quot;00&quot;)" office:value-type="string" office:string-value="12.06" calcext:value-type="string">
            <text:p>12.06</text:p>
          </table:table-cell>
          <table:table-cell table:formula="of:=IF([.I52]=[.I51];[.K51]+0.01;[.K51]+1.01)" office:value-type="float" office:value="8.45999999999999" calcext:value-type="float">
            <text:p>8.45999999999999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uilding Surveyor Invoice receiv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B53];[.$M$132:.$N$148];2;0)" office:value-type="float" office:value="12" calcext:value-type="float">
            <text:p>12</text:p>
          </table:table-cell>
          <table:table-cell table:formula="of:=[.I53]&amp;&quot;.&quot;&amp;TEXT([.H53];&quot;00&quot;)" office:value-type="string" office:string-value="12.07" calcext:value-type="string">
            <text:p>12.07</text:p>
          </table:table-cell>
          <table:table-cell table:formula="of:=IF([.I53]=[.I52];[.K52]+0.01;[.K52]+1.01)" office:value-type="float" office:value="8.46999999999999" calcext:value-type="float">
            <text:p>8.46999999999999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alance of BP to be invoiced or not required</text:p>
          </table:table-cell>
          <table:table-cell office:value-type="string" calcext:value-type="string">
            <text:p>2 tick options not yet included: Yes or 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[.B54];[.$M$132:.$N$148];2;0)" office:value-type="float" office:value="12" calcext:value-type="float">
            <text:p>12</text:p>
          </table:table-cell>
          <table:table-cell table:formula="of:=[.I54]&amp;&quot;.&quot;&amp;TEXT([.H54];&quot;00&quot;)" office:value-type="string" office:string-value="12.08" calcext:value-type="string">
            <text:p>12.08</text:p>
          </table:table-cell>
          <table:table-cell table:formula="of:=IF([.I54]=[.I53];[.K53]+0.01;[.K53]+1.01)" office:value-type="float" office:value="8.47999999999999" calcext:value-type="float">
            <text:p>8.47999999999999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uilding Surveyor Invoice paid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[.B55];[.$M$132:.$N$148];2;0)" office:value-type="float" office:value="12" calcext:value-type="float">
            <text:p>12</text:p>
          </table:table-cell>
          <table:table-cell table:formula="of:=[.I55]&amp;&quot;.&quot;&amp;TEXT([.H55];&quot;00&quot;)" office:value-type="string" office:string-value="12.09" calcext:value-type="string">
            <text:p>12.09</text:p>
          </table:table-cell>
          <table:table-cell table:formula="of:=IF([.I55]=[.I54];[.K54]+0.01;[.K54]+1.01)" office:value-type="float" office:value="8.48999999999999" calcext:value-type="float">
            <text:p>8.48999999999999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ermit issued date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B56];[.$M$132:.$N$148];2;0)" office:value-type="float" office:value="12" calcext:value-type="float">
            <text:p>12</text:p>
          </table:table-cell>
          <table:table-cell table:formula="of:=[.I56]&amp;&quot;.&quot;&amp;TEXT([.H56];&quot;00&quot;)" office:value-type="string" office:string-value="12.10" calcext:value-type="string">
            <text:p>12.10</text:p>
          </table:table-cell>
          <table:table-cell table:formula="of:=IF([.I56]=[.I55];[.K55]+0.01;[.K55]+1.01)" office:value-type="float" office:value="8.49999999999999" calcext:value-type="float">
            <text:p>8.49999999999999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ermit Number</text:p>
          </table:table-cell>
          <table:table-cell office:value-type="string" calcext:value-type="string">
            <text:p>Enter permit number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VLOOKUP([.B57];[.$M$132:.$N$148];2;0)" office:value-type="float" office:value="12" calcext:value-type="float">
            <text:p>12</text:p>
          </table:table-cell>
          <table:table-cell table:formula="of:=[.I57]&amp;&quot;.&quot;&amp;TEXT([.H57];&quot;00&quot;)" office:value-type="string" office:string-value="12.11" calcext:value-type="string">
            <text:p>12.11</text:p>
          </table:table-cell>
          <table:table-cell table:formula="of:=IF([.I57]=[.I56];[.K56]+0.01;[.K56]+1.01)" office:value-type="float" office:value="8.50999999999999" calcext:value-type="float">
            <text:p>8.50999999999999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FI action required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5a</text:p>
          </table:table-cell>
          <table:table-cell table:formula="of:=VLOOKUP([.B58];[.$M$132:.$N$148];2;0)" office:value-type="float" office:value="12" calcext:value-type="float">
            <text:p>12</text:p>
          </table:table-cell>
          <table:table-cell table:formula="of:=[.I58]&amp;&quot;.&quot;&amp;TEXT([.H58];&quot;00&quot;)" office:value-type="string" office:string-value="12.05a" calcext:value-type="string">
            <text:p>12.05a</text:p>
          </table:table-cell>
          <table:table-cell table:formula="of:=IF([.I58]=[.I57];[.K57]+0.01;[.K57]+1.01)" office:value-type="float" office:value="8.51999999999999" calcext:value-type="float">
            <text:p>8.51999999999999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FI action required 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5b</text:p>
          </table:table-cell>
          <table:table-cell table:formula="of:=VLOOKUP([.B59];[.$M$132:.$N$148];2;0)" office:value-type="float" office:value="12" calcext:value-type="float">
            <text:p>12</text:p>
          </table:table-cell>
          <table:table-cell table:formula="of:=[.I59]&amp;&quot;.&quot;&amp;TEXT([.H59];&quot;00&quot;)" office:value-type="string" office:string-value="12.05b" calcext:value-type="string">
            <text:p>12.05b</text:p>
          </table:table-cell>
          <table:table-cell table:formula="of:=IF([.I59]=[.I58];[.K58]+0.01;[.K58]+1.01)" office:value-type="float" office:value="8.52999999999999" calcext:value-type="float">
            <text:p>8.52999999999999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FI action required 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5c</text:p>
          </table:table-cell>
          <table:table-cell table:formula="of:=VLOOKUP([.B60];[.$M$132:.$N$148];2;0)" office:value-type="float" office:value="12" calcext:value-type="float">
            <text:p>12</text:p>
          </table:table-cell>
          <table:table-cell table:formula="of:=[.I60]&amp;&quot;.&quot;&amp;TEXT([.H60];&quot;00&quot;)" office:value-type="string" office:string-value="12.05c" calcext:value-type="string">
            <text:p>12.05c</text:p>
          </table:table-cell>
          <table:table-cell table:formula="of:=IF([.I60]=[.I59];[.K59]+0.01;[.K59]+1.01)" office:value-type="float" office:value="8.53999999999999" calcext:value-type="float">
            <text:p>8.53999999999999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t follow up schedules weekly, fortnightly, monthl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61];[.$M$132:.$N$148];2;0)" office:value-type="float" office:value="13" calcext:value-type="float">
            <text:p>13</text:p>
          </table:table-cell>
          <table:table-cell table:formula="of:=[.I61]&amp;&quot;.&quot;&amp;TEXT([.H61];&quot;00&quot;)" office:value-type="string" office:string-value="13.01" calcext:value-type="string">
            <text:p>13.01</text:p>
          </table:table-cell>
          <table:table-cell table:formula="of:=IF([.I61]=[.I60];[.K60]+0.01;[.K60]+1.01)" office:value-type="float" office:value="9.54999999999999" calcext:value-type="float">
            <text:p>9.54999999999999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ermit issued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62];[.$M$132:.$N$148];2;0)" office:value-type="float" office:value="13" calcext:value-type="float">
            <text:p>13</text:p>
          </table:table-cell>
          <table:table-cell table:formula="of:=[.I62]&amp;&quot;.&quot;&amp;TEXT([.H62];&quot;00&quot;)" office:value-type="string" office:string-value="13.01" calcext:value-type="string">
            <text:p>13.01</text:p>
          </table:table-cell>
          <table:table-cell table:formula="of:=IF([.I62]=[.I61];[.K61]+0.01;[.K61]+1.01)" office:value-type="float" office:value="9.55999999999999" calcext:value-type="float">
            <text:p>9.55999999999999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nt Engineering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63];[.$M$132:.$N$148];2;0)" office:value-type="float" office:value="13" calcext:value-type="float">
            <text:p>13</text:p>
          </table:table-cell>
          <table:table-cell table:formula="of:=[.I63]&amp;&quot;.&quot;&amp;TEXT([.H63];&quot;00&quot;)" office:value-type="string" office:string-value="13.02" calcext:value-type="string">
            <text:p>13.02</text:p>
          </table:table-cell>
          <table:table-cell table:formula="of:=IF([.I63]=[.I62];[.K62]+0.01;[.K62]+1.01)" office:value-type="float" office:value="9.56999999999999" calcext:value-type="float">
            <text:p>9.56999999999999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ermit Number</text:p>
          </table:table-cell>
          <table:table-cell office:value-type="string" calcext:value-type="string">
            <text:p>Enter permit number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64];[.$M$132:.$N$148];2;0)" office:value-type="float" office:value="13" calcext:value-type="float">
            <text:p>13</text:p>
          </table:table-cell>
          <table:table-cell table:formula="of:=[.I64]&amp;&quot;.&quot;&amp;TEXT([.H64];&quot;00&quot;)" office:value-type="string" office:string-value="13.02" calcext:value-type="string">
            <text:p>13.02</text:p>
          </table:table-cell>
          <table:table-cell table:formula="of:=IF([.I64]=[.I63];[.K63]+0.01;[.K63]+1.01)" office:value-type="float" office:value="9.57999999999999" calcext:value-type="float">
            <text:p>9.57999999999999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nt Elevations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B65];[.$M$132:.$N$148];2;0)" office:value-type="float" office:value="13" calcext:value-type="float">
            <text:p>13</text:p>
          </table:table-cell>
          <table:table-cell table:formula="of:=[.I65]&amp;&quot;.&quot;&amp;TEXT([.H65];&quot;00&quot;)" office:value-type="string" office:string-value="13.03" calcext:value-type="string">
            <text:p>13.03</text:p>
          </table:table-cell>
          <table:table-cell table:formula="of:=IF([.I65]=[.I64];[.K64]+0.01;[.K64]+1.01)" office:value-type="float" office:value="9.58999999999999" calcext:value-type="float">
            <text:p>9.5899999999999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kit order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66];[.$M$132:.$N$148];2;0)" office:value-type="float" office:value="14" calcext:value-type="float">
            <text:p>14</text:p>
          </table:table-cell>
          <table:table-cell table:formula="of:=[.I66]&amp;&quot;.&quot;&amp;TEXT([.H66];&quot;00&quot;)" office:value-type="string" office:string-value="14.01" calcext:value-type="string">
            <text:p>14.01</text:p>
          </table:table-cell>
          <table:table-cell table:formula="of:=IF([.I66]=[.I65];[.K65]+0.01;[.K65]+1.01)" office:value-type="float" office:value="10.6" calcext:value-type="float">
            <text:p>10.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Delivery date se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67];[.$M$132:.$N$148];2;0)" office:value-type="float" office:value="15" calcext:value-type="float">
            <text:p>15</text:p>
          </table:table-cell>
          <table:table-cell table:formula="of:=[.I67]&amp;&quot;.&quot;&amp;TEXT([.H67];&quot;00&quot;)" office:value-type="string" office:string-value="15.02" calcext:value-type="string">
            <text:p>15.02</text:p>
          </table:table-cell>
          <table:table-cell table:formula="of:=IF([.I67]=[.I66];[.K66]+0.01;[.K66]+1.01)" office:value-type="float" office:value="11.61" calcext:value-type="float">
            <text:p>11.6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heck site issu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1" calcext:value-type="float">
            <text:p>1.1</text:p>
          </table:table-cell>
          <table:table-cell table:formula="of:=VLOOKUP([.B68];[.$M$132:.$N$148];2;0)" office:value-type="float" office:value="16" calcext:value-type="float">
            <text:p>16</text:p>
          </table:table-cell>
          <table:table-cell table:formula="of:=[.I68]&amp;&quot;.&quot;&amp;TEXT([.H68];&quot;00&quot;)" office:value-type="string" office:string-value="16.01" calcext:value-type="string">
            <text:p>16.01</text:p>
          </table:table-cell>
          <table:table-cell table:formula="of:=IF([.I68]=[.I67];[.K67]+0.01;[.K67]+1.01)" office:value-type="float" office:value="12.62" calcext:value-type="float">
            <text:p>12.62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sitin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VLOOKUP([.B69];[.$M$132:.$N$148];2;0)" office:value-type="float" office:value="16" calcext:value-type="float">
            <text:p>16</text:p>
          </table:table-cell>
          <table:table-cell table:formula="of:=[.I69]&amp;&quot;.&quot;&amp;TEXT([.H69];&quot;00&quot;)" office:value-type="string" office:string-value="16.01" calcext:value-type="string">
            <text:p>16.01</text:p>
          </table:table-cell>
          <table:table-cell table:formula="of:=IF([.I69]=[.I68];[.K68]+0.01;[.K68]+1.01)" office:value-type="float" office:value="12.63" calcext:value-type="float">
            <text:p>12.63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ntract Preparati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70];[.$M$132:.$N$148];2;0)" office:value-type="float" office:value="16.5" calcext:value-type="float">
            <text:p>16.5</text:p>
          </table:table-cell>
          <table:table-cell table:formula="of:=[.I70]&amp;&quot;.&quot;&amp;TEXT([.H70];&quot;00&quot;)" office:value-type="string" office:string-value="16.5.01" calcext:value-type="string">
            <text:p>16.5.01</text:p>
          </table:table-cell>
          <table:table-cell table:formula="of:=IF([.I70]=[.I69];[.K69]+0.01;[.K69]+1.01)" office:value-type="float" office:value="13.64" calcext:value-type="float">
            <text:p>13.6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Building construction contract sign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71];[.$M$132:.$N$148];2;0)" office:value-type="float" office:value="16.5" calcext:value-type="float">
            <text:p>16.5</text:p>
          </table:table-cell>
          <table:table-cell table:formula="of:=[.I71]&amp;&quot;.&quot;&amp;TEXT([.H71];&quot;00&quot;)" office:value-type="string" office:string-value="16.5.02" calcext:value-type="string">
            <text:p>16.5.02</text:p>
          </table:table-cell>
          <table:table-cell table:formula="of:=IF([.I71]=[.I70];[.K70]+0.01;[.K70]+1.01)" office:value-type="float" office:value="13.65" calcext:value-type="float">
            <text:p>13.6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lect contractor</text:p>
          </table:table-cell>
          <table:table-cell office:value-type="string" calcext:value-type="string">
            <text:p>Enter name here: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1" calcext:value-type="float">
            <text:p>2.1</text:p>
          </table:table-cell>
          <table:table-cell table:formula="of:=VLOOKUP([.B72];[.$M$132:.$N$148];2;0)" office:value-type="float" office:value="17" calcext:value-type="float">
            <text:p>17</text:p>
          </table:table-cell>
          <table:table-cell table:formula="of:=[.I72]&amp;&quot;.&quot;&amp;TEXT([.H72];&quot;00&quot;)" office:value-type="string" office:string-value="17.02" calcext:value-type="string">
            <text:p>17.02</text:p>
          </table:table-cell>
          <table:table-cell table:formula="of:=IF([.I72]=[.I71];[.K71]+0.01;[.K71]+1.01)" office:value-type="float" office:value="14.66" calcext:value-type="float">
            <text:p>14.6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Issue purchase ord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VLOOKUP([.B73];[.$M$132:.$N$148];2;0)" office:value-type="float" office:value="17" calcext:value-type="float">
            <text:p>17</text:p>
          </table:table-cell>
          <table:table-cell table:formula="of:=[.I73]&amp;&quot;.&quot;&amp;TEXT([.H73];&quot;00&quot;)" office:value-type="string" office:string-value="17.02" calcext:value-type="string">
            <text:p>17.02</text:p>
          </table:table-cell>
          <table:table-cell table:formula="of:=IF([.I73]=[.I72];[.K72]+0.01;[.K72]+1.01)" office:value-type="float" office:value="14.67" calcext:value-type="float">
            <text:p>14.6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all up concret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3" calcext:value-type="float">
            <text:p>2.3</text:p>
          </table:table-cell>
          <table:table-cell table:formula="of:=VLOOKUP([.B74];[.$M$132:.$N$148];2;0)" office:value-type="float" office:value="17" calcext:value-type="float">
            <text:p>17</text:p>
          </table:table-cell>
          <table:table-cell table:formula="of:=[.I74]&amp;&quot;.&quot;&amp;TEXT([.H74];&quot;00&quot;)" office:value-type="string" office:string-value="17.02" calcext:value-type="string">
            <text:p>17.02</text:p>
          </table:table-cell>
          <table:table-cell table:formula="of:=IF([.I74]=[.I73];[.K73]+0.01;[.K73]+1.01)" office:value-type="float" office:value="14.68" calcext:value-type="float">
            <text:p>14.6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t start da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table:formula="of:=VLOOKUP([.B75];[.$M$132:.$N$148];2;0)" office:value-type="float" office:value="17" calcext:value-type="float">
            <text:p>17</text:p>
          </table:table-cell>
          <table:table-cell table:formula="of:=[.I75]&amp;&quot;.&quot;&amp;TEXT([.H75];&quot;00&quot;)" office:value-type="string" office:string-value="17.02" calcext:value-type="string">
            <text:p>17.02</text:p>
          </table:table-cell>
          <table:table-cell table:formula="of:=IF([.I75]=[.I74];[.K74]+0.01;[.K74]+1.01)" office:value-type="float" office:value="14.69" calcext:value-type="float">
            <text:p>14.6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lanned pour date</text:p>
          </table:table-cell>
          <table:table-cell office:value-type="string" calcext:value-type="string">
            <text:p>Planned 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45" calcext:value-type="float">
            <text:p>2.45</text:p>
          </table:table-cell>
          <table:table-cell table:formula="of:=VLOOKUP([.B76];[.$M$132:.$N$148];2;0)" office:value-type="float" office:value="17" calcext:value-type="float">
            <text:p>17</text:p>
          </table:table-cell>
          <table:table-cell table:formula="of:=[.I76]&amp;&quot;.&quot;&amp;TEXT([.H76];&quot;00&quot;)" office:value-type="string" office:string-value="17.02" calcext:value-type="string">
            <text:p>17.02</text:p>
          </table:table-cell>
          <table:table-cell table:formula="of:=IF([.I76]=[.I75];[.K75]+0.01;[.K75]+1.01)" office:value-type="float" office:value="14.7" calcext:value-type="float">
            <text:p>14.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tact home owner to advise commenc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VLOOKUP([.B77];[.$M$132:.$N$148];2;0)" office:value-type="float" office:value="17" calcext:value-type="float">
            <text:p>17</text:p>
          </table:table-cell>
          <table:table-cell table:formula="of:=[.I77]&amp;&quot;.&quot;&amp;TEXT([.H77];&quot;00&quot;)" office:value-type="string" office:string-value="17.03" calcext:value-type="string">
            <text:p>17.03</text:p>
          </table:table-cell>
          <table:table-cell table:formula="of:=IF([.I77]=[.I76];[.K76]+0.01;[.K76]+1.01)" office:value-type="float" office:value="14.71" calcext:value-type="float">
            <text:p>14.7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tart confirmed with contract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formula="of:=VLOOKUP([.B78];[.$M$132:.$N$148];2;0)" office:value-type="float" office:value="17" calcext:value-type="float">
            <text:p>17</text:p>
          </table:table-cell>
          <table:table-cell table:formula="of:=[.I78]&amp;&quot;.&quot;&amp;TEXT([.H78];&quot;00&quot;)" office:value-type="string" office:string-value="17.03" calcext:value-type="string">
            <text:p>17.03</text:p>
          </table:table-cell>
          <table:table-cell table:formula="of:=IF([.I78]=[.I77];[.K77]+0.01;[.K77]+1.01)" office:value-type="float" office:value="14.72" calcext:value-type="float">
            <text:p>14.7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Measure set out and sla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7" calcext:value-type="float">
            <text:p>2.7</text:p>
          </table:table-cell>
          <table:table-cell table:formula="of:=VLOOKUP([.B79];[.$M$132:.$N$148];2;0)" office:value-type="float" office:value="17" calcext:value-type="float">
            <text:p>17</text:p>
          </table:table-cell>
          <table:table-cell table:formula="of:=[.I79]&amp;&quot;.&quot;&amp;TEXT([.H79];&quot;00&quot;)" office:value-type="string" office:string-value="17.03" calcext:value-type="string">
            <text:p>17.03</text:p>
          </table:table-cell>
          <table:table-cell table:formula="of:=IF([.I79]=[.I78];[.K78]+0.01;[.K78]+1.01)" office:value-type="float" office:value="14.73" calcext:value-type="float">
            <text:p>14.7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crete pour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8" calcext:value-type="float">
            <text:p>2.8</text:p>
          </table:table-cell>
          <table:table-cell table:formula="of:=VLOOKUP([.B80];[.$M$132:.$N$148];2;0)" office:value-type="float" office:value="17" calcext:value-type="float">
            <text:p>17</text:p>
          </table:table-cell>
          <table:table-cell table:formula="of:=[.I80]&amp;&quot;.&quot;&amp;TEXT([.H80];&quot;00&quot;)" office:value-type="string" office:string-value="17.03" calcext:value-type="string">
            <text:p>17.03</text:p>
          </table:table-cell>
          <table:table-cell table:formula="of:=IF([.I80]=[.I79];[.K79]+0.01;[.K79]+1.01)" office:value-type="float" office:value="14.74" calcext:value-type="float">
            <text:p>14.7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ask</text:p>
          </table:table-cell>
          <table:table-cell office:value-type="string" calcext:value-type="string">
            <text:p>Advise accounts to invoi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9" calcext:value-type="float">
            <text:p>2.9</text:p>
          </table:table-cell>
          <table:table-cell table:formula="of:=VLOOKUP([.B81];[.$M$132:.$N$148];2;0)" office:value-type="float" office:value="17" calcext:value-type="float">
            <text:p>17</text:p>
          </table:table-cell>
          <table:table-cell table:formula="of:=[.I81]&amp;&quot;.&quot;&amp;TEXT([.H81];&quot;00&quot;)" office:value-type="string" office:string-value="17.03" calcext:value-type="string">
            <text:p>17.03</text:p>
          </table:table-cell>
          <table:table-cell table:formula="of:=IF([.I81]=[.I80];[.K80]+0.01;[.K80]+1.01)" office:value-type="float" office:value="14.75" calcext:value-type="float">
            <text:p>14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lect contractor</text:p>
          </table:table-cell>
          <table:table-cell office:value-type="string" calcext:value-type="string">
            <text:p>Contractor nam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" calcext:value-type="float">
            <text:p>3.1</text:p>
          </table:table-cell>
          <table:table-cell table:formula="of:=VLOOKUP([.B82];[.$M$132:.$N$148];2;0)" office:value-type="float" office:value="18" calcext:value-type="float">
            <text:p>18</text:p>
          </table:table-cell>
          <table:table-cell table:formula="of:=[.I82]&amp;&quot;.&quot;&amp;TEXT([.H82];&quot;00&quot;)" office:value-type="string" office:string-value="18.03" calcext:value-type="string">
            <text:p>18.03</text:p>
          </table:table-cell>
          <table:table-cell table:formula="of:=IF([.I82]=[.I81];[.K81]+0.01;[.K81]+1.01)" office:value-type="float" office:value="15.76" calcext:value-type="float">
            <text:p>15.7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delivery date</text:p>
          </table:table-cell>
          <table:table-cell office:value-type="string" calcext:value-type="string">
            <text:p>Delivery 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5" calcext:value-type="float">
            <text:p>3.15</text:p>
          </table:table-cell>
          <table:table-cell table:formula="of:=VLOOKUP([.B83];[.$M$132:.$N$148];2;0)" office:value-type="float" office:value="18" calcext:value-type="float">
            <text:p>18</text:p>
          </table:table-cell>
          <table:table-cell table:formula="of:=[.I83]&amp;&quot;.&quot;&amp;TEXT([.H83];&quot;00&quot;)" office:value-type="string" office:string-value="18.03" calcext:value-type="string">
            <text:p>18.03</text:p>
          </table:table-cell>
          <table:table-cell table:formula="of:=IF([.I83]=[.I82];[.K82]+0.01;[.K82]+1.01)" office:value-type="float" office:value="15.77" calcext:value-type="float">
            <text:p>15.7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Issue purchase ord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VLOOKUP([.B84];[.$M$132:.$N$148];2;0)" office:value-type="float" office:value="18" calcext:value-type="float">
            <text:p>18</text:p>
          </table:table-cell>
          <table:table-cell table:formula="of:=[.I84]&amp;&quot;.&quot;&amp;TEXT([.H84];&quot;00&quot;)" office:value-type="string" office:string-value="18.03" calcext:value-type="string">
            <text:p>18.03</text:p>
          </table:table-cell>
          <table:table-cell table:formula="of:=IF([.I84]=[.I83];[.K83]+0.01;[.K83]+1.01)" office:value-type="float" office:value="15.78" calcext:value-type="float">
            <text:p>15.7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all up erector - slab pour d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VLOOKUP([.B85];[.$M$132:.$N$148];2;0)" office:value-type="float" office:value="18" calcext:value-type="float">
            <text:p>18</text:p>
          </table:table-cell>
          <table:table-cell table:formula="of:=[.I85]&amp;&quot;.&quot;&amp;TEXT([.H85];&quot;00&quot;)" office:value-type="string" office:string-value="18.03" calcext:value-type="string">
            <text:p>18.03</text:p>
          </table:table-cell>
          <table:table-cell table:formula="of:=IF([.I85]=[.I84];[.K84]+0.01;[.K84]+1.01)" office:value-type="float" office:value="15.79" calcext:value-type="float">
            <text:p>15.7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t start date - 7 days after slab pou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4" calcext:value-type="float">
            <text:p>3.4</text:p>
          </table:table-cell>
          <table:table-cell table:formula="of:=VLOOKUP([.B86];[.$M$132:.$N$148];2;0)" office:value-type="float" office:value="18" calcext:value-type="float">
            <text:p>18</text:p>
          </table:table-cell>
          <table:table-cell table:formula="of:=[.I86]&amp;&quot;.&quot;&amp;TEXT([.H86];&quot;00&quot;)" office:value-type="string" office:string-value="18.03" calcext:value-type="string">
            <text:p>18.03</text:p>
          </table:table-cell>
          <table:table-cell table:formula="of:=IF([.I86]=[.I85];[.K85]+0.01;[.K85]+1.01)" office:value-type="float" office:value="15.8" calcext:value-type="float">
            <text:p>15.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tact home owner to advise erecting commencement da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VLOOKUP([.B87];[.$M$132:.$N$148];2;0)" office:value-type="float" office:value="18" calcext:value-type="float">
            <text:p>18</text:p>
          </table:table-cell>
          <table:table-cell table:formula="of:=[.I87]&amp;&quot;.&quot;&amp;TEXT([.H87];&quot;00&quot;)" office:value-type="string" office:string-value="18.04" calcext:value-type="string">
            <text:p>18.04</text:p>
          </table:table-cell>
          <table:table-cell table:formula="of:=IF([.I87]=[.I86];[.K86]+0.01;[.K86]+1.01)" office:value-type="float" office:value="15.81" calcext:value-type="float">
            <text:p>15.8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tart confirmed with erect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6" calcext:value-type="float">
            <text:p>3.6</text:p>
          </table:table-cell>
          <table:table-cell table:formula="of:=VLOOKUP([.B88];[.$M$132:.$N$148];2;0)" office:value-type="float" office:value="18" calcext:value-type="float">
            <text:p>18</text:p>
          </table:table-cell>
          <table:table-cell table:formula="of:=[.I88]&amp;&quot;.&quot;&amp;TEXT([.H88];&quot;00&quot;)" office:value-type="string" office:string-value="18.04" calcext:value-type="string">
            <text:p>18.04</text:p>
          </table:table-cell>
          <table:table-cell table:formula="of:=IF([.I88]=[.I87];[.K87]+0.01;[.K87]+1.01)" office:value-type="float" office:value="15.82" calcext:value-type="float">
            <text:p>15.8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frame erect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7" calcext:value-type="float">
            <text:p>3.7</text:p>
          </table:table-cell>
          <table:table-cell table:formula="of:=VLOOKUP([.B89];[.$M$132:.$N$148];2;0)" office:value-type="float" office:value="18" calcext:value-type="float">
            <text:p>18</text:p>
          </table:table-cell>
          <table:table-cell table:formula="of:=[.I89]&amp;&quot;.&quot;&amp;TEXT([.H89];&quot;00&quot;)" office:value-type="string" office:string-value="18.04" calcext:value-type="string">
            <text:p>18.04</text:p>
          </table:table-cell>
          <table:table-cell table:formula="of:=IF([.I89]=[.I88];[.K88]+0.01;[.K88]+1.01)" office:value-type="float" office:value="15.83" calcext:value-type="float">
            <text:p>15.8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heck fram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75" calcext:value-type="float">
            <text:p>3.75</text:p>
          </table:table-cell>
          <table:table-cell table:formula="of:=VLOOKUP([.B90];[.$M$132:.$N$148];2;0)" office:value-type="float" office:value="18" calcext:value-type="float">
            <text:p>18</text:p>
          </table:table-cell>
          <table:table-cell table:formula="of:=[.I90]&amp;&quot;.&quot;&amp;TEXT([.H90];&quot;00&quot;)" office:value-type="string" office:string-value="18.04" calcext:value-type="string">
            <text:p>18.04</text:p>
          </table:table-cell>
          <table:table-cell table:formula="of:=IF([.I90]=[.I89];[.K89]+0.01;[.K89]+1.01)" office:value-type="float" office:value="15.84" calcext:value-type="float">
            <text:p>15.8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ask</text:p>
          </table:table-cell>
          <table:table-cell office:value-type="string" calcext:value-type="string">
            <text:p>Advise accounts to Invoice fram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8" calcext:value-type="float">
            <text:p>3.8</text:p>
          </table:table-cell>
          <table:table-cell table:formula="of:=VLOOKUP([.B91];[.$M$132:.$N$148];2;0)" office:value-type="float" office:value="18" calcext:value-type="float">
            <text:p>18</text:p>
          </table:table-cell>
          <table:table-cell table:formula="of:=[.I91]&amp;&quot;.&quot;&amp;TEXT([.H91];&quot;00&quot;)" office:value-type="string" office:string-value="18.04" calcext:value-type="string">
            <text:p>18.04</text:p>
          </table:table-cell>
          <table:table-cell table:formula="of:=IF([.I91]=[.I90];[.K90]+0.01;[.K90]+1.01)" office:value-type="float" office:value="15.85" calcext:value-type="float">
            <text:p>15.8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cladding comple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85" calcext:value-type="float">
            <text:p>3.85</text:p>
          </table:table-cell>
          <table:table-cell table:formula="of:=VLOOKUP([.B92];[.$M$132:.$N$148];2;0)" office:value-type="float" office:value="18" calcext:value-type="float">
            <text:p>18</text:p>
          </table:table-cell>
          <table:table-cell table:formula="of:=[.I92]&amp;&quot;.&quot;&amp;TEXT([.H92];&quot;00&quot;)" office:value-type="string" office:string-value="18.04" calcext:value-type="string">
            <text:p>18.04</text:p>
          </table:table-cell>
          <table:table-cell table:formula="of:=IF([.I92]=[.I91];[.K91]+0.01;[.K91]+1.01)" office:value-type="float" office:value="15.86" calcext:value-type="float">
            <text:p>15.8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heck claddin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9" calcext:value-type="float">
            <text:p>3.9</text:p>
          </table:table-cell>
          <table:table-cell table:formula="of:=VLOOKUP([.B93];[.$M$132:.$N$148];2;0)" office:value-type="float" office:value="18" calcext:value-type="float">
            <text:p>18</text:p>
          </table:table-cell>
          <table:table-cell table:formula="of:=[.I93]&amp;&quot;.&quot;&amp;TEXT([.H93];&quot;00&quot;)" office:value-type="string" office:string-value="18.04" calcext:value-type="string">
            <text:p>18.04</text:p>
          </table:table-cell>
          <table:table-cell table:formula="of:=IF([.I93]=[.I92];[.K92]+0.01;[.K92]+1.01)" office:value-type="float" office:value="15.87" calcext:value-type="float">
            <text:p>15.8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ask</text:p>
          </table:table-cell>
          <table:table-cell office:value-type="string" calcext:value-type="string">
            <text:p>Advise accounts to invoi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95" calcext:value-type="float">
            <text:p>3.95</text:p>
          </table:table-cell>
          <table:table-cell table:formula="of:=VLOOKUP([.B94];[.$M$132:.$N$148];2;0)" office:value-type="float" office:value="18" calcext:value-type="float">
            <text:p>18</text:p>
          </table:table-cell>
          <table:table-cell table:formula="of:=[.I94]&amp;&quot;.&quot;&amp;TEXT([.H94];&quot;00&quot;)" office:value-type="string" office:string-value="18.04" calcext:value-type="string">
            <text:p>18.04</text:p>
          </table:table-cell>
          <table:table-cell table:formula="of:=IF([.I94]=[.I93];[.K93]+0.01;[.K93]+1.01)" office:value-type="float" office:value="15.88" calcext:value-type="float">
            <text:p>15.8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Establish stormwater connection poi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1" calcext:value-type="float">
            <text:p>4.1</text:p>
          </table:table-cell>
          <table:table-cell table:formula="of:=VLOOKUP([.B95];[.$M$132:.$N$148];2;0)" office:value-type="float" office:value="19" calcext:value-type="float">
            <text:p>19</text:p>
          </table:table-cell>
          <table:table-cell table:formula="of:=[.I95]&amp;&quot;.&quot;&amp;TEXT([.H95];&quot;00&quot;)" office:value-type="string" office:string-value="19.04" calcext:value-type="string">
            <text:p>19.04</text:p>
          </table:table-cell>
          <table:table-cell table:formula="of:=IF([.I95]=[.I94];[.K94]+0.01;[.K94]+1.01)" office:value-type="float" office:value="16.89" calcext:value-type="float">
            <text:p>16.8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lect plumb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2" calcext:value-type="float">
            <text:p>4.2</text:p>
          </table:table-cell>
          <table:table-cell table:formula="of:=VLOOKUP([.B96];[.$M$132:.$N$148];2;0)" office:value-type="float" office:value="19" calcext:value-type="float">
            <text:p>19</text:p>
          </table:table-cell>
          <table:table-cell table:formula="of:=[.I96]&amp;&quot;.&quot;&amp;TEXT([.H96];&quot;00&quot;)" office:value-type="string" office:string-value="19.04" calcext:value-type="string">
            <text:p>19.04</text:p>
          </table:table-cell>
          <table:table-cell table:formula="of:=IF([.I96]=[.I95];[.K95]+0.01;[.K95]+1.01)" office:value-type="float" office:value="16.9" calcext:value-type="float">
            <text:p>16.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ook trench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3" calcext:value-type="float">
            <text:p>4.3</text:p>
          </table:table-cell>
          <table:table-cell table:formula="of:=VLOOKUP([.B97];[.$M$132:.$N$148];2;0)" office:value-type="float" office:value="19" calcext:value-type="float">
            <text:p>19</text:p>
          </table:table-cell>
          <table:table-cell table:formula="of:=[.I97]&amp;&quot;.&quot;&amp;TEXT([.H97];&quot;00&quot;)" office:value-type="string" office:string-value="19.04" calcext:value-type="string">
            <text:p>19.04</text:p>
          </table:table-cell>
          <table:table-cell table:formula="of:=IF([.I97]=[.I96];[.K96]+0.01;[.K96]+1.01)" office:value-type="float" office:value="16.91" calcext:value-type="float">
            <text:p>16.9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Issue Purchase order for plumb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4" calcext:value-type="float">
            <text:p>4.4</text:p>
          </table:table-cell>
          <table:table-cell table:formula="of:=VLOOKUP([.B98];[.$M$132:.$N$148];2;0)" office:value-type="float" office:value="19" calcext:value-type="float">
            <text:p>19</text:p>
          </table:table-cell>
          <table:table-cell table:formula="of:=[.I98]&amp;&quot;.&quot;&amp;TEXT([.H98];&quot;00&quot;)" office:value-type="string" office:string-value="19.04" calcext:value-type="string">
            <text:p>19.04</text:p>
          </table:table-cell>
          <table:table-cell table:formula="of:=IF([.I98]=[.I97];[.K97]+0.01;[.K97]+1.01)" office:value-type="float" office:value="16.92" calcext:value-type="float">
            <text:p>16.9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trenching day set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VLOOKUP([.B99];[.$M$132:.$N$148];2;0)" office:value-type="float" office:value="19" calcext:value-type="float">
            <text:p>19</text:p>
          </table:table-cell>
          <table:table-cell table:formula="of:=[.I99]&amp;&quot;.&quot;&amp;TEXT([.H99];&quot;00&quot;)" office:value-type="string" office:string-value="19.05" calcext:value-type="string">
            <text:p>19.05</text:p>
          </table:table-cell>
          <table:table-cell table:formula="of:=IF([.I99]=[.I98];[.K98]+0.01;[.K98]+1.01)" office:value-type="float" office:value="16.93" calcext:value-type="float">
            <text:p>16.93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plumber booked to start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6" calcext:value-type="float">
            <text:p>4.6</text:p>
          </table:table-cell>
          <table:table-cell table:formula="of:=VLOOKUP([.B100];[.$M$132:.$N$148];2;0)" office:value-type="float" office:value="19" calcext:value-type="float">
            <text:p>19</text:p>
          </table:table-cell>
          <table:table-cell table:formula="of:=[.I100]&amp;&quot;.&quot;&amp;TEXT([.H100];&quot;00&quot;)" office:value-type="string" office:string-value="19.05" calcext:value-type="string">
            <text:p>19.05</text:p>
          </table:table-cell>
          <table:table-cell table:formula="of:=IF([.I100]=[.I99];[.K99]+0.01;[.K99]+1.01)" office:value-type="float" office:value="16.94" calcext:value-type="float">
            <text:p>16.9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trenching d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65" calcext:value-type="float">
            <text:p>4.65</text:p>
          </table:table-cell>
          <table:table-cell table:formula="of:=VLOOKUP([.B101];[.$M$132:.$N$148];2;0)" office:value-type="float" office:value="19" calcext:value-type="float">
            <text:p>19</text:p>
          </table:table-cell>
          <table:table-cell table:formula="of:=[.I101]&amp;&quot;.&quot;&amp;TEXT([.H101];&quot;00&quot;)" office:value-type="string" office:string-value="19.05" calcext:value-type="string">
            <text:p>19.05</text:p>
          </table:table-cell>
          <table:table-cell table:formula="of:=IF([.I101]=[.I100];[.K100]+0.01;[.K100]+1.01)" office:value-type="float" office:value="16.95" calcext:value-type="float">
            <text:p>16.95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plumber start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7" calcext:value-type="float">
            <text:p>4.7</text:p>
          </table:table-cell>
          <table:table-cell table:formula="of:=VLOOKUP([.B102];[.$M$132:.$N$148];2;0)" office:value-type="float" office:value="19" calcext:value-type="float">
            <text:p>19</text:p>
          </table:table-cell>
          <table:table-cell table:formula="of:=[.I102]&amp;&quot;.&quot;&amp;TEXT([.H102];&quot;00&quot;)" office:value-type="string" office:string-value="19.05" calcext:value-type="string">
            <text:p>19.05</text:p>
          </table:table-cell>
          <table:table-cell table:formula="of:=IF([.I102]=[.I101];[.K101]+0.01;[.K101]+1.01)" office:value-type="float" office:value="16.96" calcext:value-type="float">
            <text:p>16.96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stormwater install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75" calcext:value-type="float">
            <text:p>4.75</text:p>
          </table:table-cell>
          <table:table-cell table:formula="of:=VLOOKUP([.B103];[.$M$132:.$N$148];2;0)" office:value-type="float" office:value="19" calcext:value-type="float">
            <text:p>19</text:p>
          </table:table-cell>
          <table:table-cell table:formula="of:=[.I103]&amp;&quot;.&quot;&amp;TEXT([.H103];&quot;00&quot;)" office:value-type="string" office:string-value="19.05" calcext:value-type="string">
            <text:p>19.05</text:p>
          </table:table-cell>
          <table:table-cell table:formula="of:=IF([.I103]=[.I102];[.K102]+0.01;[.K102]+1.01)" office:value-type="float" office:value="16.97" calcext:value-type="float">
            <text:p>16.97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ask</text:p>
          </table:table-cell>
          <table:table-cell office:value-type="string" calcext:value-type="string">
            <text:p>Book final inspection by building survey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8" calcext:value-type="float">
            <text:p>4.8</text:p>
          </table:table-cell>
          <table:table-cell table:formula="of:=VLOOKUP([.B104];[.$M$132:.$N$148];2;0)" office:value-type="float" office:value="19" calcext:value-type="float">
            <text:p>19</text:p>
          </table:table-cell>
          <table:table-cell table:formula="of:=[.I104]&amp;&quot;.&quot;&amp;TEXT([.H104];&quot;00&quot;)" office:value-type="string" office:string-value="19.05" calcext:value-type="string">
            <text:p>19.05</text:p>
          </table:table-cell>
          <table:table-cell table:formula="of:=IF([.I104]=[.I103];[.K103]+0.01;[.K103]+1.01)" office:value-type="float" office:value="16.98" calcext:value-type="float">
            <text:p>16.98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ask</text:p>
          </table:table-cell>
          <table:table-cell office:value-type="string" calcext:value-type="string">
            <text:p>Confirm final certificate is issu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85" calcext:value-type="float">
            <text:p>4.85</text:p>
          </table:table-cell>
          <table:table-cell table:formula="of:=VLOOKUP([.B105];[.$M$132:.$N$148];2;0)" office:value-type="float" office:value="19" calcext:value-type="float">
            <text:p>19</text:p>
          </table:table-cell>
          <table:table-cell table:formula="of:=[.I105]&amp;&quot;.&quot;&amp;TEXT([.H105];&quot;00&quot;)" office:value-type="string" office:string-value="19.05" calcext:value-type="string">
            <text:p>19.05</text:p>
          </table:table-cell>
          <table:table-cell table:formula="of:=IF([.I105]=[.I104];[.K104]+0.01;[.K104]+1.01)" office:value-type="float" office:value="16.99" calcext:value-type="float">
            <text:p>16.99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ask</text:p>
          </table:table-cell>
          <table:table-cell office:value-type="string" calcext:value-type="string">
            <text:p>Advise accounts to invoi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VLOOKUP([.B106];[.$M$132:.$N$148];2;0)" office:value-type="float" office:value="19" calcext:value-type="float">
            <text:p>19</text:p>
          </table:table-cell>
          <table:table-cell table:formula="of:=[.I106]&amp;&quot;.&quot;&amp;TEXT([.H106];&quot;00&quot;)" office:value-type="string" office:string-value="19.05" calcext:value-type="string">
            <text:p>19.05</text:p>
          </table:table-cell>
          <table:table-cell table:formula="of:=IF([.I106]=[.I105];[.K105]+0.01;[.K105]+1.01)" office:value-type="float" office:value="17" calcext:value-type="float">
            <text:p>17</text:p>
          </table:table-cell>
          <table:table-cell table:number-columns-repeated="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role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display_text</text:p>
          </table:table-cell>
          <table:table-cell office:value-type="string" calcext:value-type="string">
            <text:p>free_text</text:p>
          </table:table-cell>
          <table:table-cell office:value-type="string" calcext:value-type="string">
            <text:p>antecedent_array</text:p>
          </table:table-cell>
          <table:table-cell office:value-type="string" calcext:value-type="string">
            <text:p>decendant_array</text:p>
          </table:table-cell>
          <table:table-cell office:value-type="string" calcext:value-type="string">
            <text:p>reminder_id</text:p>
          </table:table-cell>
          <table:table-cell office:value-type="string" calcext:value-type="string">
            <text:p>change_log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SQL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Quotes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eeling good quotes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re Deposit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posit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re-Permit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ocument Preparation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anning Permit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uilding Permit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wner doing own Permit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it ordered into Production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it Delivery date set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ite Appraisal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act Preparation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creting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recting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lumbing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role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display_text</text:p>
          </table:table-cell>
          <table:table-cell office:value-type="string" calcext:value-type="string">
            <text:p>free_text</text:p>
          </table:table-cell>
          <table:table-cell office:value-type="string" calcext:value-type="string">
            <text:p>antecedent_array</text:p>
          </table:table-cell>
          <table:table-cell office:value-type="string" calcext:value-type="string">
            <text:p>decendant_array</text:p>
          </table:table-cell>
          <table:table-cell office:value-type="string" calcext:value-type="string">
            <text:p>reminder_id</text:p>
          </table:table-cell>
          <table:table-cell office:value-type="string" calcext:value-type="string">
            <text:p>change_log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rt_order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Quot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eling good quote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e Deposi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posi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e-Permi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ocument Preparatio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lanning Permi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uilding Permi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wner doing own Permi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it ordered into Productio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it Delivery date se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ite Apprais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act Prepar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.5" calcext:value-type="float">
            <text:p>16.5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16.5" calcext:value-type="float">
            <text:p>16.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creting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rect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lumb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role_id</text:p>
          </table:table-cell>
          <table:table-cell table:style-name="ce1" office:value-type="string" calcext:value-type="string">
            <text:p>product_id</text:p>
          </table:table-cell>
          <table:table-cell table:style-name="ce1" office:value-type="string" calcext:value-type="string">
            <text:p>display_text</text:p>
          </table:table-cell>
          <table:table-cell table:style-name="ce1" office:value-type="string" calcext:value-type="string">
            <text:p>free_text</text:p>
          </table:table-cell>
          <table:table-cell table:style-name="ce1" office:value-type="string" calcext:value-type="string">
            <text:p>antecedent_array</text:p>
          </table:table-cell>
          <table:table-cell table:style-name="ce1" office:value-type="string" calcext:value-type="string">
            <text:p>decendant_array</text:p>
          </table:table-cell>
          <table:table-cell table:style-name="ce1" office:value-type="string" calcext:value-type="string">
            <text:p>reminder_id</text:p>
          </table:table-cell>
          <table:table-cell table:style-name="ce1" office:value-type="string" calcext:value-type="string">
            <text:p>change_log</text:p>
          </table:table-cell>
          <table:table-cell table:style-name="ce1" office:value-type="string" calcext:value-type="string">
            <text:p>sort_order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ewSort</text:p>
          </table:table-cell>
          <table:table-cell table:style-name="ce1" office:value-type="string" calcext:value-type="string">
            <text:p>SQL</text:p>
          </table:table-cell>
          <table:table-cell table:style-name="ce1" office:value-type="string" calcext:value-type="string">
            <text:p>ID</text:p>
          </table:table-cell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owned_by</text:p>
          </table:table-cell>
          <table:table-cell table:style-name="ce2" table:number-columns-repeated="2"/>
          <table:table-cell table:style-name="ce2" office:value-type="string" calcext:value-type="string">
            <text:p>display_text</text:p>
          </table:table-cell>
          <table:table-cell table:style-name="ce2" office:value-type="string" calcext:value-type="string">
            <text:p>free_text</text:p>
          </table:table-cell>
          <table:table-cell table:style-name="ce1" office:value-type="string" calcext:value-type="string">
            <text:p>antecedent_array</text:p>
          </table:table-cell>
          <table:table-cell table:style-name="ce1" office:value-type="string" calcext:value-type="string">
            <text:p>decendant_array</text:p>
          </table:table-cell>
          <table:table-cell table:style-name="ce2"/>
          <table:table-cell table:style-name="ce2" office:value-type="string" calcext:value-type="string">
            <text:p>change_log</text:p>
          </table:table-cell>
          <table:table-cell table:style-name="ce2" office:value-type="string" calcext:value-type="string">
            <text:p>sort_order</text:p>
          </table:table-cell>
          <table:table-cell table:style-name="ce2" office:value-type="string" calcext:value-type="string">
            <text:p>tier</text:p>
          </table:table-cell>
          <table:table-cell table:style-name="ce2" office:value-type="string" calcext:value-type="string">
            <text:p>SQL</text:p>
          </table:table-cell>
          <table:table-cell table:style-name="ce2" office:value-type="string" calcext:value-type="string">
            <text:p>SQL2</text:p>
          </table:table-cell>
          <table:table-cell table:style-name="ce2" office:value-type="string" calcext:value-type="string">
            <text:p>newSort</text:p>
          </table:table-cell>
          <table:table-cell table:style-name="ce2" office:value-type="string" calcext:value-type="string">
            <text:p>SQL</text:p>
          </table:table-cell>
          <table:table-cell table:style-name="ce2" office:value-type="string" calcext:value-type="string">
            <text:p>ID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otes</text:p>
          </table:table-cell>
          <table:table-cell table:style-name="ce1"/>
          <table:table-cell table:style-name="ce1" office:value-type="string" calcext:value-type="string">
            <text:p>null</text:p>
          </table:table-cell>
          <table:table-cell table:style-name="ce1" table:formula="of:=[.Q167]" office:value-type="float" office:value="389" calcext:value-type="float">
            <text:p>38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formula="of:=&quot;INSERT INTO public.job_templates(id, product_id, display_text, antecedent_array, decendant_array, sort_order, tier) VALUES (&quot;&amp;[.Q158]&amp;&quot;, 3, '&quot;&amp;[.E158]&amp;&quot;', ?, ?, ?);&quot;" office:value-type="string" office:string-value="INSERT INTO public.job_templates(id, product_id, display_text, antecedent_array, decendant_array, sort_order, tier) VALUES (380, 3, 'Quotes', ?, ?, ?);" calcext:value-type="string">
            <text:p>INSERT INTO public.job_templates(id, product_id, display_text, antecedent_array, decendant_array, sort_order, tier) VALUES (380, 3, 'Quotes', ?, ?, ?);</text:p>
          </table:table-cell>
          <table:table-cell office:value-type="float" office:value="380" calcext:value-type="float">
            <text:p>380</text:p>
          </table:table-cell>
          <table:table-cell table:formula="of:=&quot;INSERT INTO public.job_templates(sort_order, tier, product_id, reminder_id, antecedent_array, decendant_array, id, user_id, display_text) VALUES ('&quot;&amp;TEXT([.O158];&quot;0.00&quot;)&amp;&quot;', '&quot;&amp;[.L158]&amp;&quot;', 4, 1, &quot;&amp;[.G158]&amp;&quot;, &quot;&amp;[.H158]&amp;&quot;, &quot;&amp;[.Q158]&amp;&quot;, &quot;&amp;[.B158]&amp;&quot;, '&quot;&amp;[.E158]&amp;&quot;');&quot;" office:value-type="string" office:string-value="INSERT INTO public.job_templates(sort_order, tier, product_id, reminder_id, antecedent_array, decendant_array, id, user_id, display_text) VALUES ('1.00', '500', 4, 1, null, 389, 380, 1, 'Quotes');" calcext:value-type="string">
            <text:p>INSERT INTO public.job_templates(sort_order, tier, product_id, reminder_id, antecedent_array, decendant_array, id, user_id, display_text) VALUES ('1.00', '500', 4, 1, null, 389, 380, 1, 'Quotes');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uote sent date</text:p>
          </table:table-cell>
          <table:table-cell table:style-name="ce2"/>
          <table:table-cell table:formula="of:=[.Q158]" office:value-type="float" office:value="380" calcext:value-type="float">
            <text:p>380</text:p>
          </table:table-cell>
          <table:table-cell table:formula="of:=[.Q160]" office:value-type="float" office:value="382" calcext:value-type="float">
            <text:p>38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1</text:p>
          </table:table-cell>
          <table:table-cell table:style-name="ce2" office:value-type="float" office:value="1.01" calcext:value-type="float">
            <text:p>1.01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&quot;INSERT INTO public.job_templates(sort_order, tier, product_id, reminder_id, antecedent_array, decendant_array, id, user_id, display_text) VALUES ('&quot;&amp;TEXT([.O159];&quot;0.00&quot;)&amp;&quot;', '&quot;&amp;[.L159]&amp;&quot;', 4, 1, &quot;&amp;[.G159]&amp;&quot;, &quot;&amp;[.H159]&amp;&quot;, &quot;&amp;[.Q159]&amp;&quot;, &quot;&amp;[.B159]&amp;&quot;, '&quot;&amp;[.E159]&amp;&quot;');&quot;" office:value-type="string" office:string-value="INSERT INTO public.job_templates(sort_order, tier, product_id, reminder_id, antecedent_array, decendant_array, id, user_id, display_text) VALUES ('1.01', '501', 4, 1, 380, 382, 381, 1, 'Quote sent date');" calcext:value-type="string">
            <text:p>INSERT INTO public.job_templates(sort_order, tier, product_id, reminder_id, antecedent_array, decendant_array, id, user_id, display_text) VALUES ('1.01', '501', 4, 1, 380, 382, 381, 1, 'Quote sent date');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 day follow up – received quote check</text:p>
          </table:table-cell>
          <table:table-cell table:style-name="ce2"/>
          <table:table-cell table:formula="of:=[.Q159]" office:value-type="float" office:value="381" calcext:value-type="float">
            <text:p>381</text:p>
          </table:table-cell>
          <table:table-cell table:formula="of:=[.Q161]" office:value-type="float" office:value="383" calcext:value-type="float">
            <text:p>38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2</text:p>
          </table:table-cell>
          <table:table-cell table:style-name="ce2" office:value-type="float" office:value="1.02" calcext:value-type="float">
            <text:p>1.02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&quot;INSERT INTO public.job_templates(sort_order, tier, product_id, reminder_id, antecedent_array, decendant_array, id, user_id, display_text) VALUES ('&quot;&amp;TEXT([.O160];&quot;0.00&quot;)&amp;&quot;', '&quot;&amp;[.L160]&amp;&quot;', 4, 1, &quot;&amp;[.G160]&amp;&quot;, &quot;&amp;[.H160]&amp;&quot;, &quot;&amp;[.Q160]&amp;&quot;, &quot;&amp;[.B160]&amp;&quot;, '&quot;&amp;[.E160]&amp;&quot;');&quot;" office:value-type="string" office:string-value="INSERT INTO public.job_templates(sort_order, tier, product_id, reminder_id, antecedent_array, decendant_array, id, user_id, display_text) VALUES ('1.02', '501', 4, 1, 381, 383, 382, 1, '3 day follow up – received quote check');" calcext:value-type="string">
            <text:p>INSERT INTO public.job_templates(sort_order, tier, product_id, reminder_id, antecedent_array, decendant_array, id, user_id, display_text) VALUES ('1.02', '501', 4, 1, 381, 383, 382, 1, '3 day follow up – received quote check');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te visit requested</text:p>
          </table:table-cell>
          <table:table-cell table:style-name="ce2"/>
          <table:table-cell table:formula="of:=[.Q160]" office:value-type="float" office:value="382" calcext:value-type="float">
            <text:p>382</text:p>
          </table:table-cell>
          <table:table-cell table:formula="of:=[.Q162]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3</text:p>
          </table:table-cell>
          <table:table-cell table:style-name="ce2" office:value-type="float" office:value="1.03" calcext:value-type="float">
            <text:p>1.03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&quot;INSERT INTO public.job_templates(sort_order, tier, product_id, reminder_id, antecedent_array, decendant_array, id, user_id, display_text) VALUES ('&quot;&amp;TEXT([.O161];&quot;0.00&quot;)&amp;&quot;', '&quot;&amp;[.L161]&amp;&quot;', 4, 1, &quot;&amp;[.G161]&amp;&quot;, &quot;&amp;[.H161]&amp;&quot;, &quot;&amp;[.Q161]&amp;&quot;, &quot;&amp;[.B161]&amp;&quot;, '&quot;&amp;[.E161]&amp;&quot;');&quot;" office:value-type="string" office:string-value="INSERT INTO public.job_templates(sort_order, tier, product_id, reminder_id, antecedent_array, decendant_array, id, user_id, display_text) VALUES ('1.03', '501', 4, 1, 382, 384, 383, 1, 'Site visit requested');" calcext:value-type="string">
            <text:p>INSERT INTO public.job_templates(sort_order, tier, product_id, reminder_id, antecedent_array, decendant_array, id, user_id, display_text) VALUES ('1.03', '501', 4, 1, 382, 384, 383, 1, 'Site visit requested');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4 days later follow up</text:p>
          </table:table-cell>
          <table:table-cell table:style-name="ce2"/>
          <table:table-cell table:formula="of:=[.Q161]" office:value-type="float" office:value="383" calcext:value-type="float">
            <text:p>383</text:p>
          </table:table-cell>
          <table:table-cell table:formula="of:=[.Q163]" office:value-type="float" office:value="385" calcext:value-type="float">
            <text:p>38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4</text:p>
          </table:table-cell>
          <table:table-cell table:style-name="ce2" office:value-type="float" office:value="1.04" calcext:value-type="float">
            <text:p>1.04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&quot;INSERT INTO public.job_templates(sort_order, tier, product_id, reminder_id, antecedent_array, decendant_array, id, user_id, display_text) VALUES ('&quot;&amp;TEXT([.O162];&quot;0.00&quot;)&amp;&quot;', '&quot;&amp;[.L162]&amp;&quot;', 4, 1, &quot;&amp;[.G162]&amp;&quot;, &quot;&amp;[.H162]&amp;&quot;, &quot;&amp;[.Q162]&amp;&quot;, &quot;&amp;[.B162]&amp;&quot;, '&quot;&amp;[.E162]&amp;&quot;');&quot;" office:value-type="string" office:string-value="INSERT INTO public.job_templates(sort_order, tier, product_id, reminder_id, antecedent_array, decendant_array, id, user_id, display_text) VALUES ('1.04', '501', 4, 1, 383, 385, 384, 1, '14 days later follow up');" calcext:value-type="string">
            <text:p>INSERT INTO public.job_templates(sort_order, tier, product_id, reminder_id, antecedent_array, decendant_array, id, user_id, display_text) VALUES ('1.04', '501', 4, 1, 383, 385, 384, 1, '14 days later follow up');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1 days later follow up</text:p>
          </table:table-cell>
          <table:table-cell table:style-name="ce2"/>
          <table:table-cell table:formula="of:=[.Q162]" office:value-type="float" office:value="384" calcext:value-type="float">
            <text:p>384</text:p>
          </table:table-cell>
          <table:table-cell table:formula="of:=[.Q164]"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5</text:p>
          </table:table-cell>
          <table:table-cell table:style-name="ce2" office:value-type="float" office:value="1.05" calcext:value-type="float">
            <text:p>1.05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&quot;INSERT INTO public.job_templates(sort_order, tier, product_id, reminder_id, antecedent_array, decendant_array, id, user_id, display_text) VALUES ('&quot;&amp;TEXT([.O163];&quot;0.00&quot;)&amp;&quot;', '&quot;&amp;[.L163]&amp;&quot;', 4, 1, &quot;&amp;[.G163]&amp;&quot;, &quot;&amp;[.H163]&amp;&quot;, &quot;&amp;[.Q163]&amp;&quot;, &quot;&amp;[.B163]&amp;&quot;, '&quot;&amp;[.E163]&amp;&quot;');&quot;" office:value-type="string" office:string-value="INSERT INTO public.job_templates(sort_order, tier, product_id, reminder_id, antecedent_array, decendant_array, id, user_id, display_text) VALUES ('1.05', '501', 4, 1, 384, 386, 385, 1, '21 days later follow up');" calcext:value-type="string">
            <text:p>INSERT INTO public.job_templates(sort_order, tier, product_id, reminder_id, antecedent_array, decendant_array, id, user_id, display_text) VALUES ('1.05', '501', 4, 1, 384, 386, 385, 1, '21 days later follow up');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nthly thereafter follow up (1)</text:p>
          </table:table-cell>
          <table:table-cell table:style-name="ce2"/>
          <table:table-cell table:formula="of:=[.Q163]" office:value-type="float" office:value="385" calcext:value-type="float">
            <text:p>385</text:p>
          </table:table-cell>
          <table:table-cell table:formula="of:=[.Q165]" office:value-type="float" office:value="387" calcext:value-type="float">
            <text:p>38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6</text:p>
          </table:table-cell>
          <table:table-cell table:style-name="ce2" office:value-type="float" office:value="1.06" calcext:value-type="float">
            <text:p>1.06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&quot;INSERT INTO public.job_templates(sort_order, tier, product_id, reminder_id, antecedent_array, decendant_array, id, user_id, display_text) VALUES ('&quot;&amp;TEXT([.O164];&quot;0.00&quot;)&amp;&quot;', '&quot;&amp;[.L164]&amp;&quot;', 4, 1, &quot;&amp;[.G164]&amp;&quot;, &quot;&amp;[.H164]&amp;&quot;, &quot;&amp;[.Q164]&amp;&quot;, &quot;&amp;[.B164]&amp;&quot;, '&quot;&amp;[.E164]&amp;&quot;');&quot;" office:value-type="string" office:string-value="INSERT INTO public.job_templates(sort_order, tier, product_id, reminder_id, antecedent_array, decendant_array, id, user_id, display_text) VALUES ('1.06', '501', 4, 1, 385, 387, 386, 1, 'Monthly thereafter follow up (1)');" calcext:value-type="string">
            <text:p>INSERT INTO public.job_templates(sort_order, tier, product_id, reminder_id, antecedent_array, decendant_array, id, user_id, display_text) VALUES ('1.06', '501', 4, 1, 385, 387, 386, 1, 'Monthly thereafter follow up (1)');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nthly thereafter follow up (2)</text:p>
          </table:table-cell>
          <table:table-cell table:style-name="ce2"/>
          <table:table-cell table:formula="of:=[.Q164]" office:value-type="float" office:value="386" calcext:value-type="float">
            <text:p>386</text:p>
          </table:table-cell>
          <table:table-cell table:formula="of:=[.Q166]" office:value-type="float" office:value="388" calcext:value-type="float">
            <text:p>38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6</text:p>
          </table:table-cell>
          <table:table-cell table:style-name="ce2" office:value-type="float" office:value="1.07" calcext:value-type="float">
            <text:p>1.07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&quot;INSERT INTO public.job_templates(sort_order, tier, product_id, reminder_id, antecedent_array, decendant_array, id, user_id, display_text) VALUES ('&quot;&amp;TEXT([.O165];&quot;0.00&quot;)&amp;&quot;', '&quot;&amp;[.L165]&amp;&quot;', 4, 1, &quot;&amp;[.G165]&amp;&quot;, &quot;&amp;[.H165]&amp;&quot;, &quot;&amp;[.Q165]&amp;&quot;, &quot;&amp;[.B165]&amp;&quot;, '&quot;&amp;[.E165]&amp;&quot;');&quot;" office:value-type="string" office:string-value="INSERT INTO public.job_templates(sort_order, tier, product_id, reminder_id, antecedent_array, decendant_array, id, user_id, display_text) VALUES ('1.07', '501', 4, 1, 386, 388, 387, 1, 'Monthly thereafter follow up (2)');" calcext:value-type="string">
            <text:p>INSERT INTO public.job_templates(sort_order, tier, product_id, reminder_id, antecedent_array, decendant_array, id, user_id, display_text) VALUES ('1.07', '501', 4, 1, 386, 388, 387, 1, 'Monthly thereafter follow up (2)');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al Monthly follow up</text:p>
          </table:table-cell>
          <table:table-cell table:style-name="ce2"/>
          <table:table-cell table:formula="of:=[.Q165]" office:value-type="float" office:value="387" calcext:value-type="float">
            <text:p>387</text:p>
          </table:table-cell>
          <table:table-cell table:formula="of:=[.Q168]" office:value-type="float" office:value="390" calcext:value-type="float">
            <text:p>39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6</text:p>
          </table:table-cell>
          <table:table-cell table:style-name="ce2" office:value-type="float" office:value="1.08" calcext:value-type="float">
            <text:p>1.08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&quot;INSERT INTO public.job_templates(sort_order, tier, product_id, reminder_id, antecedent_array, decendant_array, id, user_id, display_text) VALUES ('&quot;&amp;TEXT([.O166];&quot;0.00&quot;)&amp;&quot;', '&quot;&amp;[.L166]&amp;&quot;', 4, 1, &quot;&amp;[.G166]&amp;&quot;, &quot;&amp;[.H166]&amp;&quot;, &quot;&amp;[.Q166]&amp;&quot;, &quot;&amp;[.B166]&amp;&quot;, '&quot;&amp;[.E166]&amp;&quot;');&quot;" office:value-type="string" office:string-value="INSERT INTO public.job_templates(sort_order, tier, product_id, reminder_id, antecedent_array, decendant_array, id, user_id, display_text) VALUES ('1.08', '501', 4, 1, 387, 390, 388, 1, 'Final Monthly follow up');" calcext:value-type="string">
            <text:p>INSERT INTO public.job_templates(sort_order, tier, product_id, reminder_id, antecedent_array, decendant_array, id, user_id, display_text) VALUES ('1.08', '501', 4, 1, 387, 390, 388, 1, 'Final Monthly follow up');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eeling good quotes</text:p>
          </table:table-cell>
          <table:table-cell table:style-name="ce1"/>
          <table:table-cell table:style-name="ce1" table:formula="of:=[.Q158]" office:value-type="float" office:value="380" calcext:value-type="float">
            <text:p>380</text:p>
          </table:table-cell>
          <table:table-cell table:style-name="ce1" table:formula="of:=[.Q170]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&quot;INSERT INTO public.job_templates(sort_order, tier, product_id, reminder_id, antecedent_array, decendant_array, id, user_id, display_text) VALUES ('&quot;&amp;TEXT([.O167];&quot;0.00&quot;)&amp;&quot;', '&quot;&amp;[.L167]&amp;&quot;', 4, 1, &quot;&amp;[.G167]&amp;&quot;, &quot;&amp;[.H167]&amp;&quot;, &quot;&amp;[.Q167]&amp;&quot;, &quot;&amp;[.B167]&amp;&quot;, '&quot;&amp;[.E167]&amp;&quot;');&quot;" office:value-type="string" office:string-value="INSERT INTO public.job_templates(sort_order, tier, product_id, reminder_id, antecedent_array, decendant_array, id, user_id, display_text) VALUES ('2.00', '500', 4, 1, 380, 392, 389, 12, 'Feeling good quotes');" calcext:value-type="string">
            <text:p>INSERT INTO public.job_templates(sort_order, tier, product_id, reminder_id, antecedent_array, decendant_array, id, user_id, display_text) VALUES ('2.00', '500', 4, 1, 380, 392, 389, 12, 'Feeling good quotes');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t follow up date</text:p>
          </table:table-cell>
          <table:table-cell table:style-name="ce2"/>
          <table:table-cell table:formula="of:=[.Q167]" office:value-type="float" office:value="389" calcext:value-type="float">
            <text:p>389</text:p>
          </table:table-cell>
          <table:table-cell table:formula="of:=[.Q169]" office:value-type="float" office:value="391" calcext:value-type="float">
            <text:p>39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.01</text:p>
          </table:table-cell>
          <table:table-cell table:style-name="ce2" office:value-type="float" office:value="2.09" calcext:value-type="float">
            <text:p>2.0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&quot;INSERT INTO public.job_templates(sort_order, tier, product_id, reminder_id, antecedent_array, decendant_array, id, user_id, display_text) VALUES ('&quot;&amp;TEXT([.O168];&quot;0.00&quot;)&amp;&quot;', '&quot;&amp;[.L168]&amp;&quot;', 4, 1, &quot;&amp;[.G168]&amp;&quot;, &quot;&amp;[.H168]&amp;&quot;, &quot;&amp;[.Q168]&amp;&quot;, &quot;&amp;[.B168]&amp;&quot;, '&quot;&amp;[.E168]&amp;&quot;');&quot;" office:value-type="string" office:string-value="INSERT INTO public.job_templates(sort_order, tier, product_id, reminder_id, antecedent_array, decendant_array, id, user_id, display_text) VALUES ('2.09', '501', 4, 1, 389, 391, 390, 12, 'Set follow up date');" calcext:value-type="string">
            <text:p>INSERT INTO public.job_templates(sort_order, tier, product_id, reminder_id, antecedent_array, decendant_array, id, user_id, display_text) VALUES ('2.09', '501', 4, 1, 389, 391, 390, 12, 'Set follow up date');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t follow up schedule</text:p>
          </table:table-cell>
          <table:table-cell table:style-name="ce2"/>
          <table:table-cell table:formula="of:=[.Q168]" office:value-type="float" office:value="390" calcext:value-type="float">
            <text:p>390</text:p>
          </table:table-cell>
          <table:table-cell table:formula="of:=[.Q171]" office:value-type="float" office:value="393" calcext:value-type="float">
            <text:p>39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.02</text:p>
          </table:table-cell>
          <table:table-cell table:style-name="ce2" office:value-type="float" office:value="2.1" calcext:value-type="float">
            <text:p>2.1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&quot;INSERT INTO public.job_templates(sort_order, tier, product_id, reminder_id, antecedent_array, decendant_array, id, user_id, display_text) VALUES ('&quot;&amp;TEXT([.O169];&quot;0.00&quot;)&amp;&quot;', '&quot;&amp;[.L169]&amp;&quot;', 4, 1, &quot;&amp;[.G169]&amp;&quot;, &quot;&amp;[.H169]&amp;&quot;, &quot;&amp;[.Q169]&amp;&quot;, &quot;&amp;[.B169]&amp;&quot;, '&quot;&amp;[.E169]&amp;&quot;');&quot;" office:value-type="string" office:string-value="INSERT INTO public.job_templates(sort_order, tier, product_id, reminder_id, antecedent_array, decendant_array, id, user_id, display_text) VALUES ('2.10', '501', 4, 1, 390, 393, 391, 12, 'Set follow up schedule');" calcext:value-type="string">
            <text:p>INSERT INTO public.job_templates(sort_order, tier, product_id, reminder_id, antecedent_array, decendant_array, id, user_id, display_text) VALUES ('2.10', '501', 4, 1, 390, 393, 391, 12, 'Set follow up schedule')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 Deposit</text:p>
          </table:table-cell>
          <table:table-cell table:style-name="ce1"/>
          <table:table-cell table:style-name="ce1" table:formula="of:=[.Q167]" office:value-type="float" office:value="389" calcext:value-type="float">
            <text:p>389</text:p>
          </table:table-cell>
          <table:table-cell table:style-name="ce1" table:formula="of:=[.Q173]" office:value-type="float" office:value="395" calcext:value-type="float">
            <text:p>39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&quot;INSERT INTO public.job_templates(sort_order, tier, product_id, reminder_id, antecedent_array, decendant_array, id, user_id, display_text) VALUES ('&quot;&amp;TEXT([.O170];&quot;0.00&quot;)&amp;&quot;', '&quot;&amp;[.L170]&amp;&quot;', 4, 1, &quot;&amp;[.G170]&amp;&quot;, &quot;&amp;[.H170]&amp;&quot;, &quot;&amp;[.Q170]&amp;&quot;, &quot;&amp;[.B170]&amp;&quot;, '&quot;&amp;[.E170]&amp;&quot;');&quot;" office:value-type="string" office:string-value="INSERT INTO public.job_templates(sort_order, tier, product_id, reminder_id, antecedent_array, decendant_array, id, user_id, display_text) VALUES ('3.00', '500', 4, 1, 389, 395, 392, 12, 'Pre Deposit');" calcext:value-type="string">
            <text:p>INSERT INTO public.job_templates(sort_order, tier, product_id, reminder_id, antecedent_array, decendant_array, id, user_id, display_text) VALUES ('3.00', '500', 4, 1, 389, 395, 392, 12, 'Pre Deposit');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te inspection</text:p>
          </table:table-cell>
          <table:table-cell table:style-name="ce2"/>
          <table:table-cell table:formula="of:=[.Q170]" office:value-type="float" office:value="392" calcext:value-type="float">
            <text:p>392</text:p>
          </table:table-cell>
          <table:table-cell table:formula="of:=[.Q172]" office:value-type="float" office:value="394" calcext:value-type="float">
            <text:p>39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7.01</text:p>
          </table:table-cell>
          <table:table-cell table:style-name="ce2" office:value-type="float" office:value="3.11" calcext:value-type="float">
            <text:p>3.11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&quot;INSERT INTO public.job_templates(sort_order, tier, product_id, reminder_id, antecedent_array, decendant_array, id, user_id, display_text) VALUES ('&quot;&amp;TEXT([.O171];&quot;0.00&quot;)&amp;&quot;', '&quot;&amp;[.L171]&amp;&quot;', 4, 1, &quot;&amp;[.G171]&amp;&quot;, &quot;&amp;[.H171]&amp;&quot;, &quot;&amp;[.Q171]&amp;&quot;, &quot;&amp;[.B171]&amp;&quot;, '&quot;&amp;[.E171]&amp;&quot;');&quot;" office:value-type="string" office:string-value="INSERT INTO public.job_templates(sort_order, tier, product_id, reminder_id, antecedent_array, decendant_array, id, user_id, display_text) VALUES ('3.11', '501', 4, 1, 392, 394, 393, 12, 'Site inspection');" calcext:value-type="string">
            <text:p>INSERT INTO public.job_templates(sort_order, tier, product_id, reminder_id, antecedent_array, decendant_array, id, user_id, display_text) VALUES ('3.11', '501', 4, 1, 392, 394, 393, 12, 'Site inspection');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quotes</text:p>
          </table:table-cell>
          <table:table-cell table:style-name="ce2"/>
          <table:table-cell table:formula="of:=[.Q171]" office:value-type="float" office:value="393" calcext:value-type="float">
            <text:p>393</text:p>
          </table:table-cell>
          <table:table-cell table:formula="of:=[.Q174]" office:value-type="float" office:value="396" calcext:value-type="float">
            <text:p>39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7.02</text:p>
          </table:table-cell>
          <table:table-cell table:style-name="ce2" office:value-type="float" office:value="3.12" calcext:value-type="float">
            <text:p>3.12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&quot;INSERT INTO public.job_templates(sort_order, tier, product_id, reminder_id, antecedent_array, decendant_array, id, user_id, display_text) VALUES ('&quot;&amp;TEXT([.O172];&quot;0.00&quot;)&amp;&quot;', '&quot;&amp;[.L172]&amp;&quot;', 4, 1, &quot;&amp;[.G172]&amp;&quot;, &quot;&amp;[.H172]&amp;&quot;, &quot;&amp;[.Q172]&amp;&quot;, &quot;&amp;[.B172]&amp;&quot;, '&quot;&amp;[.E172]&amp;&quot;');&quot;" office:value-type="string" office:string-value="INSERT INTO public.job_templates(sort_order, tier, product_id, reminder_id, antecedent_array, decendant_array, id, user_id, display_text) VALUES ('3.12', '501', 4, 1, 393, 396, 394, 12, 'Requotes');" calcext:value-type="string">
            <text:p>INSERT INTO public.job_templates(sort_order, tier, product_id, reminder_id, antecedent_array, decendant_array, id, user_id, display_text) VALUES ('3.12', '501', 4, 1, 393, 396, 394, 12, 'Requotes');</text:p>
          </table:table-cell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posit</text:p>
          </table:table-cell>
          <table:table-cell table:style-name="ce1"/>
          <table:table-cell table:style-name="ce1" table:formula="of:=[.Q170]" office:value-type="float" office:value="392" calcext:value-type="float">
            <text:p>392</text:p>
          </table:table-cell>
          <table:table-cell table:style-name="ce1" table:formula="of:=[.Q178]" office:value-type="float" office:value="400" calcext:value-type="float">
            <text:p>40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&quot;INSERT INTO public.job_templates(sort_order, tier, product_id, reminder_id, antecedent_array, decendant_array, id, user_id, display_text) VALUES ('&quot;&amp;TEXT([.O173];&quot;0.00&quot;)&amp;&quot;', '&quot;&amp;[.L173]&amp;&quot;', 4, 1, &quot;&amp;[.G173]&amp;&quot;, &quot;&amp;[.H173]&amp;&quot;, &quot;&amp;[.Q173]&amp;&quot;, &quot;&amp;[.B173]&amp;&quot;, '&quot;&amp;[.E173]&amp;&quot;');&quot;" office:value-type="string" office:string-value="INSERT INTO public.job_templates(sort_order, tier, product_id, reminder_id, antecedent_array, decendant_array, id, user_id, display_text) VALUES ('4.00', '500', 4, 1, 392, 400, 395, 12, 'Deposit');" calcext:value-type="string">
            <text:p>INSERT INTO public.job_templates(sort_order, tier, product_id, reminder_id, antecedent_array, decendant_array, id, user_id, display_text) VALUES ('4.00', '500', 4, 1, 392, 400, 395, 12, 'Deposit');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posit date</text:p>
          </table:table-cell>
          <table:table-cell table:style-name="ce2"/>
          <table:table-cell table:formula="of:=[.Q173]" office:value-type="float" office:value="395" calcext:value-type="float">
            <text:p>395</text:p>
          </table:table-cell>
          <table:table-cell table:formula="of:=[.Q175]" office:value-type="float" office:value="397" calcext:value-type="float">
            <text:p>39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.10</text:p>
          </table:table-cell>
          <table:table-cell table:style-name="ce2" office:value-type="float" office:value="4.13" calcext:value-type="float">
            <text:p>4.13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&quot;INSERT INTO public.job_templates(sort_order, tier, product_id, reminder_id, antecedent_array, decendant_array, id, user_id, display_text) VALUES ('&quot;&amp;TEXT([.O174];&quot;0.00&quot;)&amp;&quot;', '&quot;&amp;[.L174]&amp;&quot;', 4, 1, &quot;&amp;[.G174]&amp;&quot;, &quot;&amp;[.H174]&amp;&quot;, &quot;&amp;[.Q174]&amp;&quot;, &quot;&amp;[.B174]&amp;&quot;, '&quot;&amp;[.E174]&amp;&quot;');&quot;" office:value-type="string" office:string-value="INSERT INTO public.job_templates(sort_order, tier, product_id, reminder_id, antecedent_array, decendant_array, id, user_id, display_text) VALUES ('4.13', '501', 4, 1, 395, 397, 396, 12, 'Deposit date');" calcext:value-type="string">
            <text:p>INSERT INTO public.job_templates(sort_order, tier, product_id, reminder_id, antecedent_array, decendant_array, id, user_id, display_text) VALUES ('4.13', '501', 4, 1, 395, 397, 396, 12, 'Deposit date');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stribute information</text:p>
          </table:table-cell>
          <table:table-cell table:style-name="ce2"/>
          <table:table-cell table:formula="of:=[.Q174]" office:value-type="float" office:value="396" calcext:value-type="float">
            <text:p>396</text:p>
          </table:table-cell>
          <table:table-cell table:formula="of:=[.Q176]" office:value-type="float" office:value="398" calcext:value-type="float">
            <text:p>39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.20</text:p>
          </table:table-cell>
          <table:table-cell table:style-name="ce2" office:value-type="float" office:value="4.14" calcext:value-type="float">
            <text:p>4.14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&quot;INSERT INTO public.job_templates(sort_order, tier, product_id, reminder_id, antecedent_array, decendant_array, id, user_id, display_text) VALUES ('&quot;&amp;TEXT([.O175];&quot;0.00&quot;)&amp;&quot;', '&quot;&amp;[.L175]&amp;&quot;', 4, 1, &quot;&amp;[.G175]&amp;&quot;, &quot;&amp;[.H175]&amp;&quot;, &quot;&amp;[.Q175]&amp;&quot;, &quot;&amp;[.B175]&amp;&quot;, '&quot;&amp;[.E175]&amp;&quot;');&quot;" office:value-type="string" office:string-value="INSERT INTO public.job_templates(sort_order, tier, product_id, reminder_id, antecedent_array, decendant_array, id, user_id, display_text) VALUES ('4.14', '501', 4, 1, 396, 398, 397, 12, 'Distribute information');" calcext:value-type="string">
            <text:p>INSERT INTO public.job_templates(sort_order, tier, product_id, reminder_id, antecedent_array, decendant_array, id, user_id, display_text) VALUES ('4.14', '501', 4, 1, 396, 398, 397, 12, 'Distribute information');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ilding permit admin</text:p>
          </table:table-cell>
          <table:table-cell table:style-name="ce2"/>
          <table:table-cell table:formula="of:=[.Q175]" office:value-type="float" office:value="397" calcext:value-type="float">
            <text:p>397</text:p>
          </table:table-cell>
          <table:table-cell table:formula="of:=[.Q177]" office:value-type="float" office:value="399" calcext:value-type="float">
            <text:p>39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.30</text:p>
          </table:table-cell>
          <table:table-cell table:style-name="ce2" office:value-type="float" office:value="4.15" calcext:value-type="float">
            <text:p>4.15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&quot;INSERT INTO public.job_templates(sort_order, tier, product_id, reminder_id, antecedent_array, decendant_array, id, user_id, display_text) VALUES ('&quot;&amp;TEXT([.O176];&quot;0.00&quot;)&amp;&quot;', '&quot;&amp;[.L176]&amp;&quot;', 4, 1, &quot;&amp;[.G176]&amp;&quot;, &quot;&amp;[.H176]&amp;&quot;, &quot;&amp;[.Q176]&amp;&quot;, &quot;&amp;[.B176]&amp;&quot;, '&quot;&amp;[.E176]&amp;&quot;');&quot;" office:value-type="string" office:string-value="INSERT INTO public.job_templates(sort_order, tier, product_id, reminder_id, antecedent_array, decendant_array, id, user_id, display_text) VALUES ('4.15', '501', 4, 1, 397, 399, 398, 12, 'Building permit admin');" calcext:value-type="string">
            <text:p>INSERT INTO public.job_templates(sort_order, tier, product_id, reminder_id, antecedent_array, decendant_array, id, user_id, display_text) VALUES ('4.15', '501', 4, 1, 397, 399, 398, 12, 'Building permit admin');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ilder</text:p>
          </table:table-cell>
          <table:table-cell table:style-name="ce2" office:value-type="string" calcext:value-type="string">
            <text:p>Date: </text:p>
          </table:table-cell>
          <table:table-cell table:formula="of:=[.Q176]" office:value-type="float" office:value="398" calcext:value-type="float">
            <text:p>398</text:p>
          </table:table-cell>
          <table:table-cell table:formula="of:=[.Q179]" office:value-type="float" office:value="401" calcext:value-type="float">
            <text:p>40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.40</text:p>
          </table:table-cell>
          <table:table-cell table:style-name="ce2" office:value-type="float" office:value="4.16" calcext:value-type="float">
            <text:p>4.16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&quot;INSERT INTO public.job_templates(sort_order, tier, product_id, reminder_id, antecedent_array, decendant_array, id, user_id, display_text) VALUES ('&quot;&amp;TEXT([.O177];&quot;0.00&quot;)&amp;&quot;', '&quot;&amp;[.L177]&amp;&quot;', 4, 1, &quot;&amp;[.G177]&amp;&quot;, &quot;&amp;[.H177]&amp;&quot;, &quot;&amp;[.Q177]&amp;&quot;, &quot;&amp;[.B177]&amp;&quot;, '&quot;&amp;[.E177]&amp;&quot;');&quot;" office:value-type="string" office:string-value="INSERT INTO public.job_templates(sort_order, tier, product_id, reminder_id, antecedent_array, decendant_array, id, user_id, display_text) VALUES ('4.16', '501', 4, 1, 398, 401, 399, 12, 'Builder');" calcext:value-type="string">
            <text:p>INSERT INTO public.job_templates(sort_order, tier, product_id, reminder_id, antecedent_array, decendant_array, id, user_id, display_text) VALUES ('4.16', '501', 4, 1, 398, 401, 399, 12, 'Builder')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-Permit</text:p>
          </table:table-cell>
          <table:table-cell table:style-name="ce1"/>
          <table:table-cell table:style-name="ce1" table:formula="of:=[.Q173]" office:value-type="float" office:value="395" calcext:value-type="float">
            <text:p>395</text:p>
          </table:table-cell>
          <table:table-cell table:style-name="ce1" table:formula="of:=[.Q185]" office:value-type="float" office:value="407" calcext:value-type="float">
            <text:p>40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&quot;INSERT INTO public.job_templates(sort_order, tier, product_id, reminder_id, antecedent_array, decendant_array, id, user_id, display_text) VALUES ('&quot;&amp;TEXT([.O178];&quot;0.00&quot;)&amp;&quot;', '&quot;&amp;[.L178]&amp;&quot;', 4, 1, &quot;&amp;[.G178]&amp;&quot;, &quot;&amp;[.H178]&amp;&quot;, &quot;&amp;[.Q178]&amp;&quot;, &quot;&amp;[.B178]&amp;&quot;, '&quot;&amp;[.E178]&amp;&quot;');&quot;" office:value-type="string" office:string-value="INSERT INTO public.job_templates(sort_order, tier, product_id, reminder_id, antecedent_array, decendant_array, id, user_id, display_text) VALUES ('5.00', '500', 4, 1, 395, 407, 400, 12, 'Pre-Permit');" calcext:value-type="string">
            <text:p>INSERT INTO public.job_templates(sort_order, tier, product_id, reminder_id, antecedent_array, decendant_array, id, user_id, display_text) VALUES ('5.00', '500', 4, 1, 395, 407, 400, 12, 'Pre-Permit');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stomer quote review / provided</text:p>
          </table:table-cell>
          <table:table-cell table:style-name="ce2"/>
          <table:table-cell table:formula="of:=[.Q178]" office:value-type="float" office:value="400" calcext:value-type="float">
            <text:p>400</text:p>
          </table:table-cell>
          <table:table-cell table:formula="of:=[.Q180]" office:value-type="float" office:value="402" calcext:value-type="float">
            <text:p>40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.10</text:p>
          </table:table-cell>
          <table:table-cell table:style-name="ce2" office:value-type="float" office:value="5.17" calcext:value-type="float">
            <text:p>5.17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&quot;INSERT INTO public.job_templates(sort_order, tier, product_id, reminder_id, antecedent_array, decendant_array, id, user_id, display_text) VALUES ('&quot;&amp;TEXT([.O179];&quot;0.00&quot;)&amp;&quot;', '&quot;&amp;[.L179]&amp;&quot;', 4, 1, &quot;&amp;[.G179]&amp;&quot;, &quot;&amp;[.H179]&amp;&quot;, &quot;&amp;[.Q179]&amp;&quot;, &quot;&amp;[.B179]&amp;&quot;, '&quot;&amp;[.E179]&amp;&quot;');&quot;" office:value-type="string" office:string-value="INSERT INTO public.job_templates(sort_order, tier, product_id, reminder_id, antecedent_array, decendant_array, id, user_id, display_text) VALUES ('5.17', '501', 4, 1, 400, 402, 401, 12, 'Customer quote review / provided');" calcext:value-type="string">
            <text:p>INSERT INTO public.job_templates(sort_order, tier, product_id, reminder_id, antecedent_array, decendant_array, id, user_id, display_text) VALUES ('5.17', '501', 4, 1, 400, 402, 401, 12, 'Customer quote review / provided');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stomer quote sent</text:p>
          </table:table-cell>
          <table:table-cell table:style-name="ce2"/>
          <table:table-cell table:formula="of:=[.Q179]" office:value-type="float" office:value="401" calcext:value-type="float">
            <text:p>401</text:p>
          </table:table-cell>
          <table:table-cell table:formula="of:=[.Q181]" office:value-type="float" office:value="403" calcext:value-type="float">
            <text:p>40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.20</text:p>
          </table:table-cell>
          <table:table-cell table:style-name="ce2" office:value-type="float" office:value="5.18" calcext:value-type="float">
            <text:p>5.18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&quot;INSERT INTO public.job_templates(sort_order, tier, product_id, reminder_id, antecedent_array, decendant_array, id, user_id, display_text) VALUES ('&quot;&amp;TEXT([.O180];&quot;0.00&quot;)&amp;&quot;', '&quot;&amp;[.L180]&amp;&quot;', 4, 1, &quot;&amp;[.G180]&amp;&quot;, &quot;&amp;[.H180]&amp;&quot;, &quot;&amp;[.Q180]&amp;&quot;, &quot;&amp;[.B180]&amp;&quot;, '&quot;&amp;[.E180]&amp;&quot;');&quot;" office:value-type="string" office:string-value="INSERT INTO public.job_templates(sort_order, tier, product_id, reminder_id, antecedent_array, decendant_array, id, user_id, display_text) VALUES ('5.18', '501', 4, 1, 401, 403, 402, 12, 'Customer quote sent');" calcext:value-type="string">
            <text:p>INSERT INTO public.job_templates(sort_order, tier, product_id, reminder_id, antecedent_array, decendant_array, id, user_id, display_text) VALUES ('5.18', '501', 4, 1, 401, 403, 402, 12, 'Customer quote sent');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stomer acceptance prepped</text:p>
          </table:table-cell>
          <table:table-cell table:style-name="ce2"/>
          <table:table-cell table:formula="of:=[.Q180]" office:value-type="float" office:value="402" calcext:value-type="float">
            <text:p>402</text:p>
          </table:table-cell>
          <table:table-cell table:formula="of:=[.Q182]" office:value-type="float" office:value="404" calcext:value-type="float">
            <text:p>40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.30</text:p>
          </table:table-cell>
          <table:table-cell table:style-name="ce2" office:value-type="float" office:value="5.19" calcext:value-type="float">
            <text:p>5.19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&quot;INSERT INTO public.job_templates(sort_order, tier, product_id, reminder_id, antecedent_array, decendant_array, id, user_id, display_text) VALUES ('&quot;&amp;TEXT([.O181];&quot;0.00&quot;)&amp;&quot;', '&quot;&amp;[.L181]&amp;&quot;', 4, 1, &quot;&amp;[.G181]&amp;&quot;, &quot;&amp;[.H181]&amp;&quot;, &quot;&amp;[.Q181]&amp;&quot;, &quot;&amp;[.B181]&amp;&quot;, '&quot;&amp;[.E181]&amp;&quot;');&quot;" office:value-type="string" office:string-value="INSERT INTO public.job_templates(sort_order, tier, product_id, reminder_id, antecedent_array, decendant_array, id, user_id, display_text) VALUES ('5.19', '501', 4, 1, 402, 404, 403, 12, 'Customer acceptance prepped');" calcext:value-type="string">
            <text:p>INSERT INTO public.job_templates(sort_order, tier, product_id, reminder_id, antecedent_array, decendant_array, id, user_id, display_text) VALUES ('5.19', '501', 4, 1, 402, 404, 403, 12, 'Customer acceptance prepped');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stomer signed acceptance</text:p>
          </table:table-cell>
          <table:table-cell table:style-name="ce2" office:value-type="string" calcext:value-type="string">
            <text:p>Date: </text:p>
          </table:table-cell>
          <table:table-cell table:formula="of:=[.Q181]" office:value-type="float" office:value="403" calcext:value-type="float">
            <text:p>403</text:p>
          </table:table-cell>
          <table:table-cell table:formula="of:=[.Q183]" office:value-type="float" office:value="405" calcext:value-type="float">
            <text:p>4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.40</text:p>
          </table:table-cell>
          <table:table-cell table:style-name="ce2" office:value-type="float" office:value="5.2" calcext:value-type="float">
            <text:p>5.2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&quot;INSERT INTO public.job_templates(sort_order, tier, product_id, reminder_id, antecedent_array, decendant_array, id, user_id, display_text) VALUES ('&quot;&amp;TEXT([.O182];&quot;0.00&quot;)&amp;&quot;', '&quot;&amp;[.L182]&amp;&quot;', 4, 1, &quot;&amp;[.G182]&amp;&quot;, &quot;&amp;[.H182]&amp;&quot;, &quot;&amp;[.Q182]&amp;&quot;, &quot;&amp;[.B182]&amp;&quot;, '&quot;&amp;[.E182]&amp;&quot;');&quot;" office:value-type="string" office:string-value="INSERT INTO public.job_templates(sort_order, tier, product_id, reminder_id, antecedent_array, decendant_array, id, user_id, display_text) VALUES ('5.20', '501', 4, 1, 403, 405, 404, 12, 'Customer signed acceptance');" calcext:value-type="string">
            <text:p>INSERT INTO public.job_templates(sort_order, tier, product_id, reminder_id, antecedent_array, decendant_array, id, user_id, display_text) VALUES ('5.20', '501', 4, 1, 403, 405, 404, 12, 'Customer signed acceptance');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stomer invoiced PP and BP dep</text:p>
          </table:table-cell>
          <table:table-cell table:style-name="ce2" office:value-type="string" calcext:value-type="string">
            <text:p>Date: </text:p>
          </table:table-cell>
          <table:table-cell table:formula="of:=[.Q182]" office:value-type="float" office:value="404" calcext:value-type="float">
            <text:p>404</text:p>
          </table:table-cell>
          <table:table-cell table:formula="of:=[.Q184]" office:value-type="float" office:value="406" calcext:value-type="float">
            <text:p>40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.50</text:p>
          </table:table-cell>
          <table:table-cell table:style-name="ce2" office:value-type="float" office:value="5.21" calcext:value-type="float">
            <text:p>5.21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&quot;INSERT INTO public.job_templates(sort_order, tier, product_id, reminder_id, antecedent_array, decendant_array, id, user_id, display_text) VALUES ('&quot;&amp;TEXT([.O183];&quot;0.00&quot;)&amp;&quot;', '&quot;&amp;[.L183]&amp;&quot;', 4, 1, &quot;&amp;[.G183]&amp;&quot;, &quot;&amp;[.H183]&amp;&quot;, &quot;&amp;[.Q183]&amp;&quot;, &quot;&amp;[.B183]&amp;&quot;, '&quot;&amp;[.E183]&amp;&quot;');&quot;" office:value-type="string" office:string-value="INSERT INTO public.job_templates(sort_order, tier, product_id, reminder_id, antecedent_array, decendant_array, id, user_id, display_text) VALUES ('5.21', '501', 4, 1, 404, 406, 405, 12, 'Customer invoiced PP and BP dep');" calcext:value-type="string">
            <text:p>INSERT INTO public.job_templates(sort_order, tier, product_id, reminder_id, antecedent_array, decendant_array, id, user_id, display_text) VALUES ('5.21', '501', 4, 1, 404, 406, 405, 12, 'Customer invoiced PP and BP dep');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yment received</text:p>
          </table:table-cell>
          <table:table-cell table:style-name="ce2" office:value-type="string" calcext:value-type="string">
            <text:p>Date: </text:p>
          </table:table-cell>
          <table:table-cell table:formula="of:=[.Q183]" office:value-type="float" office:value="405" calcext:value-type="float">
            <text:p>405</text:p>
          </table:table-cell>
          <table:table-cell table:formula="of:=[.Q186]" office:value-type="float" office:value="408" calcext:value-type="float">
            <text:p>40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.60</text:p>
          </table:table-cell>
          <table:table-cell table:style-name="ce2" office:value-type="float" office:value="5.22" calcext:value-type="float">
            <text:p>5.22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&quot;INSERT INTO public.job_templates(sort_order, tier, product_id, reminder_id, antecedent_array, decendant_array, id, user_id, display_text) VALUES ('&quot;&amp;TEXT([.O184];&quot;0.00&quot;)&amp;&quot;', '&quot;&amp;[.L184]&amp;&quot;', 4, 1, &quot;&amp;[.G184]&amp;&quot;, &quot;&amp;[.H184]&amp;&quot;, &quot;&amp;[.Q184]&amp;&quot;, &quot;&amp;[.B184]&amp;&quot;, '&quot;&amp;[.E184]&amp;&quot;');&quot;" office:value-type="string" office:string-value="INSERT INTO public.job_templates(sort_order, tier, product_id, reminder_id, antecedent_array, decendant_array, id, user_id, display_text) VALUES ('5.22', '501', 4, 1, 405, 408, 406, 12, 'Payment received');" calcext:value-type="string">
            <text:p>INSERT INTO public.job_templates(sort_order, tier, product_id, reminder_id, antecedent_array, decendant_array, id, user_id, display_text) VALUES ('5.22', '501', 4, 1, 405, 408, 406, 12, 'Payment received')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cument Preparation</text:p>
          </table:table-cell>
          <table:table-cell table:style-name="ce1"/>
          <table:table-cell table:style-name="ce1" table:formula="of:=[.Q178]" office:value-type="float" office:value="400" calcext:value-type="float">
            <text:p>400</text:p>
          </table:table-cell>
          <table:table-cell table:style-name="ce1" table:formula="of:=[.Q199]" office:value-type="float" office:value="421" calcext:value-type="float">
            <text:p>42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&quot;INSERT INTO public.job_templates(sort_order, tier, product_id, reminder_id, antecedent_array, decendant_array, id, user_id, display_text) VALUES ('&quot;&amp;TEXT([.O185];&quot;0.00&quot;)&amp;&quot;', '&quot;&amp;[.L185]&amp;&quot;', 4, 1, &quot;&amp;[.G185]&amp;&quot;, &quot;&amp;[.H185]&amp;&quot;, &quot;&amp;[.Q185]&amp;&quot;, &quot;&amp;[.B185]&amp;&quot;, '&quot;&amp;[.E185]&amp;&quot;');&quot;" office:value-type="string" office:string-value="INSERT INTO public.job_templates(sort_order, tier, product_id, reminder_id, antecedent_array, decendant_array, id, user_id, display_text) VALUES ('6.00', '500', 4, 1, 400, 421, 407, 13, 'Document Preparation');" calcext:value-type="string">
            <text:p>INSERT INTO public.job_templates(sort_order, tier, product_id, reminder_id, antecedent_array, decendant_array, id, user_id, display_text) VALUES ('6.00', '500', 4, 1, 400, 421, 407, 13, 'Document Preparation');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itle / POS</text:p>
          </table:table-cell>
          <table:table-cell table:style-name="ce2"/>
          <table:table-cell table:formula="of:=[.Q185]" office:value-type="float" office:value="407" calcext:value-type="float">
            <text:p>407</text:p>
          </table:table-cell>
          <table:table-cell table:formula="of:=[.Q187]" office:value-type="float" office:value="409" calcext:value-type="float">
            <text:p>40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2</text:p>
          </table:table-cell>
          <table:table-cell table:style-name="ce2" office:value-type="float" office:value="6.23" calcext:value-type="float">
            <text:p>6.23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&quot;INSERT INTO public.job_templates(sort_order, tier, product_id, reminder_id, antecedent_array, decendant_array, id, user_id, display_text) VALUES ('&quot;&amp;TEXT([.O186];&quot;0.00&quot;)&amp;&quot;', '&quot;&amp;[.L186]&amp;&quot;', 4, 1, &quot;&amp;[.G186]&amp;&quot;, &quot;&amp;[.H186]&amp;&quot;, &quot;&amp;[.Q186]&amp;&quot;, &quot;&amp;[.B186]&amp;&quot;, '&quot;&amp;[.E186]&amp;&quot;');&quot;" office:value-type="string" office:string-value="INSERT INTO public.job_templates(sort_order, tier, product_id, reminder_id, antecedent_array, decendant_array, id, user_id, display_text) VALUES ('6.23', '501', 4, 1, 407, 409, 408, 13, 'Title / POS');" calcext:value-type="string">
            <text:p>INSERT INTO public.job_templates(sort_order, tier, product_id, reminder_id, antecedent_array, decendant_array, id, user_id, display_text) VALUES ('6.23', '501', 4, 1, 407, 409, 408, 13, 'Title / POS');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venants</text:p>
          </table:table-cell>
          <table:table-cell table:style-name="ce2"/>
          <table:table-cell table:formula="of:=[.Q186]" office:value-type="float" office:value="408" calcext:value-type="float">
            <text:p>408</text:p>
          </table:table-cell>
          <table:table-cell table:formula="of:=[.Q188]" office:value-type="float" office:value="410" calcext:value-type="float">
            <text:p>4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3</text:p>
          </table:table-cell>
          <table:table-cell table:style-name="ce2" office:value-type="float" office:value="6.24" calcext:value-type="float">
            <text:p>6.24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&quot;INSERT INTO public.job_templates(sort_order, tier, product_id, reminder_id, antecedent_array, decendant_array, id, user_id, display_text) VALUES ('&quot;&amp;TEXT([.O187];&quot;0.00&quot;)&amp;&quot;', '&quot;&amp;[.L187]&amp;&quot;', 4, 1, &quot;&amp;[.G187]&amp;&quot;, &quot;&amp;[.H187]&amp;&quot;, &quot;&amp;[.Q187]&amp;&quot;, &quot;&amp;[.B187]&amp;&quot;, '&quot;&amp;[.E187]&amp;&quot;');&quot;" office:value-type="string" office:string-value="INSERT INTO public.job_templates(sort_order, tier, product_id, reminder_id, antecedent_array, decendant_array, id, user_id, display_text) VALUES ('6.24', '501', 4, 1, 408, 410, 409, 13, 'Covenants');" calcext:value-type="string">
            <text:p>INSERT INTO public.job_templates(sort_order, tier, product_id, reminder_id, antecedent_array, decendant_array, id, user_id, display_text) VALUES ('6.24', '501', 4, 1, 408, 410, 409, 13, 'Covenants');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L rating / BMO</text:p>
          </table:table-cell>
          <table:table-cell table:style-name="ce2"/>
          <table:table-cell table:formula="of:=[.Q187]" office:value-type="float" office:value="409" calcext:value-type="float">
            <text:p>409</text:p>
          </table:table-cell>
          <table:table-cell table:formula="of:=[.Q189]" office:value-type="float" office:value="411" calcext:value-type="float">
            <text:p>41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4</text:p>
          </table:table-cell>
          <table:table-cell table:style-name="ce2" office:value-type="float" office:value="6.25" calcext:value-type="float">
            <text:p>6.25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&quot;INSERT INTO public.job_templates(sort_order, tier, product_id, reminder_id, antecedent_array, decendant_array, id, user_id, display_text) VALUES ('&quot;&amp;TEXT([.O188];&quot;0.00&quot;)&amp;&quot;', '&quot;&amp;[.L188]&amp;&quot;', 4, 1, &quot;&amp;[.G188]&amp;&quot;, &quot;&amp;[.H188]&amp;&quot;, &quot;&amp;[.Q188]&amp;&quot;, &quot;&amp;[.B188]&amp;&quot;, '&quot;&amp;[.E188]&amp;&quot;');&quot;" office:value-type="string" office:string-value="INSERT INTO public.job_templates(sort_order, tier, product_id, reminder_id, antecedent_array, decendant_array, id, user_id, display_text) VALUES ('6.25', '501', 4, 1, 409, 411, 410, 13, 'BAL rating / BMO');" calcext:value-type="string">
            <text:p>INSERT INTO public.job_templates(sort_order, tier, product_id, reminder_id, antecedent_array, decendant_array, id, user_id, display_text) VALUES ('6.25', '501', 4, 1, 409, 411, 410, 13, 'BAL rating / BMO');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ning permit if required</text:p>
          </table:table-cell>
          <table:table-cell table:style-name="ce2"/>
          <table:table-cell table:formula="of:=[.Q188]" office:value-type="float" office:value="410" calcext:value-type="float">
            <text:p>410</text:p>
          </table:table-cell>
          <table:table-cell table:formula="of:=[.Q190]" office:value-type="float" office:value="412" calcext:value-type="float">
            <text:p>4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5</text:p>
          </table:table-cell>
          <table:table-cell table:style-name="ce2" office:value-type="float" office:value="6.26" calcext:value-type="float">
            <text:p>6.26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&quot;INSERT INTO public.job_templates(sort_order, tier, product_id, reminder_id, antecedent_array, decendant_array, id, user_id, display_text) VALUES ('&quot;&amp;TEXT([.O189];&quot;0.00&quot;)&amp;&quot;', '&quot;&amp;[.L189]&amp;&quot;', 4, 1, &quot;&amp;[.G189]&amp;&quot;, &quot;&amp;[.H189]&amp;&quot;, &quot;&amp;[.Q189]&amp;&quot;, &quot;&amp;[.B189]&amp;&quot;, '&quot;&amp;[.E189]&amp;&quot;');&quot;" office:value-type="string" office:string-value="INSERT INTO public.job_templates(sort_order, tier, product_id, reminder_id, antecedent_array, decendant_array, id, user_id, display_text) VALUES ('6.26', '501', 4, 1, 410, 412, 411, 13, 'Planning permit if required');" calcext:value-type="string">
            <text:p>INSERT INTO public.job_templates(sort_order, tier, product_id, reminder_id, antecedent_array, decendant_array, id, user_id, display_text) VALUES ('6.26', '501', 4, 1, 410, 412, 411, 13, 'Planning permit if required');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roposed site plan</text:p>
          </table:table-cell>
          <table:table-cell table:style-name="ce2"/>
          <table:table-cell table:formula="of:=[.Q189]" office:value-type="float" office:value="411" calcext:value-type="float">
            <text:p>411</text:p>
          </table:table-cell>
          <table:table-cell table:formula="of:=[.Q191]" office:value-type="float" office:value="413" calcext:value-type="float">
            <text:p>4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6</text:p>
          </table:table-cell>
          <table:table-cell table:style-name="ce2" office:value-type="float" office:value="6.27" calcext:value-type="float">
            <text:p>6.27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&quot;INSERT INTO public.job_templates(sort_order, tier, product_id, reminder_id, antecedent_array, decendant_array, id, user_id, display_text) VALUES ('&quot;&amp;TEXT([.O190];&quot;0.00&quot;)&amp;&quot;', '&quot;&amp;[.L190]&amp;&quot;', 4, 1, &quot;&amp;[.G190]&amp;&quot;, &quot;&amp;[.H190]&amp;&quot;, &quot;&amp;[.Q190]&amp;&quot;, &quot;&amp;[.B190]&amp;&quot;, '&quot;&amp;[.E190]&amp;&quot;');&quot;" office:value-type="string" office:string-value="INSERT INTO public.job_templates(sort_order, tier, product_id, reminder_id, antecedent_array, decendant_array, id, user_id, display_text) VALUES ('6.27', '501', 4, 1, 411, 413, 412, 13, 'Proposed site plan');" calcext:value-type="string">
            <text:p>INSERT INTO public.job_templates(sort_order, tier, product_id, reminder_id, antecedent_array, decendant_array, id, user_id, display_text) VALUES ('6.27', '501', 4, 1, 411, 413, 412, 13, 'Proposed site plan');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wer plan</text:p>
          </table:table-cell>
          <table:table-cell table:style-name="ce2"/>
          <table:table-cell table:formula="of:=[.Q190]" office:value-type="float" office:value="412" calcext:value-type="float">
            <text:p>412</text:p>
          </table:table-cell>
          <table:table-cell table:formula="of:=[.Q192]" office:value-type="float" office:value="414" calcext:value-type="float">
            <text:p>41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7</text:p>
          </table:table-cell>
          <table:table-cell table:style-name="ce2" office:value-type="float" office:value="6.28" calcext:value-type="float">
            <text:p>6.28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&quot;INSERT INTO public.job_templates(sort_order, tier, product_id, reminder_id, antecedent_array, decendant_array, id, user_id, display_text) VALUES ('&quot;&amp;TEXT([.O191];&quot;0.00&quot;)&amp;&quot;', '&quot;&amp;[.L191]&amp;&quot;', 4, 1, &quot;&amp;[.G191]&amp;&quot;, &quot;&amp;[.H191]&amp;&quot;, &quot;&amp;[.Q191]&amp;&quot;, &quot;&amp;[.B191]&amp;&quot;, '&quot;&amp;[.E191]&amp;&quot;');&quot;" office:value-type="string" office:string-value="INSERT INTO public.job_templates(sort_order, tier, product_id, reminder_id, antecedent_array, decendant_array, id, user_id, display_text) VALUES ('6.28', '501', 4, 1, 412, 414, 413, 13, 'Sewer plan');" calcext:value-type="string">
            <text:p>INSERT INTO public.job_templates(sort_order, tier, product_id, reminder_id, antecedent_array, decendant_array, id, user_id, display_text) VALUES ('6.28', '501', 4, 1, 412, 414, 413, 13, 'Sewer plan');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POD</text:p>
          </table:table-cell>
          <table:table-cell table:style-name="ce2"/>
          <table:table-cell table:formula="of:=[.Q191]" office:value-type="float" office:value="413" calcext:value-type="float">
            <text:p>413</text:p>
          </table:table-cell>
          <table:table-cell table:formula="of:=[.Q193]" office:value-type="float" office:value="415" calcext:value-type="float">
            <text:p>41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8</text:p>
          </table:table-cell>
          <table:table-cell table:style-name="ce2" office:value-type="float" office:value="6.29" calcext:value-type="float">
            <text:p>6.29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&quot;INSERT INTO public.job_templates(sort_order, tier, product_id, reminder_id, antecedent_array, decendant_array, id, user_id, display_text) VALUES ('&quot;&amp;TEXT([.O192];&quot;0.00&quot;)&amp;&quot;', '&quot;&amp;[.L192]&amp;&quot;', 4, 1, &quot;&amp;[.G192]&amp;&quot;, &quot;&amp;[.H192]&amp;&quot;, &quot;&amp;[.Q192]&amp;&quot;, &quot;&amp;[.B192]&amp;&quot;, '&quot;&amp;[.E192]&amp;&quot;');&quot;" office:value-type="string" office:string-value="INSERT INTO public.job_templates(sort_order, tier, product_id, reminder_id, antecedent_array, decendant_array, id, user_id, display_text) VALUES ('6.29', '501', 4, 1, 413, 415, 414, 13, 'LPOD');" calcext:value-type="string">
            <text:p>INSERT INTO public.job_templates(sort_order, tier, product_id, reminder_id, antecedent_array, decendant_array, id, user_id, display_text) VALUES ('6.29', '501', 4, 1, 413, 415, 414, 13, 'LPOD');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BP selected</text:p>
          </table:table-cell>
          <table:table-cell table:style-name="ce2"/>
          <table:table-cell table:formula="of:=[.Q192]" office:value-type="float" office:value="414" calcext:value-type="float">
            <text:p>414</text:p>
          </table:table-cell>
          <table:table-cell table:formula="of:=[.Q194]" office:value-type="float" office:value="416" calcext:value-type="float">
            <text:p>4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9</text:p>
          </table:table-cell>
          <table:table-cell table:style-name="ce2" office:value-type="float" office:value="6.3" calcext:value-type="float">
            <text:p>6.3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&quot;INSERT INTO public.job_templates(sort_order, tier, product_id, reminder_id, antecedent_array, decendant_array, id, user_id, display_text) VALUES ('&quot;&amp;TEXT([.O193];&quot;0.00&quot;)&amp;&quot;', '&quot;&amp;[.L193]&amp;&quot;', 4, 1, &quot;&amp;[.G193]&amp;&quot;, &quot;&amp;[.H193]&amp;&quot;, &quot;&amp;[.Q193]&amp;&quot;, &quot;&amp;[.B193]&amp;&quot;, '&quot;&amp;[.E193]&amp;&quot;');&quot;" office:value-type="string" office:string-value="INSERT INTO public.job_templates(sort_order, tier, product_id, reminder_id, antecedent_array, decendant_array, id, user_id, display_text) VALUES ('6.30', '501', 4, 1, 414, 416, 415, 13, 'RBP selected');" calcext:value-type="string">
            <text:p>INSERT INTO public.job_templates(sort_order, tier, product_id, reminder_id, antecedent_array, decendant_array, id, user_id, display_text) VALUES ('6.30', '501', 4, 1, 414, 416, 415, 13, 'RBP selected');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it quote</text:p>
          </table:table-cell>
          <table:table-cell table:style-name="ce2"/>
          <table:table-cell table:formula="of:=[.Q193]" office:value-type="float" office:value="415" calcext:value-type="float">
            <text:p>415</text:p>
          </table:table-cell>
          <table:table-cell table:formula="of:=[.Q195]" office:value-type="float" office:value="417" calcext:value-type="float">
            <text:p>41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10</text:p>
          </table:table-cell>
          <table:table-cell table:style-name="ce2" office:value-type="float" office:value="6.31" calcext:value-type="float">
            <text:p>6.31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&quot;INSERT INTO public.job_templates(sort_order, tier, product_id, reminder_id, antecedent_array, decendant_array, id, user_id, display_text) VALUES ('&quot;&amp;TEXT([.O194];&quot;0.00&quot;)&amp;&quot;', '&quot;&amp;[.L194]&amp;&quot;', 4, 1, &quot;&amp;[.G194]&amp;&quot;, &quot;&amp;[.H194]&amp;&quot;, &quot;&amp;[.Q194]&amp;&quot;, &quot;&amp;[.B194]&amp;&quot;, '&quot;&amp;[.E194]&amp;&quot;');&quot;" office:value-type="string" office:string-value="INSERT INTO public.job_templates(sort_order, tier, product_id, reminder_id, antecedent_array, decendant_array, id, user_id, display_text) VALUES ('6.31', '501', 4, 1, 415, 417, 416, 13, 'Kit quote');" calcext:value-type="string">
            <text:p>INSERT INTO public.job_templates(sort_order, tier, product_id, reminder_id, antecedent_array, decendant_array, id, user_id, display_text) VALUES ('6.31', '501', 4, 1, 415, 417, 416, 13, 'Kit quote');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struction quote</text:p>
          </table:table-cell>
          <table:table-cell table:style-name="ce2"/>
          <table:table-cell table:formula="of:=[.Q194]" office:value-type="float" office:value="416" calcext:value-type="float">
            <text:p>416</text:p>
          </table:table-cell>
          <table:table-cell table:formula="of:=[.Q196]" office:value-type="float" office:value="418" calcext:value-type="float">
            <text:p>4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11</text:p>
          </table:table-cell>
          <table:table-cell table:style-name="ce2" office:value-type="float" office:value="6.32" calcext:value-type="float">
            <text:p>6.32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&quot;INSERT INTO public.job_templates(sort_order, tier, product_id, reminder_id, antecedent_array, decendant_array, id, user_id, display_text) VALUES ('&quot;&amp;TEXT([.O195];&quot;0.00&quot;)&amp;&quot;', '&quot;&amp;[.L195]&amp;&quot;', 4, 1, &quot;&amp;[.G195]&amp;&quot;, &quot;&amp;[.H195]&amp;&quot;, &quot;&amp;[.Q195]&amp;&quot;, &quot;&amp;[.B195]&amp;&quot;, '&quot;&amp;[.E195]&amp;&quot;');&quot;" office:value-type="string" office:string-value="INSERT INTO public.job_templates(sort_order, tier, product_id, reminder_id, antecedent_array, decendant_array, id, user_id, display_text) VALUES ('6.32', '501', 4, 1, 416, 418, 417, 13, 'Construction quote');" calcext:value-type="string">
            <text:p>INSERT INTO public.job_templates(sort_order, tier, product_id, reminder_id, antecedent_array, decendant_array, id, user_id, display_text) VALUES ('6.32', '501', 4, 1, 416, 418, 417, 13, 'Construction quote');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raft Site plan sent to design</text:p>
          </table:table-cell>
          <table:table-cell table:style-name="ce2"/>
          <table:table-cell table:formula="of:=[.Q195]" office:value-type="float" office:value="417" calcext:value-type="float">
            <text:p>417</text:p>
          </table:table-cell>
          <table:table-cell table:formula="of:=[.Q197]" office:value-type="float" office:value="419" calcext:value-type="float">
            <text:p>41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12</text:p>
          </table:table-cell>
          <table:table-cell table:style-name="ce2" office:value-type="float" office:value="6.33" calcext:value-type="float">
            <text:p>6.33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&quot;INSERT INTO public.job_templates(sort_order, tier, product_id, reminder_id, antecedent_array, decendant_array, id, user_id, display_text) VALUES ('&quot;&amp;TEXT([.O196];&quot;0.00&quot;)&amp;&quot;', '&quot;&amp;[.L196]&amp;&quot;', 4, 1, &quot;&amp;[.G196]&amp;&quot;, &quot;&amp;[.H196]&amp;&quot;, &quot;&amp;[.Q196]&amp;&quot;, &quot;&amp;[.B196]&amp;&quot;, '&quot;&amp;[.E196]&amp;&quot;');&quot;" office:value-type="string" office:string-value="INSERT INTO public.job_templates(sort_order, tier, product_id, reminder_id, antecedent_array, decendant_array, id, user_id, display_text) VALUES ('6.33', '501', 4, 1, 417, 419, 418, 13, 'Draft Site plan sent to design');" calcext:value-type="string">
            <text:p>INSERT INTO public.job_templates(sort_order, tier, product_id, reminder_id, antecedent_array, decendant_array, id, user_id, display_text) VALUES ('6.33', '501', 4, 1, 417, 419, 418, 13, 'Draft Site plan sent to design');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te plan returned from design</text:p>
          </table:table-cell>
          <table:table-cell table:style-name="ce2"/>
          <table:table-cell table:formula="of:=[.Q196]" office:value-type="float" office:value="418" calcext:value-type="float">
            <text:p>418</text:p>
          </table:table-cell>
          <table:table-cell table:formula="of:=[.Q198]" office:value-type="float" office:value="420" calcext:value-type="float">
            <text:p>42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13</text:p>
          </table:table-cell>
          <table:table-cell table:style-name="ce2" office:value-type="float" office:value="6.33999999999999" calcext:value-type="float">
            <text:p>6.33999999999999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&quot;INSERT INTO public.job_templates(sort_order, tier, product_id, reminder_id, antecedent_array, decendant_array, id, user_id, display_text) VALUES ('&quot;&amp;TEXT([.O197];&quot;0.00&quot;)&amp;&quot;', '&quot;&amp;[.L197]&amp;&quot;', 4, 1, &quot;&amp;[.G197]&amp;&quot;, &quot;&amp;[.H197]&amp;&quot;, &quot;&amp;[.Q197]&amp;&quot;, &quot;&amp;[.B197]&amp;&quot;, '&quot;&amp;[.E197]&amp;&quot;');&quot;" office:value-type="string" office:string-value="INSERT INTO public.job_templates(sort_order, tier, product_id, reminder_id, antecedent_array, decendant_array, id, user_id, display_text) VALUES ('6.34', '501', 4, 1, 418, 420, 419, 13, 'Site plan returned from design');" calcext:value-type="string">
            <text:p>INSERT INTO public.job_templates(sort_order, tier, product_id, reminder_id, antecedent_array, decendant_array, id, user_id, display_text) VALUES ('6.34', '501', 4, 1, 418, 420, 419, 13, 'Site plan returned from design');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ngineering</text:p>
          </table:table-cell>
          <table:table-cell table:style-name="ce2"/>
          <table:table-cell table:formula="of:=[.Q197]" office:value-type="float" office:value="419" calcext:value-type="float">
            <text:p>419</text:p>
          </table:table-cell>
          <table:table-cell table:formula="of:=[.Q200]" office:value-type="float" office:value="422" calcext:value-type="float">
            <text:p>42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14</text:p>
          </table:table-cell>
          <table:table-cell table:style-name="ce2" office:value-type="float" office:value="6.34999999999999" calcext:value-type="float">
            <text:p>6.34999999999999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&quot;INSERT INTO public.job_templates(sort_order, tier, product_id, reminder_id, antecedent_array, decendant_array, id, user_id, display_text) VALUES ('&quot;&amp;TEXT([.O198];&quot;0.00&quot;)&amp;&quot;', '&quot;&amp;[.L198]&amp;&quot;', 4, 1, &quot;&amp;[.G198]&amp;&quot;, &quot;&amp;[.H198]&amp;&quot;, &quot;&amp;[.Q198]&amp;&quot;, &quot;&amp;[.B198]&amp;&quot;, '&quot;&amp;[.E198]&amp;&quot;');&quot;" office:value-type="string" office:string-value="INSERT INTO public.job_templates(sort_order, tier, product_id, reminder_id, antecedent_array, decendant_array, id, user_id, display_text) VALUES ('6.35', '501', 4, 1, 419, 422, 420, 13, 'Engineering');" calcext:value-type="string">
            <text:p>INSERT INTO public.job_templates(sort_order, tier, product_id, reminder_id, antecedent_array, decendant_array, id, user_id, display_text) VALUES ('6.35', '501', 4, 1, 419, 422, 420, 13, 'Engineering');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lanning Permit</text:p>
          </table:table-cell>
          <table:table-cell table:style-name="ce1"/>
          <table:table-cell table:style-name="ce1" table:formula="of:=[.Q185]" office:value-type="float" office:value="407" calcext:value-type="float">
            <text:p>407</text:p>
          </table:table-cell>
          <table:table-cell table:style-name="ce1" table:formula="of:=[.Q206]" office:value-type="float" office:value="428" calcext:value-type="float">
            <text:p>42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&quot;INSERT INTO public.job_templates(sort_order, tier, product_id, reminder_id, antecedent_array, decendant_array, id, user_id, display_text) VALUES ('&quot;&amp;TEXT([.O199];&quot;0.00&quot;)&amp;&quot;', '&quot;&amp;[.L199]&amp;&quot;', 4, 1, &quot;&amp;[.G199]&amp;&quot;, &quot;&amp;[.H199]&amp;&quot;, &quot;&amp;[.Q199]&amp;&quot;, &quot;&amp;[.B199]&amp;&quot;, '&quot;&amp;[.E199]&amp;&quot;');&quot;" office:value-type="string" office:string-value="INSERT INTO public.job_templates(sort_order, tier, product_id, reminder_id, antecedent_array, decendant_array, id, user_id, display_text) VALUES ('7.00', '500', 4, 1, 407, 428, 421, 13, 'Planning Permit');" calcext:value-type="string">
            <text:p>INSERT INTO public.job_templates(sort_order, tier, product_id, reminder_id, antecedent_array, decendant_array, id, user_id, display_text) VALUES ('7.00', '500', 4, 1, 407, 428, 421, 13, 'Planning Permit');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sign Site plan</text:p>
          </table:table-cell>
          <table:table-cell table:style-name="ce2"/>
          <table:table-cell table:formula="of:=[.Q199]" office:value-type="float" office:value="421" calcext:value-type="float">
            <text:p>421</text:p>
          </table:table-cell>
          <table:table-cell table:formula="of:=[.Q201]" office:value-type="float" office:value="423" calcext:value-type="float">
            <text:p>42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1.01</text:p>
          </table:table-cell>
          <table:table-cell table:style-name="ce2" office:value-type="float" office:value="7.35999999999999" calcext:value-type="float">
            <text:p>7.35999999999999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&quot;INSERT INTO public.job_templates(sort_order, tier, product_id, reminder_id, antecedent_array, decendant_array, id, user_id, display_text) VALUES ('&quot;&amp;TEXT([.O200];&quot;0.00&quot;)&amp;&quot;', '&quot;&amp;[.L200]&amp;&quot;', 4, 1, &quot;&amp;[.G200]&amp;&quot;, &quot;&amp;[.H200]&amp;&quot;, &quot;&amp;[.Q200]&amp;&quot;, &quot;&amp;[.B200]&amp;&quot;, '&quot;&amp;[.E200]&amp;&quot;');&quot;" office:value-type="string" office:string-value="INSERT INTO public.job_templates(sort_order, tier, product_id, reminder_id, antecedent_array, decendant_array, id, user_id, display_text) VALUES ('7.36', '501', 4, 1, 421, 423, 422, 13, 'Design Site plan');" calcext:value-type="string">
            <text:p>INSERT INTO public.job_templates(sort_order, tier, product_id, reminder_id, antecedent_array, decendant_array, id, user_id, display_text) VALUES ('7.36', '501', 4, 1, 421, 423, 422, 13, 'Design Site plan');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ning permit application submitted</text:p>
          </table:table-cell>
          <table:table-cell table:style-name="ce2" office:value-type="string" calcext:value-type="string">
            <text:p>Date: </text:p>
          </table:table-cell>
          <table:table-cell table:formula="of:=[.Q200]" office:value-type="float" office:value="422" calcext:value-type="float">
            <text:p>422</text:p>
          </table:table-cell>
          <table:table-cell table:formula="of:=[.Q202]" office:value-type="float" office:value="424" calcext:value-type="float">
            <text:p>42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1.01</text:p>
          </table:table-cell>
          <table:table-cell table:style-name="ce2" office:value-type="float" office:value="7.36999999999999" calcext:value-type="float">
            <text:p>7.36999999999999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&quot;INSERT INTO public.job_templates(sort_order, tier, product_id, reminder_id, antecedent_array, decendant_array, id, user_id, display_text) VALUES ('&quot;&amp;TEXT([.O201];&quot;0.00&quot;)&amp;&quot;', '&quot;&amp;[.L201]&amp;&quot;', 4, 1, &quot;&amp;[.G201]&amp;&quot;, &quot;&amp;[.H201]&amp;&quot;, &quot;&amp;[.Q201]&amp;&quot;, &quot;&amp;[.B201]&amp;&quot;, '&quot;&amp;[.E201]&amp;&quot;');&quot;" office:value-type="string" office:string-value="INSERT INTO public.job_templates(sort_order, tier, product_id, reminder_id, antecedent_array, decendant_array, id, user_id, display_text) VALUES ('7.37', '501', 4, 1, 422, 424, 423, 13, 'Planning permit application submitted');" calcext:value-type="string">
            <text:p>INSERT INTO public.job_templates(sort_order, tier, product_id, reminder_id, antecedent_array, decendant_array, id, user_id, display_text) VALUES ('7.37', '501', 4, 1, 422, 424, 423, 13, 'Planning permit application submitted');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ning permit fee paid</text:p>
          </table:table-cell>
          <table:table-cell table:style-name="ce2" office:value-type="string" calcext:value-type="string">
            <text:p>Date: </text:p>
          </table:table-cell>
          <table:table-cell table:formula="of:=[.Q201]" office:value-type="float" office:value="423" calcext:value-type="float">
            <text:p>423</text:p>
          </table:table-cell>
          <table:table-cell table:formula="of:=[.Q203]" office:value-type="float" office:value="425" calcext:value-type="float">
            <text:p>4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1.02</text:p>
          </table:table-cell>
          <table:table-cell table:style-name="ce2" office:value-type="float" office:value="7.37999999999999" calcext:value-type="float">
            <text:p>7.37999999999999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&quot;INSERT INTO public.job_templates(sort_order, tier, product_id, reminder_id, antecedent_array, decendant_array, id, user_id, display_text) VALUES ('&quot;&amp;TEXT([.O202];&quot;0.00&quot;)&amp;&quot;', '&quot;&amp;[.L202]&amp;&quot;', 4, 1, &quot;&amp;[.G202]&amp;&quot;, &quot;&amp;[.H202]&amp;&quot;, &quot;&amp;[.Q202]&amp;&quot;, &quot;&amp;[.B202]&amp;&quot;, '&quot;&amp;[.E202]&amp;&quot;');&quot;" office:value-type="string" office:string-value="INSERT INTO public.job_templates(sort_order, tier, product_id, reminder_id, antecedent_array, decendant_array, id, user_id, display_text) VALUES ('7.38', '501', 4, 1, 423, 425, 424, 13, 'Planning permit fee paid');" calcext:value-type="string">
            <text:p>INSERT INTO public.job_templates(sort_order, tier, product_id, reminder_id, antecedent_array, decendant_array, id, user_id, display_text) VALUES ('7.38', '501', 4, 1, 423, 425, 424, 13, 'Planning permit fee paid');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ning permit contact</text:p>
          </table:table-cell>
          <table:table-cell table:style-name="ce2" office:value-type="string" calcext:value-type="string">
            <text:p>Name: </text:p>
          </table:table-cell>
          <table:table-cell table:formula="of:=[.Q202]" office:value-type="float" office:value="424" calcext:value-type="float">
            <text:p>424</text:p>
          </table:table-cell>
          <table:table-cell table:formula="of:=[.Q204]" office:value-type="float" office:value="426" calcext:value-type="float">
            <text:p>42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1.03</text:p>
          </table:table-cell>
          <table:table-cell table:style-name="ce2" office:value-type="float" office:value="7.38999999999999" calcext:value-type="float">
            <text:p>7.38999999999999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&quot;INSERT INTO public.job_templates(sort_order, tier, product_id, reminder_id, antecedent_array, decendant_array, id, user_id, display_text) VALUES ('&quot;&amp;TEXT([.O203];&quot;0.00&quot;)&amp;&quot;', '&quot;&amp;[.L203]&amp;&quot;', 4, 1, &quot;&amp;[.G203]&amp;&quot;, &quot;&amp;[.H203]&amp;&quot;, &quot;&amp;[.Q203]&amp;&quot;, &quot;&amp;[.B203]&amp;&quot;, '&quot;&amp;[.E203]&amp;&quot;');&quot;" office:value-type="string" office:string-value="INSERT INTO public.job_templates(sort_order, tier, product_id, reminder_id, antecedent_array, decendant_array, id, user_id, display_text) VALUES ('7.39', '501', 4, 1, 424, 426, 425, 13, 'Planning permit contact');" calcext:value-type="string">
            <text:p>INSERT INTO public.job_templates(sort_order, tier, product_id, reminder_id, antecedent_array, decendant_array, id, user_id, display_text) VALUES ('7.39', '501', 4, 1, 424, 426, 425, 13, 'Planning permit contact');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ollow up schedule</text:p>
          </table:table-cell>
          <table:table-cell table:style-name="ce2"/>
          <table:table-cell table:formula="of:=[.Q203]" office:value-type="float" office:value="425" calcext:value-type="float">
            <text:p>425</text:p>
          </table:table-cell>
          <table:table-cell table:formula="of:=[.Q205]" office:value-type="float" office:value="427" calcext:value-type="float">
            <text:p>42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1.07</text:p>
          </table:table-cell>
          <table:table-cell table:style-name="ce2" office:value-type="float" office:value="7.39999999999999" calcext:value-type="float">
            <text:p>7.39999999999999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&quot;INSERT INTO public.job_templates(sort_order, tier, product_id, reminder_id, antecedent_array, decendant_array, id, user_id, display_text) VALUES ('&quot;&amp;TEXT([.O204];&quot;0.00&quot;)&amp;&quot;', '&quot;&amp;[.L204]&amp;&quot;', 4, 1, &quot;&amp;[.G204]&amp;&quot;, &quot;&amp;[.H204]&amp;&quot;, &quot;&amp;[.Q204]&amp;&quot;, &quot;&amp;[.B204]&amp;&quot;, '&quot;&amp;[.E204]&amp;&quot;');&quot;" office:value-type="string" office:string-value="INSERT INTO public.job_templates(sort_order, tier, product_id, reminder_id, antecedent_array, decendant_array, id, user_id, display_text) VALUES ('7.40', '501', 4, 1, 425, 427, 426, 13, 'Follow up schedule');" calcext:value-type="string">
            <text:p>INSERT INTO public.job_templates(sort_order, tier, product_id, reminder_id, antecedent_array, decendant_array, id, user_id, display_text) VALUES ('7.40', '501', 4, 1, 425, 427, 426, 13, 'Follow up schedule');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ning permit issued</text:p>
          </table:table-cell>
          <table:table-cell table:style-name="ce2" office:value-type="string" calcext:value-type="string">
            <text:p>Date: </text:p>
          </table:table-cell>
          <table:table-cell table:formula="of:=[.Q204]" office:value-type="float" office:value="426" calcext:value-type="float">
            <text:p>426</text:p>
          </table:table-cell>
          <table:table-cell table:formula="of:=[.Q207]" office:value-type="float" office:value="429" calcext:value-type="float">
            <text:p>4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1.09</text:p>
          </table:table-cell>
          <table:table-cell table:style-name="ce2" office:value-type="float" office:value="7.40999999999999" calcext:value-type="float">
            <text:p>7.40999999999999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&quot;INSERT INTO public.job_templates(sort_order, tier, product_id, reminder_id, antecedent_array, decendant_array, id, user_id, display_text) VALUES ('&quot;&amp;TEXT([.O205];&quot;0.00&quot;)&amp;&quot;', '&quot;&amp;[.L205]&amp;&quot;', 4, 1, &quot;&amp;[.G205]&amp;&quot;, &quot;&amp;[.H205]&amp;&quot;, &quot;&amp;[.Q205]&amp;&quot;, &quot;&amp;[.B205]&amp;&quot;, '&quot;&amp;[.E205]&amp;&quot;');&quot;" office:value-type="string" office:string-value="INSERT INTO public.job_templates(sort_order, tier, product_id, reminder_id, antecedent_array, decendant_array, id, user_id, display_text) VALUES ('7.41', '501', 4, 1, 426, 429, 427, 13, 'Planning permit issued');" calcext:value-type="string">
            <text:p>INSERT INTO public.job_templates(sort_order, tier, product_id, reminder_id, antecedent_array, decendant_array, id, user_id, display_text) VALUES ('7.41', '501', 4, 1, 426, 429, 427, 13, 'Planning permit issued');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uilding Permit</text:p>
          </table:table-cell>
          <table:table-cell table:style-name="ce1"/>
          <table:table-cell table:style-name="ce1" table:formula="of:=[.Q199]" office:value-type="float" office:value="421" calcext:value-type="float">
            <text:p>421</text:p>
          </table:table-cell>
          <table:table-cell table:style-name="ce1" table:formula="of:=[.Q220]" office:value-type="float" office:value="442" calcext:value-type="float">
            <text:p>44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&quot;INSERT INTO public.job_templates(sort_order, tier, product_id, reminder_id, antecedent_array, decendant_array, id, user_id, display_text) VALUES ('&quot;&amp;TEXT([.O206];&quot;0.00&quot;)&amp;&quot;', '&quot;&amp;[.L206]&amp;&quot;', 4, 1, &quot;&amp;[.G206]&amp;&quot;, &quot;&amp;[.H206]&amp;&quot;, &quot;&amp;[.Q206]&amp;&quot;, &quot;&amp;[.B206]&amp;&quot;, '&quot;&amp;[.E206]&amp;&quot;');&quot;" office:value-type="string" office:string-value="INSERT INTO public.job_templates(sort_order, tier, product_id, reminder_id, antecedent_array, decendant_array, id, user_id, display_text) VALUES ('8.00', '500', 4, 1, 421, 442, 428, 13, 'Building Permit');" calcext:value-type="string">
            <text:p>INSERT INTO public.job_templates(sort_order, tier, product_id, reminder_id, antecedent_array, decendant_array, id, user_id, display_text) VALUES ('8.00', '500', 4, 1, 421, 442, 428, 13, 'Building Permit');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sign Site plan</text:p>
          </table:table-cell>
          <table:table-cell table:style-name="ce2"/>
          <table:table-cell table:formula="of:=[.Q206]" office:value-type="float" office:value="428" calcext:value-type="float">
            <text:p>428</text:p>
          </table:table-cell>
          <table:table-cell table:formula="of:=[.Q208]" office:value-type="float" office:value="430" calcext:value-type="float">
            <text:p>43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1</text:p>
          </table:table-cell>
          <table:table-cell table:style-name="ce2" office:value-type="float" office:value="8.41999999999999" calcext:value-type="float">
            <text:p>8.4199999999999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&quot;INSERT INTO public.job_templates(sort_order, tier, product_id, reminder_id, antecedent_array, decendant_array, id, user_id, display_text) VALUES ('&quot;&amp;TEXT([.O207];&quot;0.00&quot;)&amp;&quot;', '&quot;&amp;[.L207]&amp;&quot;', 4, 1, &quot;&amp;[.G207]&amp;&quot;, &quot;&amp;[.H207]&amp;&quot;, &quot;&amp;[.Q207]&amp;&quot;, &quot;&amp;[.B207]&amp;&quot;, '&quot;&amp;[.E207]&amp;&quot;');&quot;" office:value-type="string" office:string-value="INSERT INTO public.job_templates(sort_order, tier, product_id, reminder_id, antecedent_array, decendant_array, id, user_id, display_text) VALUES ('8.42', '501', 4, 1, 428, 430, 429, 13, 'Design Site plan');" calcext:value-type="string">
            <text:p>INSERT INTO public.job_templates(sort_order, tier, product_id, reminder_id, antecedent_array, decendant_array, id, user_id, display_text) VALUES ('8.42', '501', 4, 1, 428, 430, 429, 13, 'Design Site plan');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gned Building Surveyor appointed</text:p>
          </table:table-cell>
          <table:table-cell table:style-name="ce2"/>
          <table:table-cell table:formula="of:=[.Q207]" office:value-type="float" office:value="429" calcext:value-type="float">
            <text:p>429</text:p>
          </table:table-cell>
          <table:table-cell table:formula="of:=[.Q209]" office:value-type="float" office:value="431" calcext:value-type="float">
            <text:p>43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2</text:p>
          </table:table-cell>
          <table:table-cell table:style-name="ce2" office:value-type="float" office:value="8.42999999999999" calcext:value-type="float">
            <text:p>8.42999999999999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&quot;INSERT INTO public.job_templates(sort_order, tier, product_id, reminder_id, antecedent_array, decendant_array, id, user_id, display_text) VALUES ('&quot;&amp;TEXT([.O208];&quot;0.00&quot;)&amp;&quot;', '&quot;&amp;[.L208]&amp;&quot;', 4, 1, &quot;&amp;[.G208]&amp;&quot;, &quot;&amp;[.H208]&amp;&quot;, &quot;&amp;[.Q208]&amp;&quot;, &quot;&amp;[.B208]&amp;&quot;, '&quot;&amp;[.E208]&amp;&quot;');&quot;" office:value-type="string" office:string-value="INSERT INTO public.job_templates(sort_order, tier, product_id, reminder_id, antecedent_array, decendant_array, id, user_id, display_text) VALUES ('8.43', '501', 4, 1, 429, 431, 430, 13, 'Signed Building Surveyor appointed');" calcext:value-type="string">
            <text:p>INSERT INTO public.job_templates(sort_order, tier, product_id, reminder_id, antecedent_array, decendant_array, id, user_id, display_text) VALUES ('8.43', '501', 4, 1, 429, 431, 430, 13, 'Signed Building Surveyor appointed');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ilding Permit application submitted date</text:p>
          </table:table-cell>
          <table:table-cell table:style-name="ce2"/>
          <table:table-cell table:formula="of:=[.Q208]" office:value-type="float" office:value="430" calcext:value-type="float">
            <text:p>430</text:p>
          </table:table-cell>
          <table:table-cell table:formula="of:=[.Q210]" office:value-type="float" office:value="432" calcext:value-type="float">
            <text:p>43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3</text:p>
          </table:table-cell>
          <table:table-cell table:style-name="ce2" office:value-type="float" office:value="8.43999999999999" calcext:value-type="float">
            <text:p>8.43999999999999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&quot;INSERT INTO public.job_templates(sort_order, tier, product_id, reminder_id, antecedent_array, decendant_array, id, user_id, display_text) VALUES ('&quot;&amp;TEXT([.O209];&quot;0.00&quot;)&amp;&quot;', '&quot;&amp;[.L209]&amp;&quot;', 4, 1, &quot;&amp;[.G209]&amp;&quot;, &quot;&amp;[.H209]&amp;&quot;, &quot;&amp;[.Q209]&amp;&quot;, &quot;&amp;[.B209]&amp;&quot;, '&quot;&amp;[.E209]&amp;&quot;');&quot;" office:value-type="string" office:string-value="INSERT INTO public.job_templates(sort_order, tier, product_id, reminder_id, antecedent_array, decendant_array, id, user_id, display_text) VALUES ('8.44', '501', 4, 1, 430, 432, 431, 13, 'Building Permit application submitted date');" calcext:value-type="string">
            <text:p>INSERT INTO public.job_templates(sort_order, tier, product_id, reminder_id, antecedent_array, decendant_array, id, user_id, display_text) VALUES ('8.44', '501', 4, 1, 430, 432, 431, 13, 'Building Permit application submitted date');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FI received</text:p>
          </table:table-cell>
          <table:table-cell table:style-name="ce2"/>
          <table:table-cell table:formula="of:=[.Q209]" office:value-type="float" office:value="431" calcext:value-type="float">
            <text:p>431</text:p>
          </table:table-cell>
          <table:table-cell table:formula="of:=[.Q211]" office:value-type="float" office:value="433" calcext:value-type="float">
            <text:p>43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4</text:p>
          </table:table-cell>
          <table:table-cell table:style-name="ce2" office:value-type="float" office:value="8.44999999999999" calcext:value-type="float">
            <text:p>8.4499999999999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&quot;INSERT INTO public.job_templates(sort_order, tier, product_id, reminder_id, antecedent_array, decendant_array, id, user_id, display_text) VALUES ('&quot;&amp;TEXT([.O210];&quot;0.00&quot;)&amp;&quot;', '&quot;&amp;[.L210]&amp;&quot;', 4, 1, &quot;&amp;[.G210]&amp;&quot;, &quot;&amp;[.H210]&amp;&quot;, &quot;&amp;[.Q210]&amp;&quot;, &quot;&amp;[.B210]&amp;&quot;, '&quot;&amp;[.E210]&amp;&quot;');&quot;" office:value-type="string" office:string-value="INSERT INTO public.job_templates(sort_order, tier, product_id, reminder_id, antecedent_array, decendant_array, id, user_id, display_text) VALUES ('8.45', '501', 4, 1, 431, 433, 432, 13, 'RFI received');" calcext:value-type="string">
            <text:p>INSERT INTO public.job_templates(sort_order, tier, product_id, reminder_id, antecedent_array, decendant_array, id, user_id, display_text) VALUES ('8.45', '501', 4, 1, 431, 433, 432, 13, 'RFI received');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FI responded</text:p>
          </table:table-cell>
          <table:table-cell table:style-name="ce2"/>
          <table:table-cell table:formula="of:=[.Q210]" office:value-type="float" office:value="432" calcext:value-type="float">
            <text:p>432</text:p>
          </table:table-cell>
          <table:table-cell table:formula="of:=[.Q212]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6</text:p>
          </table:table-cell>
          <table:table-cell table:style-name="ce2" office:value-type="float" office:value="8.45999999999999" calcext:value-type="float">
            <text:p>8.4599999999999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&quot;INSERT INTO public.job_templates(sort_order, tier, product_id, reminder_id, antecedent_array, decendant_array, id, user_id, display_text) VALUES ('&quot;&amp;TEXT([.O211];&quot;0.00&quot;)&amp;&quot;', '&quot;&amp;[.L211]&amp;&quot;', 4, 1, &quot;&amp;[.G211]&amp;&quot;, &quot;&amp;[.H211]&amp;&quot;, &quot;&amp;[.Q211]&amp;&quot;, &quot;&amp;[.B211]&amp;&quot;, '&quot;&amp;[.E211]&amp;&quot;');&quot;" office:value-type="string" office:string-value="INSERT INTO public.job_templates(sort_order, tier, product_id, reminder_id, antecedent_array, decendant_array, id, user_id, display_text) VALUES ('8.46', '501', 4, 1, 432, 434, 433, 13, 'RFI responded');" calcext:value-type="string">
            <text:p>INSERT INTO public.job_templates(sort_order, tier, product_id, reminder_id, antecedent_array, decendant_array, id, user_id, display_text) VALUES ('8.46', '501', 4, 1, 432, 434, 433, 13, 'RFI responded');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ilding Surveyor Invoice received</text:p>
          </table:table-cell>
          <table:table-cell table:style-name="ce2"/>
          <table:table-cell table:formula="of:=[.Q211]" office:value-type="float" office:value="433" calcext:value-type="float">
            <text:p>433</text:p>
          </table:table-cell>
          <table:table-cell table:formula="of:=[.Q213]" office:value-type="float" office:value="435" calcext:value-type="float">
            <text:p>43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7</text:p>
          </table:table-cell>
          <table:table-cell table:style-name="ce2" office:value-type="float" office:value="8.46999999999999" calcext:value-type="float">
            <text:p>8.46999999999999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&quot;INSERT INTO public.job_templates(sort_order, tier, product_id, reminder_id, antecedent_array, decendant_array, id, user_id, display_text) VALUES ('&quot;&amp;TEXT([.O212];&quot;0.00&quot;)&amp;&quot;', '&quot;&amp;[.L212]&amp;&quot;', 4, 1, &quot;&amp;[.G212]&amp;&quot;, &quot;&amp;[.H212]&amp;&quot;, &quot;&amp;[.Q212]&amp;&quot;, &quot;&amp;[.B212]&amp;&quot;, '&quot;&amp;[.E212]&amp;&quot;');&quot;" office:value-type="string" office:string-value="INSERT INTO public.job_templates(sort_order, tier, product_id, reminder_id, antecedent_array, decendant_array, id, user_id, display_text) VALUES ('8.47', '501', 4, 1, 433, 435, 434, 13, 'Building Surveyor Invoice received');" calcext:value-type="string">
            <text:p>INSERT INTO public.job_templates(sort_order, tier, product_id, reminder_id, antecedent_array, decendant_array, id, user_id, display_text) VALUES ('8.47', '501', 4, 1, 433, 435, 434, 13, 'Building Surveyor Invoice received');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lance of BP to be invoiced or not required</text:p>
          </table:table-cell>
          <table:table-cell table:style-name="ce2" office:value-type="string" calcext:value-type="string">
            <text:p>2 tick options not yet included: Yes or No</text:p>
          </table:table-cell>
          <table:table-cell table:formula="of:=[.Q212]" office:value-type="float" office:value="434" calcext:value-type="float">
            <text:p>434</text:p>
          </table:table-cell>
          <table:table-cell table:formula="of:=[.Q214]" office:value-type="float" office:value="436" calcext:value-type="float">
            <text:p>43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8</text:p>
          </table:table-cell>
          <table:table-cell table:style-name="ce2" office:value-type="float" office:value="8.47999999999999" calcext:value-type="float">
            <text:p>8.47999999999999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&quot;INSERT INTO public.job_templates(sort_order, tier, product_id, reminder_id, antecedent_array, decendant_array, id, user_id, display_text) VALUES ('&quot;&amp;TEXT([.O213];&quot;0.00&quot;)&amp;&quot;', '&quot;&amp;[.L213]&amp;&quot;', 4, 1, &quot;&amp;[.G213]&amp;&quot;, &quot;&amp;[.H213]&amp;&quot;, &quot;&amp;[.Q213]&amp;&quot;, &quot;&amp;[.B213]&amp;&quot;, '&quot;&amp;[.E213]&amp;&quot;');&quot;" office:value-type="string" office:string-value="INSERT INTO public.job_templates(sort_order, tier, product_id, reminder_id, antecedent_array, decendant_array, id, user_id, display_text) VALUES ('8.48', '501', 4, 1, 434, 436, 435, 13, 'Balance of BP to be invoiced or not required');" calcext:value-type="string">
            <text:p>INSERT INTO public.job_templates(sort_order, tier, product_id, reminder_id, antecedent_array, decendant_array, id, user_id, display_text) VALUES ('8.48', '501', 4, 1, 434, 436, 435, 13, 'Balance of BP to be invoiced or not required');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ilding Surveyor Invoice paid</text:p>
          </table:table-cell>
          <table:table-cell table:style-name="ce2" office:value-type="string" calcext:value-type="string">
            <text:p>Date: </text:p>
          </table:table-cell>
          <table:table-cell table:formula="of:=[.Q213]" office:value-type="float" office:value="435" calcext:value-type="float">
            <text:p>435</text:p>
          </table:table-cell>
          <table:table-cell table:formula="of:=[.Q215]" office:value-type="float" office:value="437" calcext:value-type="float">
            <text:p>43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9</text:p>
          </table:table-cell>
          <table:table-cell table:style-name="ce2" office:value-type="float" office:value="8.48999999999999" calcext:value-type="float">
            <text:p>8.48999999999999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&quot;INSERT INTO public.job_templates(sort_order, tier, product_id, reminder_id, antecedent_array, decendant_array, id, user_id, display_text) VALUES ('&quot;&amp;TEXT([.O214];&quot;0.00&quot;)&amp;&quot;', '&quot;&amp;[.L214]&amp;&quot;', 4, 1, &quot;&amp;[.G214]&amp;&quot;, &quot;&amp;[.H214]&amp;&quot;, &quot;&amp;[.Q214]&amp;&quot;, &quot;&amp;[.B214]&amp;&quot;, '&quot;&amp;[.E214]&amp;&quot;');&quot;" office:value-type="string" office:string-value="INSERT INTO public.job_templates(sort_order, tier, product_id, reminder_id, antecedent_array, decendant_array, id, user_id, display_text) VALUES ('8.49', '501', 4, 1, 435, 437, 436, 13, 'Building Surveyor Invoice paid');" calcext:value-type="string">
            <text:p>INSERT INTO public.job_templates(sort_order, tier, product_id, reminder_id, antecedent_array, decendant_array, id, user_id, display_text) VALUES ('8.49', '501', 4, 1, 435, 437, 436, 13, 'Building Surveyor Invoice paid');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ermit issued date</text:p>
          </table:table-cell>
          <table:table-cell table:style-name="ce2" office:value-type="string" calcext:value-type="string">
            <text:p>Date: </text:p>
          </table:table-cell>
          <table:table-cell table:formula="of:=[.Q214]" office:value-type="float" office:value="436" calcext:value-type="float">
            <text:p>436</text:p>
          </table:table-cell>
          <table:table-cell table:formula="of:=[.Q216]" office:value-type="float" office:value="438" calcext:value-type="float">
            <text:p>43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10</text:p>
          </table:table-cell>
          <table:table-cell table:style-name="ce2" office:value-type="float" office:value="8.49999999999999" calcext:value-type="float">
            <text:p>8.49999999999999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&quot;INSERT INTO public.job_templates(sort_order, tier, product_id, reminder_id, antecedent_array, decendant_array, id, user_id, display_text) VALUES ('&quot;&amp;TEXT([.O215];&quot;0.00&quot;)&amp;&quot;', '&quot;&amp;[.L215]&amp;&quot;', 4, 1, &quot;&amp;[.G215]&amp;&quot;, &quot;&amp;[.H215]&amp;&quot;, &quot;&amp;[.Q215]&amp;&quot;, &quot;&amp;[.B215]&amp;&quot;, '&quot;&amp;[.E215]&amp;&quot;');&quot;" office:value-type="string" office:string-value="INSERT INTO public.job_templates(sort_order, tier, product_id, reminder_id, antecedent_array, decendant_array, id, user_id, display_text) VALUES ('8.50', '501', 4, 1, 436, 438, 437, 13, 'Permit issued date');" calcext:value-type="string">
            <text:p>INSERT INTO public.job_templates(sort_order, tier, product_id, reminder_id, antecedent_array, decendant_array, id, user_id, display_text) VALUES ('8.50', '501', 4, 1, 436, 438, 437, 13, 'Permit issued date');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ermit Number</text:p>
          </table:table-cell>
          <table:table-cell table:style-name="ce2" office:value-type="string" calcext:value-type="string">
            <text:p>Enter permit number: </text:p>
          </table:table-cell>
          <table:table-cell table:formula="of:=[.Q215]" office:value-type="float" office:value="437" calcext:value-type="float">
            <text:p>437</text:p>
          </table:table-cell>
          <table:table-cell table:formula="of:=[.Q217]" office:value-type="float" office:value="439" calcext:value-type="float">
            <text:p>43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11</text:p>
          </table:table-cell>
          <table:table-cell table:style-name="ce2" office:value-type="float" office:value="8.50999999999999" calcext:value-type="float">
            <text:p>8.50999999999999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&quot;INSERT INTO public.job_templates(sort_order, tier, product_id, reminder_id, antecedent_array, decendant_array, id, user_id, display_text) VALUES ('&quot;&amp;TEXT([.O216];&quot;0.00&quot;)&amp;&quot;', '&quot;&amp;[.L216]&amp;&quot;', 4, 1, &quot;&amp;[.G216]&amp;&quot;, &quot;&amp;[.H216]&amp;&quot;, &quot;&amp;[.Q216]&amp;&quot;, &quot;&amp;[.B216]&amp;&quot;, '&quot;&amp;[.E216]&amp;&quot;');&quot;" office:value-type="string" office:string-value="INSERT INTO public.job_templates(sort_order, tier, product_id, reminder_id, antecedent_array, decendant_array, id, user_id, display_text) VALUES ('8.51', '501', 4, 1, 437, 439, 438, 13, 'Permit Number');" calcext:value-type="string">
            <text:p>INSERT INTO public.job_templates(sort_order, tier, product_id, reminder_id, antecedent_array, decendant_array, id, user_id, display_text) VALUES ('8.51', '501', 4, 1, 437, 439, 438, 13, 'Permit Number');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FI action required 1</text:p>
          </table:table-cell>
          <table:table-cell table:style-name="ce2"/>
          <table:table-cell table:formula="of:=[.Q216]" office:value-type="float" office:value="438" calcext:value-type="float">
            <text:p>438</text:p>
          </table:table-cell>
          <table:table-cell table:formula="of:=[.Q218]" office:value-type="float" office:value="440" calcext:value-type="float">
            <text:p>44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5a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5a</text:p>
          </table:table-cell>
          <table:table-cell table:style-name="ce2" office:value-type="float" office:value="8.51999999999999" calcext:value-type="float">
            <text:p>8.51999999999999</text:p>
          </table:table-cell>
          <table:table-cell/>
          <table:table-cell office:value-type="float" office:value="439" calcext:value-type="float">
            <text:p>439</text:p>
          </table:table-cell>
          <table:table-cell table:formula="of:=&quot;INSERT INTO public.job_templates(sort_order, tier, product_id, reminder_id, antecedent_array, decendant_array, id, user_id, display_text) VALUES ('&quot;&amp;TEXT([.O217];&quot;0.00&quot;)&amp;&quot;', '&quot;&amp;[.L217]&amp;&quot;', 4, 1, &quot;&amp;[.G217]&amp;&quot;, &quot;&amp;[.H217]&amp;&quot;, &quot;&amp;[.Q217]&amp;&quot;, &quot;&amp;[.B217]&amp;&quot;, '&quot;&amp;[.E217]&amp;&quot;');&quot;" office:value-type="string" office:string-value="INSERT INTO public.job_templates(sort_order, tier, product_id, reminder_id, antecedent_array, decendant_array, id, user_id, display_text) VALUES ('8.52', '501', 4, 1, 438, 440, 439, 13, 'RFI action required 1');" calcext:value-type="string">
            <text:p>INSERT INTO public.job_templates(sort_order, tier, product_id, reminder_id, antecedent_array, decendant_array, id, user_id, display_text) VALUES ('8.52', '501', 4, 1, 438, 440, 439, 13, 'RFI action required 1');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FI action required 2</text:p>
          </table:table-cell>
          <table:table-cell table:style-name="ce2"/>
          <table:table-cell table:formula="of:=[.Q217]" office:value-type="float" office:value="439" calcext:value-type="float">
            <text:p>439</text:p>
          </table:table-cell>
          <table:table-cell table:formula="of:=[.Q219]" office:value-type="float" office:value="441" calcext:value-type="float">
            <text:p>4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5b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5b</text:p>
          </table:table-cell>
          <table:table-cell table:style-name="ce2" office:value-type="float" office:value="8.52999999999999" calcext:value-type="float">
            <text:p>8.52999999999999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&quot;INSERT INTO public.job_templates(sort_order, tier, product_id, reminder_id, antecedent_array, decendant_array, id, user_id, display_text) VALUES ('&quot;&amp;TEXT([.O218];&quot;0.00&quot;)&amp;&quot;', '&quot;&amp;[.L218]&amp;&quot;', 4, 1, &quot;&amp;[.G218]&amp;&quot;, &quot;&amp;[.H218]&amp;&quot;, &quot;&amp;[.Q218]&amp;&quot;, &quot;&amp;[.B218]&amp;&quot;, '&quot;&amp;[.E218]&amp;&quot;');&quot;" office:value-type="string" office:string-value="INSERT INTO public.job_templates(sort_order, tier, product_id, reminder_id, antecedent_array, decendant_array, id, user_id, display_text) VALUES ('8.53', '501', 4, 1, 439, 441, 440, 13, 'RFI action required 2');" calcext:value-type="string">
            <text:p>INSERT INTO public.job_templates(sort_order, tier, product_id, reminder_id, antecedent_array, decendant_array, id, user_id, display_text) VALUES ('8.53', '501', 4, 1, 439, 441, 440, 13, 'RFI action required 2');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FI action required 3</text:p>
          </table:table-cell>
          <table:table-cell table:style-name="ce2"/>
          <table:table-cell table:formula="of:=[.Q218]" office:value-type="float" office:value="440" calcext:value-type="float">
            <text:p>440</text:p>
          </table:table-cell>
          <table:table-cell table:formula="of:=[.Q221]" office:value-type="float" office:value="443" calcext:value-type="float">
            <text:p>44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5c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5c</text:p>
          </table:table-cell>
          <table:table-cell table:style-name="ce2" office:value-type="float" office:value="8.53999999999999" calcext:value-type="float">
            <text:p>8.53999999999999</text:p>
          </table:table-cell>
          <table:table-cell/>
          <table:table-cell office:value-type="float" office:value="441" calcext:value-type="float">
            <text:p>441</text:p>
          </table:table-cell>
          <table:table-cell table:formula="of:=&quot;INSERT INTO public.job_templates(sort_order, tier, product_id, reminder_id, antecedent_array, decendant_array, id, user_id, display_text) VALUES ('&quot;&amp;TEXT([.O219];&quot;0.00&quot;)&amp;&quot;', '&quot;&amp;[.L219]&amp;&quot;', 4, 1, &quot;&amp;[.G219]&amp;&quot;, &quot;&amp;[.H219]&amp;&quot;, &quot;&amp;[.Q219]&amp;&quot;, &quot;&amp;[.B219]&amp;&quot;, '&quot;&amp;[.E219]&amp;&quot;');&quot;" office:value-type="string" office:string-value="INSERT INTO public.job_templates(sort_order, tier, product_id, reminder_id, antecedent_array, decendant_array, id, user_id, display_text) VALUES ('8.54', '501', 4, 1, 440, 443, 441, 13, 'RFI action required 3');" calcext:value-type="string">
            <text:p>INSERT INTO public.job_templates(sort_order, tier, product_id, reminder_id, antecedent_array, decendant_array, id, user_id, display_text) VALUES ('8.54', '501', 4, 1, 440, 443, 441, 13, 'RFI action required 3');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wner doing own Permit</text:p>
          </table:table-cell>
          <table:table-cell table:style-name="ce1"/>
          <table:table-cell table:style-name="ce1" table:formula="of:=[.Q206]" office:value-type="float" office:value="428" calcext:value-type="float">
            <text:p>428</text:p>
          </table:table-cell>
          <table:table-cell table:style-name="ce1" table:formula="of:=[.Q226]" office:value-type="float" office:value="448" calcext:value-type="float">
            <text:p>44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442" calcext:value-type="float">
            <text:p>442</text:p>
          </table:table-cell>
          <table:table-cell table:formula="of:=&quot;INSERT INTO public.job_templates(sort_order, tier, product_id, reminder_id, antecedent_array, decendant_array, id, user_id, display_text) VALUES ('&quot;&amp;TEXT([.O220];&quot;0.00&quot;)&amp;&quot;', '&quot;&amp;[.L220]&amp;&quot;', 4, 1, &quot;&amp;[.G220]&amp;&quot;, &quot;&amp;[.H220]&amp;&quot;, &quot;&amp;[.Q220]&amp;&quot;, &quot;&amp;[.B220]&amp;&quot;, '&quot;&amp;[.E220]&amp;&quot;');&quot;" office:value-type="string" office:string-value="INSERT INTO public.job_templates(sort_order, tier, product_id, reminder_id, antecedent_array, decendant_array, id, user_id, display_text) VALUES ('9.00', '500', 4, 1, 428, 448, 442, 12, 'Owner doing own Permit');" calcext:value-type="string">
            <text:p>INSERT INTO public.job_templates(sort_order, tier, product_id, reminder_id, antecedent_array, decendant_array, id, user_id, display_text) VALUES ('9.00', '500', 4, 1, 428, 448, 442, 12, 'Owner doing own Permit');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t follow up schedules weekly, fortnightly, monthly</text:p>
          </table:table-cell>
          <table:table-cell table:style-name="ce2"/>
          <table:table-cell table:formula="of:=[.Q220]" office:value-type="float" office:value="442" calcext:value-type="float">
            <text:p>442</text:p>
          </table:table-cell>
          <table:table-cell table:formula="of:=[.Q222]" office:value-type="float" office:value="444" calcext:value-type="float">
            <text:p>44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3.01</text:p>
          </table:table-cell>
          <table:table-cell table:style-name="ce2" office:value-type="float" office:value="9.54999999999999" calcext:value-type="float">
            <text:p>9.54999999999999</text:p>
          </table:table-cell>
          <table:table-cell/>
          <table:table-cell office:value-type="float" office:value="443" calcext:value-type="float">
            <text:p>443</text:p>
          </table:table-cell>
          <table:table-cell table:formula="of:=&quot;INSERT INTO public.job_templates(sort_order, tier, product_id, reminder_id, antecedent_array, decendant_array, id, user_id, display_text) VALUES ('&quot;&amp;TEXT([.O221];&quot;0.00&quot;)&amp;&quot;', '&quot;&amp;[.L221]&amp;&quot;', 4, 1, &quot;&amp;[.G221]&amp;&quot;, &quot;&amp;[.H221]&amp;&quot;, &quot;&amp;[.Q221]&amp;&quot;, &quot;&amp;[.B221]&amp;&quot;, '&quot;&amp;[.E221]&amp;&quot;');&quot;" office:value-type="string" office:string-value="INSERT INTO public.job_templates(sort_order, tier, product_id, reminder_id, antecedent_array, decendant_array, id, user_id, display_text) VALUES ('9.55', '501', 4, 1, 442, 444, 443, 12, 'Set follow up schedules weekly, fortnightly, monthly');" calcext:value-type="string">
            <text:p>INSERT INTO public.job_templates(sort_order, tier, product_id, reminder_id, antecedent_array, decendant_array, id, user_id, display_text) VALUES ('9.55', '501', 4, 1, 442, 444, 443, 12, 'Set follow up schedules weekly, fortnightly, monthly');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ermit issued</text:p>
          </table:table-cell>
          <table:table-cell table:style-name="ce2" office:value-type="string" calcext:value-type="string">
            <text:p>Date: </text:p>
          </table:table-cell>
          <table:table-cell table:formula="of:=[.Q221]" office:value-type="float" office:value="443" calcext:value-type="float">
            <text:p>443</text:p>
          </table:table-cell>
          <table:table-cell table:formula="of:=[.Q223]" office:value-type="float" office:value="445" calcext:value-type="float">
            <text:p>44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3.01</text:p>
          </table:table-cell>
          <table:table-cell table:style-name="ce2" office:value-type="float" office:value="9.55999999999999" calcext:value-type="float">
            <text:p>9.55999999999999</text:p>
          </table:table-cell>
          <table:table-cell/>
          <table:table-cell office:value-type="float" office:value="444" calcext:value-type="float">
            <text:p>444</text:p>
          </table:table-cell>
          <table:table-cell table:formula="of:=&quot;INSERT INTO public.job_templates(sort_order, tier, product_id, reminder_id, antecedent_array, decendant_array, id, user_id, display_text) VALUES ('&quot;&amp;TEXT([.O222];&quot;0.00&quot;)&amp;&quot;', '&quot;&amp;[.L222]&amp;&quot;', 4, 1, &quot;&amp;[.G222]&amp;&quot;, &quot;&amp;[.H222]&amp;&quot;, &quot;&amp;[.Q222]&amp;&quot;, &quot;&amp;[.B222]&amp;&quot;, '&quot;&amp;[.E222]&amp;&quot;');&quot;" office:value-type="string" office:string-value="INSERT INTO public.job_templates(sort_order, tier, product_id, reminder_id, antecedent_array, decendant_array, id, user_id, display_text) VALUES ('9.56', '501', 4, 1, 443, 445, 444, 12, 'Permit issued');" calcext:value-type="string">
            <text:p>INSERT INTO public.job_templates(sort_order, tier, product_id, reminder_id, antecedent_array, decendant_array, id, user_id, display_text) VALUES ('9.56', '501', 4, 1, 443, 445, 444, 12, 'Permit issued');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nt Engineering</text:p>
          </table:table-cell>
          <table:table-cell table:style-name="ce2" office:value-type="string" calcext:value-type="string">
            <text:p>Date: </text:p>
          </table:table-cell>
          <table:table-cell table:formula="of:=[.Q222]" office:value-type="float" office:value="444" calcext:value-type="float">
            <text:p>444</text:p>
          </table:table-cell>
          <table:table-cell table:formula="of:=[.Q224]" office:value-type="float" office:value="446" calcext:value-type="float">
            <text:p>44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3.02</text:p>
          </table:table-cell>
          <table:table-cell table:style-name="ce2" office:value-type="float" office:value="9.56999999999999" calcext:value-type="float">
            <text:p>9.56999999999999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&quot;INSERT INTO public.job_templates(sort_order, tier, product_id, reminder_id, antecedent_array, decendant_array, id, user_id, display_text) VALUES ('&quot;&amp;TEXT([.O223];&quot;0.00&quot;)&amp;&quot;', '&quot;&amp;[.L223]&amp;&quot;', 4, 1, &quot;&amp;[.G223]&amp;&quot;, &quot;&amp;[.H223]&amp;&quot;, &quot;&amp;[.Q223]&amp;&quot;, &quot;&amp;[.B223]&amp;&quot;, '&quot;&amp;[.E223]&amp;&quot;');&quot;" office:value-type="string" office:string-value="INSERT INTO public.job_templates(sort_order, tier, product_id, reminder_id, antecedent_array, decendant_array, id, user_id, display_text) VALUES ('9.57', '501', 4, 1, 444, 446, 445, 12, 'Sent Engineering');" calcext:value-type="string">
            <text:p>INSERT INTO public.job_templates(sort_order, tier, product_id, reminder_id, antecedent_array, decendant_array, id, user_id, display_text) VALUES ('9.57', '501', 4, 1, 444, 446, 445, 12, 'Sent Engineering');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ermit Number</text:p>
          </table:table-cell>
          <table:table-cell table:style-name="ce2" office:value-type="string" calcext:value-type="string">
            <text:p>Enter permit number: </text:p>
          </table:table-cell>
          <table:table-cell table:formula="of:=[.Q223]" office:value-type="float" office:value="445" calcext:value-type="float">
            <text:p>445</text:p>
          </table:table-cell>
          <table:table-cell table:formula="of:=[.Q225]" office:value-type="float" office:value="447" calcext:value-type="float">
            <text:p>44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3.02</text:p>
          </table:table-cell>
          <table:table-cell table:style-name="ce2" office:value-type="float" office:value="9.57999999999999" calcext:value-type="float">
            <text:p>9.57999999999999</text:p>
          </table:table-cell>
          <table:table-cell/>
          <table:table-cell office:value-type="float" office:value="446" calcext:value-type="float">
            <text:p>446</text:p>
          </table:table-cell>
          <table:table-cell table:formula="of:=&quot;INSERT INTO public.job_templates(sort_order, tier, product_id, reminder_id, antecedent_array, decendant_array, id, user_id, display_text) VALUES ('&quot;&amp;TEXT([.O224];&quot;0.00&quot;)&amp;&quot;', '&quot;&amp;[.L224]&amp;&quot;', 4, 1, &quot;&amp;[.G224]&amp;&quot;, &quot;&amp;[.H224]&amp;&quot;, &quot;&amp;[.Q224]&amp;&quot;, &quot;&amp;[.B224]&amp;&quot;, '&quot;&amp;[.E224]&amp;&quot;');&quot;" office:value-type="string" office:string-value="INSERT INTO public.job_templates(sort_order, tier, product_id, reminder_id, antecedent_array, decendant_array, id, user_id, display_text) VALUES ('9.58', '501', 4, 1, 445, 447, 446, 12, 'Permit Number');" calcext:value-type="string">
            <text:p>INSERT INTO public.job_templates(sort_order, tier, product_id, reminder_id, antecedent_array, decendant_array, id, user_id, display_text) VALUES ('9.58', '501', 4, 1, 445, 447, 446, 12, 'Permit Number');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nt Elevations</text:p>
          </table:table-cell>
          <table:table-cell table:style-name="ce2" office:value-type="string" calcext:value-type="string">
            <text:p>Date: </text:p>
          </table:table-cell>
          <table:table-cell table:formula="of:=[.Q224]" office:value-type="float" office:value="446" calcext:value-type="float">
            <text:p>446</text:p>
          </table:table-cell>
          <table:table-cell table:formula="of:=[.Q227]" office:value-type="float" office:value="449" calcext:value-type="float">
            <text:p>44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3.03</text:p>
          </table:table-cell>
          <table:table-cell table:style-name="ce2" office:value-type="float" office:value="9.58999999999999" calcext:value-type="float">
            <text:p>9.58999999999999</text:p>
          </table:table-cell>
          <table:table-cell/>
          <table:table-cell office:value-type="float" office:value="447" calcext:value-type="float">
            <text:p>447</text:p>
          </table:table-cell>
          <table:table-cell table:formula="of:=&quot;INSERT INTO public.job_templates(sort_order, tier, product_id, reminder_id, antecedent_array, decendant_array, id, user_id, display_text) VALUES ('&quot;&amp;TEXT([.O225];&quot;0.00&quot;)&amp;&quot;', '&quot;&amp;[.L225]&amp;&quot;', 4, 1, &quot;&amp;[.G225]&amp;&quot;, &quot;&amp;[.H225]&amp;&quot;, &quot;&amp;[.Q225]&amp;&quot;, &quot;&amp;[.B225]&amp;&quot;, '&quot;&amp;[.E225]&amp;&quot;');&quot;" office:value-type="string" office:string-value="INSERT INTO public.job_templates(sort_order, tier, product_id, reminder_id, antecedent_array, decendant_array, id, user_id, display_text) VALUES ('9.59', '501', 4, 1, 446, 449, 447, 12, 'Sent Elevations');" calcext:value-type="string">
            <text:p>INSERT INTO public.job_templates(sort_order, tier, product_id, reminder_id, antecedent_array, decendant_array, id, user_id, display_text) VALUES ('9.59', '501', 4, 1, 446, 449, 447, 12, 'Sent Elevations')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it ordered into Production</text:p>
          </table:table-cell>
          <table:table-cell table:style-name="ce1"/>
          <table:table-cell table:style-name="ce1" table:formula="of:=[.Q220]" office:value-type="float" office:value="442" calcext:value-type="float">
            <text:p>442</text:p>
          </table:table-cell>
          <table:table-cell table:style-name="ce1" table:formula="of:=[.Q228]" office:value-type="float" office:value="450" calcext:value-type="float">
            <text:p>45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448" calcext:value-type="float">
            <text:p>448</text:p>
          </table:table-cell>
          <table:table-cell table:formula="of:=&quot;INSERT INTO public.job_templates(sort_order, tier, product_id, reminder_id, antecedent_array, decendant_array, id, user_id, display_text) VALUES ('&quot;&amp;TEXT([.O226];&quot;0.00&quot;)&amp;&quot;', '&quot;&amp;[.L226]&amp;&quot;', 4, 1, &quot;&amp;[.G226]&amp;&quot;, &quot;&amp;[.H226]&amp;&quot;, &quot;&amp;[.Q226]&amp;&quot;, &quot;&amp;[.B226]&amp;&quot;, '&quot;&amp;[.E226]&amp;&quot;');&quot;" office:value-type="string" office:string-value="INSERT INTO public.job_templates(sort_order, tier, product_id, reminder_id, antecedent_array, decendant_array, id, user_id, display_text) VALUES ('10.00', '500', 4, 1, 442, 450, 448, 12, 'Kit ordered into Production');" calcext:value-type="string">
            <text:p>INSERT INTO public.job_templates(sort_order, tier, product_id, reminder_id, antecedent_array, decendant_array, id, user_id, display_text) VALUES ('10.00', '500', 4, 1, 442, 450, 448, 12, 'Kit ordered into Production');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kit ordered</text:p>
          </table:table-cell>
          <table:table-cell table:style-name="ce2"/>
          <table:table-cell table:formula="of:=[.Q226]" office:value-type="float" office:value="448" calcext:value-type="float">
            <text:p>448</text:p>
          </table:table-cell>
          <table:table-cell table:formula="of:=[.Q229]" office:value-type="float" office:value="451" calcext:value-type="float">
            <text:p>45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4.01</text:p>
          </table:table-cell>
          <table:table-cell table:style-name="ce2" office:value-type="float" office:value="10.6" calcext:value-type="float">
            <text:p>10.6</text:p>
          </table:table-cell>
          <table:table-cell/>
          <table:table-cell office:value-type="float" office:value="449" calcext:value-type="float">
            <text:p>449</text:p>
          </table:table-cell>
          <table:table-cell table:formula="of:=&quot;INSERT INTO public.job_templates(sort_order, tier, product_id, reminder_id, antecedent_array, decendant_array, id, user_id, display_text) VALUES ('&quot;&amp;TEXT([.O227];&quot;0.00&quot;)&amp;&quot;', '&quot;&amp;[.L227]&amp;&quot;', 4, 1, &quot;&amp;[.G227]&amp;&quot;, &quot;&amp;[.H227]&amp;&quot;, &quot;&amp;[.Q227]&amp;&quot;, &quot;&amp;[.B227]&amp;&quot;, '&quot;&amp;[.E227]&amp;&quot;');&quot;" office:value-type="string" office:string-value="INSERT INTO public.job_templates(sort_order, tier, product_id, reminder_id, antecedent_array, decendant_array, id, user_id, display_text) VALUES ('10.60', '501', 4, 1, 448, 451, 449, 12, 'Confirm kit ordered');" calcext:value-type="string">
            <text:p>INSERT INTO public.job_templates(sort_order, tier, product_id, reminder_id, antecedent_array, decendant_array, id, user_id, display_text) VALUES ('10.60', '501', 4, 1, 448, 451, 449, 12, 'Confirm kit ordered');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it Delivery date set</text:p>
          </table:table-cell>
          <table:table-cell table:style-name="ce1"/>
          <table:table-cell table:style-name="ce1" table:formula="of:=[.Q226]" office:value-type="float" office:value="448" calcext:value-type="float">
            <text:p>448</text:p>
          </table:table-cell>
          <table:table-cell table:style-name="ce1" table:formula="of:=[.Q230]" office:value-type="float" office:value="452" calcext:value-type="float">
            <text:p>45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&quot;INSERT INTO public.job_templates(sort_order, tier, product_id, reminder_id, antecedent_array, decendant_array, id, user_id, display_text) VALUES ('&quot;&amp;TEXT([.O228];&quot;0.00&quot;)&amp;&quot;', '&quot;&amp;[.L228]&amp;&quot;', 4, 1, &quot;&amp;[.G228]&amp;&quot;, &quot;&amp;[.H228]&amp;&quot;, &quot;&amp;[.Q228]&amp;&quot;, &quot;&amp;[.B228]&amp;&quot;, '&quot;&amp;[.E228]&amp;&quot;');&quot;" office:value-type="string" office:string-value="INSERT INTO public.job_templates(sort_order, tier, product_id, reminder_id, antecedent_array, decendant_array, id, user_id, display_text) VALUES ('11.00', '500', 4, 1, 448, 452, 450, 12, 'Kit Delivery date set');" calcext:value-type="string">
            <text:p>INSERT INTO public.job_templates(sort_order, tier, product_id, reminder_id, antecedent_array, decendant_array, id, user_id, display_text) VALUES ('11.00', '500', 4, 1, 448, 452, 450, 12, 'Kit Delivery date set');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livery date set</text:p>
          </table:table-cell>
          <table:table-cell table:style-name="ce2"/>
          <table:table-cell table:formula="of:=[.Q228]" office:value-type="float" office:value="450" calcext:value-type="float">
            <text:p>450</text:p>
          </table:table-cell>
          <table:table-cell table:formula="of:=[.Q231]" office:value-type="float" office:value="453" calcext:value-type="float">
            <text:p>45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5.02</text:p>
          </table:table-cell>
          <table:table-cell table:style-name="ce2" office:value-type="float" office:value="11.61" calcext:value-type="float">
            <text:p>11.61</text:p>
          </table:table-cell>
          <table:table-cell/>
          <table:table-cell office:value-type="float" office:value="451" calcext:value-type="float">
            <text:p>451</text:p>
          </table:table-cell>
          <table:table-cell table:formula="of:=&quot;INSERT INTO public.job_templates(sort_order, tier, product_id, reminder_id, antecedent_array, decendant_array, id, user_id, display_text) VALUES ('&quot;&amp;TEXT([.O229];&quot;0.00&quot;)&amp;&quot;', '&quot;&amp;[.L229]&amp;&quot;', 4, 1, &quot;&amp;[.G229]&amp;&quot;, &quot;&amp;[.H229]&amp;&quot;, &quot;&amp;[.Q229]&amp;&quot;, &quot;&amp;[.B229]&amp;&quot;, '&quot;&amp;[.E229]&amp;&quot;');&quot;" office:value-type="string" office:string-value="INSERT INTO public.job_templates(sort_order, tier, product_id, reminder_id, antecedent_array, decendant_array, id, user_id, display_text) VALUES ('11.61', '501', 4, 1, 450, 453, 451, 12, 'Delivery date set');" calcext:value-type="string">
            <text:p>INSERT INTO public.job_templates(sort_order, tier, product_id, reminder_id, antecedent_array, decendant_array, id, user_id, display_text) VALUES ('11.61', '501', 4, 1, 450, 453, 451, 12, 'Delivery date set');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ite Appraisal</text:p>
          </table:table-cell>
          <table:table-cell table:style-name="ce1"/>
          <table:table-cell table:style-name="ce1" table:formula="of:=[.Q228]" office:value-type="float" office:value="450" calcext:value-type="float">
            <text:p>450</text:p>
          </table:table-cell>
          <table:table-cell table:style-name="ce1" table:formula="of:=[.Q233]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452" calcext:value-type="float">
            <text:p>452</text:p>
          </table:table-cell>
          <table:table-cell table:formula="of:=&quot;INSERT INTO public.job_templates(sort_order, tier, product_id, reminder_id, antecedent_array, decendant_array, id, user_id, display_text) VALUES ('&quot;&amp;TEXT([.O230];&quot;0.00&quot;)&amp;&quot;', '&quot;&amp;[.L230]&amp;&quot;', 4, 1, &quot;&amp;[.G230]&amp;&quot;, &quot;&amp;[.H230]&amp;&quot;, &quot;&amp;[.Q230]&amp;&quot;, &quot;&amp;[.B230]&amp;&quot;, '&quot;&amp;[.E230]&amp;&quot;');&quot;" office:value-type="string" office:string-value="INSERT INTO public.job_templates(sort_order, tier, product_id, reminder_id, antecedent_array, decendant_array, id, user_id, display_text) VALUES ('12.00', '500', 4, 1, 450, 455, 452, 12, 'Site Appraisal');" calcext:value-type="string">
            <text:p>INSERT INTO public.job_templates(sort_order, tier, product_id, reminder_id, antecedent_array, decendant_array, id, user_id, display_text) VALUES ('12.00', '500', 4, 1, 450, 455, 452, 12, 'Site Appraisal');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eck site issues</text:p>
          </table:table-cell>
          <table:table-cell table:style-name="ce2"/>
          <table:table-cell table:formula="of:=[.Q230]" office:value-type="float" office:value="452" calcext:value-type="float">
            <text:p>452</text:p>
          </table:table-cell>
          <table:table-cell table:formula="of:=[.Q232]" office:value-type="float" office:value="454" calcext:value-type="float">
            <text:p>45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6.01</text:p>
          </table:table-cell>
          <table:table-cell table:style-name="ce2" office:value-type="float" office:value="12.62" calcext:value-type="float">
            <text:p>12.62</text:p>
          </table:table-cell>
          <table:table-cell/>
          <table:table-cell office:value-type="float" office:value="453" calcext:value-type="float">
            <text:p>453</text:p>
          </table:table-cell>
          <table:table-cell table:formula="of:=&quot;INSERT INTO public.job_templates(sort_order, tier, product_id, reminder_id, antecedent_array, decendant_array, id, user_id, display_text) VALUES ('&quot;&amp;TEXT([.O231];&quot;0.00&quot;)&amp;&quot;', '&quot;&amp;[.L231]&amp;&quot;', 4, 1, &quot;&amp;[.G231]&amp;&quot;, &quot;&amp;[.H231]&amp;&quot;, &quot;&amp;[.Q231]&amp;&quot;, &quot;&amp;[.B231]&amp;&quot;, '&quot;&amp;[.E231]&amp;&quot;');&quot;" office:value-type="string" office:string-value="INSERT INTO public.job_templates(sort_order, tier, product_id, reminder_id, antecedent_array, decendant_array, id, user_id, display_text) VALUES ('12.62', '501', 4, 1, 452, 454, 453, 12, 'Check site issues');" calcext:value-type="string">
            <text:p>INSERT INTO public.job_templates(sort_order, tier, product_id, reminder_id, antecedent_array, decendant_array, id, user_id, display_text) VALUES ('12.62', '501', 4, 1, 452, 454, 453, 12, 'Check site issues');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siting</text:p>
          </table:table-cell>
          <table:table-cell table:style-name="ce2"/>
          <table:table-cell table:formula="of:=[.Q231]" office:value-type="float" office:value="453" calcext:value-type="float">
            <text:p>453</text:p>
          </table:table-cell>
          <table:table-cell table:formula="of:=[.Q234]" office:value-type="float" office:value="456" calcext:value-type="float">
            <text:p>45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6.01</text:p>
          </table:table-cell>
          <table:table-cell table:style-name="ce2" office:value-type="float" office:value="12.63" calcext:value-type="float">
            <text:p>12.63</text:p>
          </table:table-cell>
          <table:table-cell/>
          <table:table-cell office:value-type="float" office:value="454" calcext:value-type="float">
            <text:p>454</text:p>
          </table:table-cell>
          <table:table-cell table:formula="of:=&quot;INSERT INTO public.job_templates(sort_order, tier, product_id, reminder_id, antecedent_array, decendant_array, id, user_id, display_text) VALUES ('&quot;&amp;TEXT([.O232];&quot;0.00&quot;)&amp;&quot;', '&quot;&amp;[.L232]&amp;&quot;', 4, 1, &quot;&amp;[.G232]&amp;&quot;, &quot;&amp;[.H232]&amp;&quot;, &quot;&amp;[.Q232]&amp;&quot;, &quot;&amp;[.B232]&amp;&quot;, '&quot;&amp;[.E232]&amp;&quot;');&quot;" office:value-type="string" office:string-value="INSERT INTO public.job_templates(sort_order, tier, product_id, reminder_id, antecedent_array, decendant_array, id, user_id, display_text) VALUES ('12.63', '501', 4, 1, 453, 456, 454, 12, 'Confirm siting');" calcext:value-type="string">
            <text:p>INSERT INTO public.job_templates(sort_order, tier, product_id, reminder_id, antecedent_array, decendant_array, id, user_id, display_text) VALUES ('12.63', '501', 4, 1, 453, 456, 454, 12, 'Confirm siting');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tract Preparation</text:p>
          </table:table-cell>
          <table:table-cell table:style-name="ce1"/>
          <table:table-cell table:style-name="ce1" table:formula="of:=[.Q230]" office:value-type="float" office:value="452" calcext:value-type="float">
            <text:p>452</text:p>
          </table:table-cell>
          <table:table-cell table:style-name="ce1" table:formula="of:=[.Q236]" office:value-type="float" office:value="458" calcext:value-type="float">
            <text:p>45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&quot;INSERT INTO public.job_templates(sort_order, tier, product_id, reminder_id, antecedent_array, decendant_array, id, user_id, display_text) VALUES ('&quot;&amp;TEXT([.O233];&quot;0.00&quot;)&amp;&quot;', '&quot;&amp;[.L233]&amp;&quot;', 4, 1, &quot;&amp;[.G233]&amp;&quot;, &quot;&amp;[.H233]&amp;&quot;, &quot;&amp;[.Q233]&amp;&quot;, &quot;&amp;[.B233]&amp;&quot;, '&quot;&amp;[.E233]&amp;&quot;');&quot;" office:value-type="string" office:string-value="INSERT INTO public.job_templates(sort_order, tier, product_id, reminder_id, antecedent_array, decendant_array, id, user_id, display_text) VALUES ('13.00', '500', 4, 1, 452, 458, 455, 12, 'Contract Preparation');" calcext:value-type="string">
            <text:p>INSERT INTO public.job_templates(sort_order, tier, product_id, reminder_id, antecedent_array, decendant_array, id, user_id, display_text) VALUES ('13.00', '500', 4, 1, 452, 458, 455, 12, 'Contract Preparation');</text:p>
          </table:table-cell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tract Preparation</text:p>
          </table:table-cell>
          <table:table-cell table:style-name="ce2"/>
          <table:table-cell table:formula="of:=[.Q233]" office:value-type="float" office:value="455" calcext:value-type="float">
            <text:p>455</text:p>
          </table:table-cell>
          <table:table-cell table:formula="of:=[.Q235]" office:value-type="float" office:value="457" calcext:value-type="float">
            <text:p>45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16.5.01</text:p>
          </table:table-cell>
          <table:table-cell table:style-name="ce2" office:value-type="float" office:value="13.64" calcext:value-type="float">
            <text:p>13.64</text:p>
          </table:table-cell>
          <table:table-cell/>
          <table:table-cell office:value-type="float" office:value="456" calcext:value-type="float">
            <text:p>456</text:p>
          </table:table-cell>
          <table:table-cell table:formula="of:=&quot;INSERT INTO public.job_templates(sort_order, tier, product_id, reminder_id, antecedent_array, decendant_array, id, user_id, display_text) VALUES ('&quot;&amp;TEXT([.O234];&quot;0.00&quot;)&amp;&quot;', '&quot;&amp;[.L234]&amp;&quot;', 4, 1, &quot;&amp;[.G234]&amp;&quot;, &quot;&amp;[.H234]&amp;&quot;, &quot;&amp;[.Q234]&amp;&quot;, &quot;&amp;[.B234]&amp;&quot;, '&quot;&amp;[.E234]&amp;&quot;');&quot;" office:value-type="string" office:string-value="INSERT INTO public.job_templates(sort_order, tier, product_id, reminder_id, antecedent_array, decendant_array, id, user_id, display_text) VALUES ('13.64', '501', 4, 1, 455, 457, 456, 12, 'Contract Preparation');" calcext:value-type="string">
            <text:p>INSERT INTO public.job_templates(sort_order, tier, product_id, reminder_id, antecedent_array, decendant_array, id, user_id, display_text) VALUES ('13.64', '501', 4, 1, 455, 457, 456, 12, 'Contract Preparation');</text:p>
          </table:table-cell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ilding construction contract signed</text:p>
          </table:table-cell>
          <table:table-cell table:style-name="ce2"/>
          <table:table-cell table:formula="of:=[.Q234]" office:value-type="float" office:value="456" calcext:value-type="float">
            <text:p>456</text:p>
          </table:table-cell>
          <table:table-cell table:formula="of:=[.Q237]" office:value-type="float" office:value="459" calcext:value-type="float">
            <text:p>45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16.5.02</text:p>
          </table:table-cell>
          <table:table-cell table:style-name="ce2" office:value-type="float" office:value="13.65" calcext:value-type="float">
            <text:p>13.65</text:p>
          </table:table-cell>
          <table:table-cell/>
          <table:table-cell office:value-type="float" office:value="457" calcext:value-type="float">
            <text:p>457</text:p>
          </table:table-cell>
          <table:table-cell table:formula="of:=&quot;INSERT INTO public.job_templates(sort_order, tier, product_id, reminder_id, antecedent_array, decendant_array, id, user_id, display_text) VALUES ('&quot;&amp;TEXT([.O235];&quot;0.00&quot;)&amp;&quot;', '&quot;&amp;[.L235]&amp;&quot;', 4, 1, &quot;&amp;[.G235]&amp;&quot;, &quot;&amp;[.H235]&amp;&quot;, &quot;&amp;[.Q235]&amp;&quot;, &quot;&amp;[.B235]&amp;&quot;, '&quot;&amp;[.E235]&amp;&quot;');&quot;" office:value-type="string" office:string-value="INSERT INTO public.job_templates(sort_order, tier, product_id, reminder_id, antecedent_array, decendant_array, id, user_id, display_text) VALUES ('13.65', '501', 4, 1, 456, 459, 457, 12, 'Building construction contract signed');" calcext:value-type="string">
            <text:p>INSERT INTO public.job_templates(sort_order, tier, product_id, reminder_id, antecedent_array, decendant_array, id, user_id, display_text) VALUES ('13.65', '501', 4, 1, 456, 459, 457, 12, 'Building construction contract signed');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creting</text:p>
          </table:table-cell>
          <table:table-cell table:style-name="ce1"/>
          <table:table-cell table:style-name="ce1" table:formula="of:=[.Q233]" office:value-type="float" office:value="455" calcext:value-type="float">
            <text:p>455</text:p>
          </table:table-cell>
          <table:table-cell table:style-name="ce1" table:formula="of:=[.Q247]" office:value-type="float" office:value="469" calcext:value-type="float">
            <text:p>46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/>
          <table:table-cell office:value-type="float" office:value="458" calcext:value-type="float">
            <text:p>458</text:p>
          </table:table-cell>
          <table:table-cell table:formula="of:=&quot;INSERT INTO public.job_templates(sort_order, tier, product_id, reminder_id, antecedent_array, decendant_array, id, user_id, display_text) VALUES ('&quot;&amp;TEXT([.O236];&quot;0.00&quot;)&amp;&quot;', '&quot;&amp;[.L236]&amp;&quot;', 4, 1, &quot;&amp;[.G236]&amp;&quot;, &quot;&amp;[.H236]&amp;&quot;, &quot;&amp;[.Q236]&amp;&quot;, &quot;&amp;[.B236]&amp;&quot;, '&quot;&amp;[.E236]&amp;&quot;');&quot;" office:value-type="string" office:string-value="INSERT INTO public.job_templates(sort_order, tier, product_id, reminder_id, antecedent_array, decendant_array, id, user_id, display_text) VALUES ('14.00', '500', 4, 1, 455, 469, 458, 12, 'Concreting');" calcext:value-type="string">
            <text:p>INSERT INTO public.job_templates(sort_order, tier, product_id, reminder_id, antecedent_array, decendant_array, id, user_id, display_text) VALUES ('14.00', '500', 4, 1, 455, 469, 458, 12, 'Concreting');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lect contractor</text:p>
          </table:table-cell>
          <table:table-cell table:style-name="ce2" office:value-type="string" calcext:value-type="string">
            <text:p>Enter name here:</text:p>
          </table:table-cell>
          <table:table-cell table:formula="of:=[.Q236]" office:value-type="float" office:value="458" calcext:value-type="float">
            <text:p>458</text:p>
          </table:table-cell>
          <table:table-cell table:formula="of:=[.Q238]" office:value-type="float" office:value="460" calcext:value-type="float">
            <text:p>46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2</text:p>
          </table:table-cell>
          <table:table-cell table:style-name="ce2" office:value-type="float" office:value="14.66" calcext:value-type="float">
            <text:p>14.66</text:p>
          </table:table-cell>
          <table:table-cell/>
          <table:table-cell office:value-type="float" office:value="459" calcext:value-type="float">
            <text:p>459</text:p>
          </table:table-cell>
          <table:table-cell table:formula="of:=&quot;INSERT INTO public.job_templates(sort_order, tier, product_id, reminder_id, antecedent_array, decendant_array, id, user_id, display_text) VALUES ('&quot;&amp;TEXT([.O237];&quot;0.00&quot;)&amp;&quot;', '&quot;&amp;[.L237]&amp;&quot;', 4, 1, &quot;&amp;[.G237]&amp;&quot;, &quot;&amp;[.H237]&amp;&quot;, &quot;&amp;[.Q237]&amp;&quot;, &quot;&amp;[.B237]&amp;&quot;, '&quot;&amp;[.E237]&amp;&quot;');&quot;" office:value-type="string" office:string-value="INSERT INTO public.job_templates(sort_order, tier, product_id, reminder_id, antecedent_array, decendant_array, id, user_id, display_text) VALUES ('14.66', '501', 4, 1, 458, 460, 459, 12, 'Select contractor');" calcext:value-type="string">
            <text:p>INSERT INTO public.job_templates(sort_order, tier, product_id, reminder_id, antecedent_array, decendant_array, id, user_id, display_text) VALUES ('14.66', '501', 4, 1, 458, 460, 459, 12, 'Select contractor');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sue purchase order</text:p>
          </table:table-cell>
          <table:table-cell table:style-name="ce2"/>
          <table:table-cell table:formula="of:=[.Q237]" office:value-type="float" office:value="459" calcext:value-type="float">
            <text:p>459</text:p>
          </table:table-cell>
          <table:table-cell table:formula="of:=[.Q239]" office:value-type="float" office:value="461" calcext:value-type="float">
            <text:p>46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2</text:p>
          </table:table-cell>
          <table:table-cell table:style-name="ce2" office:value-type="float" office:value="14.67" calcext:value-type="float">
            <text:p>14.67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&quot;INSERT INTO public.job_templates(sort_order, tier, product_id, reminder_id, antecedent_array, decendant_array, id, user_id, display_text) VALUES ('&quot;&amp;TEXT([.O238];&quot;0.00&quot;)&amp;&quot;', '&quot;&amp;[.L238]&amp;&quot;', 4, 1, &quot;&amp;[.G238]&amp;&quot;, &quot;&amp;[.H238]&amp;&quot;, &quot;&amp;[.Q238]&amp;&quot;, &quot;&amp;[.B238]&amp;&quot;, '&quot;&amp;[.E238]&amp;&quot;');&quot;" office:value-type="string" office:string-value="INSERT INTO public.job_templates(sort_order, tier, product_id, reminder_id, antecedent_array, decendant_array, id, user_id, display_text) VALUES ('14.67', '501', 4, 1, 459, 461, 460, 12, 'Issue purchase order');" calcext:value-type="string">
            <text:p>INSERT INTO public.job_templates(sort_order, tier, product_id, reminder_id, antecedent_array, decendant_array, id, user_id, display_text) VALUES ('14.67', '501', 4, 1, 459, 461, 460, 12, 'Issue purchase order');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all up concretor</text:p>
          </table:table-cell>
          <table:table-cell table:style-name="ce2"/>
          <table:table-cell table:formula="of:=[.Q238]" office:value-type="float" office:value="460" calcext:value-type="float">
            <text:p>460</text:p>
          </table:table-cell>
          <table:table-cell table:formula="of:=[.Q240]" office:value-type="float" office:value="462" calcext:value-type="float">
            <text:p>46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2</text:p>
          </table:table-cell>
          <table:table-cell table:style-name="ce2" office:value-type="float" office:value="14.68" calcext:value-type="float">
            <text:p>14.68</text:p>
          </table:table-cell>
          <table:table-cell/>
          <table:table-cell office:value-type="float" office:value="461" calcext:value-type="float">
            <text:p>461</text:p>
          </table:table-cell>
          <table:table-cell table:formula="of:=&quot;INSERT INTO public.job_templates(sort_order, tier, product_id, reminder_id, antecedent_array, decendant_array, id, user_id, display_text) VALUES ('&quot;&amp;TEXT([.O239];&quot;0.00&quot;)&amp;&quot;', '&quot;&amp;[.L239]&amp;&quot;', 4, 1, &quot;&amp;[.G239]&amp;&quot;, &quot;&amp;[.H239]&amp;&quot;, &quot;&amp;[.Q239]&amp;&quot;, &quot;&amp;[.B239]&amp;&quot;, '&quot;&amp;[.E239]&amp;&quot;');&quot;" office:value-type="string" office:string-value="INSERT INTO public.job_templates(sort_order, tier, product_id, reminder_id, antecedent_array, decendant_array, id, user_id, display_text) VALUES ('14.68', '501', 4, 1, 460, 462, 461, 12, 'Call up concretor');" calcext:value-type="string">
            <text:p>INSERT INTO public.job_templates(sort_order, tier, product_id, reminder_id, antecedent_array, decendant_array, id, user_id, display_text) VALUES ('14.68', '501', 4, 1, 460, 462, 461, 12, 'Call up concretor');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t start date</text:p>
          </table:table-cell>
          <table:table-cell table:style-name="ce2"/>
          <table:table-cell table:formula="of:=[.Q239]" office:value-type="float" office:value="461" calcext:value-type="float">
            <text:p>461</text:p>
          </table:table-cell>
          <table:table-cell table:formula="of:=[.Q241]" office:value-type="float" office:value="463" calcext:value-type="float">
            <text:p>46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2</text:p>
          </table:table-cell>
          <table:table-cell table:style-name="ce2" office:value-type="float" office:value="14.69" calcext:value-type="float">
            <text:p>14.69</text:p>
          </table:table-cell>
          <table:table-cell/>
          <table:table-cell office:value-type="float" office:value="462" calcext:value-type="float">
            <text:p>462</text:p>
          </table:table-cell>
          <table:table-cell table:formula="of:=&quot;INSERT INTO public.job_templates(sort_order, tier, product_id, reminder_id, antecedent_array, decendant_array, id, user_id, display_text) VALUES ('&quot;&amp;TEXT([.O240];&quot;0.00&quot;)&amp;&quot;', '&quot;&amp;[.L240]&amp;&quot;', 4, 1, &quot;&amp;[.G240]&amp;&quot;, &quot;&amp;[.H240]&amp;&quot;, &quot;&amp;[.Q240]&amp;&quot;, &quot;&amp;[.B240]&amp;&quot;, '&quot;&amp;[.E240]&amp;&quot;');&quot;" office:value-type="string" office:string-value="INSERT INTO public.job_templates(sort_order, tier, product_id, reminder_id, antecedent_array, decendant_array, id, user_id, display_text) VALUES ('14.69', '501', 4, 1, 461, 463, 462, 12, 'Set start date');" calcext:value-type="string">
            <text:p>INSERT INTO public.job_templates(sort_order, tier, product_id, reminder_id, antecedent_array, decendant_array, id, user_id, display_text) VALUES ('14.69', '501', 4, 1, 461, 463, 462, 12, 'Set start date');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ned pour date</text:p>
          </table:table-cell>
          <table:table-cell table:style-name="ce2" office:value-type="string" calcext:value-type="string">
            <text:p>Planned date: </text:p>
          </table:table-cell>
          <table:table-cell table:formula="of:=[.Q240]" office:value-type="float" office:value="462" calcext:value-type="float">
            <text:p>462</text:p>
          </table:table-cell>
          <table:table-cell table:formula="of:=[.Q242]" office:value-type="float" office:value="464" calcext:value-type="float">
            <text:p>46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2</text:p>
          </table:table-cell>
          <table:table-cell table:style-name="ce2" office:value-type="float" office:value="14.7" calcext:value-type="float">
            <text:p>14.7</text:p>
          </table:table-cell>
          <table:table-cell/>
          <table:table-cell office:value-type="float" office:value="463" calcext:value-type="float">
            <text:p>463</text:p>
          </table:table-cell>
          <table:table-cell table:formula="of:=&quot;INSERT INTO public.job_templates(sort_order, tier, product_id, reminder_id, antecedent_array, decendant_array, id, user_id, display_text) VALUES ('&quot;&amp;TEXT([.O241];&quot;0.00&quot;)&amp;&quot;', '&quot;&amp;[.L241]&amp;&quot;', 4, 1, &quot;&amp;[.G241]&amp;&quot;, &quot;&amp;[.H241]&amp;&quot;, &quot;&amp;[.Q241]&amp;&quot;, &quot;&amp;[.B241]&amp;&quot;, '&quot;&amp;[.E241]&amp;&quot;');&quot;" office:value-type="string" office:string-value="INSERT INTO public.job_templates(sort_order, tier, product_id, reminder_id, antecedent_array, decendant_array, id, user_id, display_text) VALUES ('14.70', '501', 4, 1, 462, 464, 463, 12, 'Planned pour date');" calcext:value-type="string">
            <text:p>INSERT INTO public.job_templates(sort_order, tier, product_id, reminder_id, antecedent_array, decendant_array, id, user_id, display_text) VALUES ('14.70', '501', 4, 1, 462, 464, 463, 12, 'Planned pour date');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tact home owner to advise commencement</text:p>
          </table:table-cell>
          <table:table-cell table:style-name="ce2"/>
          <table:table-cell table:formula="of:=[.Q241]" office:value-type="float" office:value="463" calcext:value-type="float">
            <text:p>463</text:p>
          </table:table-cell>
          <table:table-cell table:formula="of:=[.Q243]" office:value-type="float" office:value="465" calcext:value-type="float">
            <text:p>46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3</text:p>
          </table:table-cell>
          <table:table-cell table:style-name="ce2" office:value-type="float" office:value="14.71" calcext:value-type="float">
            <text:p>14.71</text:p>
          </table:table-cell>
          <table:table-cell/>
          <table:table-cell office:value-type="float" office:value="464" calcext:value-type="float">
            <text:p>464</text:p>
          </table:table-cell>
          <table:table-cell table:formula="of:=&quot;INSERT INTO public.job_templates(sort_order, tier, product_id, reminder_id, antecedent_array, decendant_array, id, user_id, display_text) VALUES ('&quot;&amp;TEXT([.O242];&quot;0.00&quot;)&amp;&quot;', '&quot;&amp;[.L242]&amp;&quot;', 4, 1, &quot;&amp;[.G242]&amp;&quot;, &quot;&amp;[.H242]&amp;&quot;, &quot;&amp;[.Q242]&amp;&quot;, &quot;&amp;[.B242]&amp;&quot;, '&quot;&amp;[.E242]&amp;&quot;');&quot;" office:value-type="string" office:string-value="INSERT INTO public.job_templates(sort_order, tier, product_id, reminder_id, antecedent_array, decendant_array, id, user_id, display_text) VALUES ('14.71', '501', 4, 1, 463, 465, 464, 12, 'Contact home owner to advise commencement');" calcext:value-type="string">
            <text:p>INSERT INTO public.job_templates(sort_order, tier, product_id, reminder_id, antecedent_array, decendant_array, id, user_id, display_text) VALUES ('14.71', '501', 4, 1, 463, 465, 464, 12, 'Contact home owner to advise commencement');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art confirmed with contractor</text:p>
          </table:table-cell>
          <table:table-cell table:style-name="ce2"/>
          <table:table-cell table:formula="of:=[.Q242]" office:value-type="float" office:value="464" calcext:value-type="float">
            <text:p>464</text:p>
          </table:table-cell>
          <table:table-cell table:formula="of:=[.Q244]" office:value-type="float" office:value="466" calcext:value-type="float">
            <text:p>46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3</text:p>
          </table:table-cell>
          <table:table-cell table:style-name="ce2" office:value-type="float" office:value="14.72" calcext:value-type="float">
            <text:p>14.72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&quot;INSERT INTO public.job_templates(sort_order, tier, product_id, reminder_id, antecedent_array, decendant_array, id, user_id, display_text) VALUES ('&quot;&amp;TEXT([.O243];&quot;0.00&quot;)&amp;&quot;', '&quot;&amp;[.L243]&amp;&quot;', 4, 1, &quot;&amp;[.G243]&amp;&quot;, &quot;&amp;[.H243]&amp;&quot;, &quot;&amp;[.Q243]&amp;&quot;, &quot;&amp;[.B243]&amp;&quot;, '&quot;&amp;[.E243]&amp;&quot;');&quot;" office:value-type="string" office:string-value="INSERT INTO public.job_templates(sort_order, tier, product_id, reminder_id, antecedent_array, decendant_array, id, user_id, display_text) VALUES ('14.72', '501', 4, 1, 464, 466, 465, 12, 'Start confirmed with contractor');" calcext:value-type="string">
            <text:p>INSERT INTO public.job_templates(sort_order, tier, product_id, reminder_id, antecedent_array, decendant_array, id, user_id, display_text) VALUES ('14.72', '501', 4, 1, 464, 466, 465, 12, 'Start confirmed with contractor');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easure set out and slab</text:p>
          </table:table-cell>
          <table:table-cell table:style-name="ce2"/>
          <table:table-cell table:formula="of:=[.Q243]" office:value-type="float" office:value="465" calcext:value-type="float">
            <text:p>465</text:p>
          </table:table-cell>
          <table:table-cell table:formula="of:=[.Q245]" office:value-type="float" office:value="467" calcext:value-type="float">
            <text:p>46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3</text:p>
          </table:table-cell>
          <table:table-cell table:style-name="ce2" office:value-type="float" office:value="14.73" calcext:value-type="float">
            <text:p>14.73</text:p>
          </table:table-cell>
          <table:table-cell/>
          <table:table-cell office:value-type="float" office:value="466" calcext:value-type="float">
            <text:p>466</text:p>
          </table:table-cell>
          <table:table-cell table:formula="of:=&quot;INSERT INTO public.job_templates(sort_order, tier, product_id, reminder_id, antecedent_array, decendant_array, id, user_id, display_text) VALUES ('&quot;&amp;TEXT([.O244];&quot;0.00&quot;)&amp;&quot;', '&quot;&amp;[.L244]&amp;&quot;', 4, 1, &quot;&amp;[.G244]&amp;&quot;, &quot;&amp;[.H244]&amp;&quot;, &quot;&amp;[.Q244]&amp;&quot;, &quot;&amp;[.B244]&amp;&quot;, '&quot;&amp;[.E244]&amp;&quot;');&quot;" office:value-type="string" office:string-value="INSERT INTO public.job_templates(sort_order, tier, product_id, reminder_id, antecedent_array, decendant_array, id, user_id, display_text) VALUES ('14.73', '501', 4, 1, 465, 467, 466, 12, 'Measure set out and slab');" calcext:value-type="string">
            <text:p>INSERT INTO public.job_templates(sort_order, tier, product_id, reminder_id, antecedent_array, decendant_array, id, user_id, display_text) VALUES ('14.73', '501', 4, 1, 465, 467, 466, 12, 'Measure set out and slab');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crete poured</text:p>
          </table:table-cell>
          <table:table-cell table:style-name="ce2"/>
          <table:table-cell table:formula="of:=[.Q244]" office:value-type="float" office:value="466" calcext:value-type="float">
            <text:p>466</text:p>
          </table:table-cell>
          <table:table-cell table:formula="of:=[.Q246]" office:value-type="float" office:value="468" calcext:value-type="float">
            <text:p>46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3</text:p>
          </table:table-cell>
          <table:table-cell table:style-name="ce2" office:value-type="float" office:value="14.74" calcext:value-type="float">
            <text:p>14.74</text:p>
          </table:table-cell>
          <table:table-cell/>
          <table:table-cell office:value-type="float" office:value="467" calcext:value-type="float">
            <text:p>467</text:p>
          </table:table-cell>
          <table:table-cell table:formula="of:=&quot;INSERT INTO public.job_templates(sort_order, tier, product_id, reminder_id, antecedent_array, decendant_array, id, user_id, display_text) VALUES ('&quot;&amp;TEXT([.O245];&quot;0.00&quot;)&amp;&quot;', '&quot;&amp;[.L245]&amp;&quot;', 4, 1, &quot;&amp;[.G245]&amp;&quot;, &quot;&amp;[.H245]&amp;&quot;, &quot;&amp;[.Q245]&amp;&quot;, &quot;&amp;[.B245]&amp;&quot;, '&quot;&amp;[.E245]&amp;&quot;');&quot;" office:value-type="string" office:string-value="INSERT INTO public.job_templates(sort_order, tier, product_id, reminder_id, antecedent_array, decendant_array, id, user_id, display_text) VALUES ('14.74', '501', 4, 1, 466, 468, 467, 12, 'Concrete poured');" calcext:value-type="string">
            <text:p>INSERT INTO public.job_templates(sort_order, tier, product_id, reminder_id, antecedent_array, decendant_array, id, user_id, display_text) VALUES ('14.74', '501', 4, 1, 466, 468, 467, 12, 'Concrete poured');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vise accounts to invoice</text:p>
          </table:table-cell>
          <table:table-cell table:style-name="ce2"/>
          <table:table-cell table:formula="of:=[.Q245]" office:value-type="float" office:value="467" calcext:value-type="float">
            <text:p>467</text:p>
          </table:table-cell>
          <table:table-cell table:formula="of:=[.Q248]" office:value-type="float" office:value="470" calcext:value-type="float">
            <text:p>4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3</text:p>
          </table:table-cell>
          <table:table-cell table:style-name="ce2" office:value-type="float" office:value="14.75" calcext:value-type="float">
            <text:p>14.75</text:p>
          </table:table-cell>
          <table:table-cell/>
          <table:table-cell office:value-type="float" office:value="468" calcext:value-type="float">
            <text:p>468</text:p>
          </table:table-cell>
          <table:table-cell table:formula="of:=&quot;INSERT INTO public.job_templates(sort_order, tier, product_id, reminder_id, antecedent_array, decendant_array, id, user_id, display_text) VALUES ('&quot;&amp;TEXT([.O246];&quot;0.00&quot;)&amp;&quot;', '&quot;&amp;[.L246]&amp;&quot;', 4, 1, &quot;&amp;[.G246]&amp;&quot;, &quot;&amp;[.H246]&amp;&quot;, &quot;&amp;[.Q246]&amp;&quot;, &quot;&amp;[.B246]&amp;&quot;, '&quot;&amp;[.E246]&amp;&quot;');&quot;" office:value-type="string" office:string-value="INSERT INTO public.job_templates(sort_order, tier, product_id, reminder_id, antecedent_array, decendant_array, id, user_id, display_text) VALUES ('14.75', '501', 4, 1, 467, 470, 468, 12, 'Advise accounts to invoice');" calcext:value-type="string">
            <text:p>INSERT INTO public.job_templates(sort_order, tier, product_id, reminder_id, antecedent_array, decendant_array, id, user_id, display_text) VALUES ('14.75', '501', 4, 1, 467, 470, 468, 12, 'Advise accounts to invoice');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recting</text:p>
          </table:table-cell>
          <table:table-cell table:style-name="ce1"/>
          <table:table-cell table:style-name="ce1" table:formula="of:=[.Q236]" office:value-type="float" office:value="458" calcext:value-type="float">
            <text:p>458</text:p>
          </table:table-cell>
          <table:table-cell table:style-name="ce1" table:formula="of:=[.Q261]" office:value-type="float" office:value="483" calcext:value-type="float">
            <text:p>48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/>
          <table:table-cell office:value-type="float" office:value="469" calcext:value-type="float">
            <text:p>469</text:p>
          </table:table-cell>
          <table:table-cell table:formula="of:=&quot;INSERT INTO public.job_templates(sort_order, tier, product_id, reminder_id, antecedent_array, decendant_array, id, user_id, display_text) VALUES ('&quot;&amp;TEXT([.O247];&quot;0.00&quot;)&amp;&quot;', '&quot;&amp;[.L247]&amp;&quot;', 4, 1, &quot;&amp;[.G247]&amp;&quot;, &quot;&amp;[.H247]&amp;&quot;, &quot;&amp;[.Q247]&amp;&quot;, &quot;&amp;[.B247]&amp;&quot;, '&quot;&amp;[.E247]&amp;&quot;');&quot;" office:value-type="string" office:string-value="INSERT INTO public.job_templates(sort_order, tier, product_id, reminder_id, antecedent_array, decendant_array, id, user_id, display_text) VALUES ('15.00', '500', 4, 1, 458, 483, 469, 12, 'Erecting');" calcext:value-type="string">
            <text:p>INSERT INTO public.job_templates(sort_order, tier, product_id, reminder_id, antecedent_array, decendant_array, id, user_id, display_text) VALUES ('15.00', '500', 4, 1, 458, 483, 469, 12, 'Erecting');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lect contractor</text:p>
          </table:table-cell>
          <table:table-cell table:style-name="ce2" office:value-type="string" calcext:value-type="string">
            <text:p>Contractor name: </text:p>
          </table:table-cell>
          <table:table-cell table:formula="of:=[.Q247]" office:value-type="float" office:value="469" calcext:value-type="float">
            <text:p>469</text:p>
          </table:table-cell>
          <table:table-cell table:formula="of:=[.Q249]" office:value-type="float" office:value="471" calcext:value-type="float">
            <text:p>47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3</text:p>
          </table:table-cell>
          <table:table-cell table:style-name="ce2" office:value-type="float" office:value="15.76" calcext:value-type="float">
            <text:p>15.7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&quot;INSERT INTO public.job_templates(sort_order, tier, product_id, reminder_id, antecedent_array, decendant_array, id, user_id, display_text) VALUES ('&quot;&amp;TEXT([.O248];&quot;0.00&quot;)&amp;&quot;', '&quot;&amp;[.L248]&amp;&quot;', 4, 1, &quot;&amp;[.G248]&amp;&quot;, &quot;&amp;[.H248]&amp;&quot;, &quot;&amp;[.Q248]&amp;&quot;, &quot;&amp;[.B248]&amp;&quot;, '&quot;&amp;[.E248]&amp;&quot;');&quot;" office:value-type="string" office:string-value="INSERT INTO public.job_templates(sort_order, tier, product_id, reminder_id, antecedent_array, decendant_array, id, user_id, display_text) VALUES ('15.76', '501', 4, 1, 469, 471, 470, 12, 'Select contractor');" calcext:value-type="string">
            <text:p>INSERT INTO public.job_templates(sort_order, tier, product_id, reminder_id, antecedent_array, decendant_array, id, user_id, display_text) VALUES ('15.76', '501', 4, 1, 469, 471, 470, 12, 'Select contractor');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delivery date</text:p>
          </table:table-cell>
          <table:table-cell table:style-name="ce2" office:value-type="string" calcext:value-type="string">
            <text:p>Delivery date: </text:p>
          </table:table-cell>
          <table:table-cell table:formula="of:=[.Q248]" office:value-type="float" office:value="470" calcext:value-type="float">
            <text:p>470</text:p>
          </table:table-cell>
          <table:table-cell table:formula="of:=[.Q250]" office:value-type="float" office:value="472" calcext:value-type="float">
            <text:p>47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3</text:p>
          </table:table-cell>
          <table:table-cell table:style-name="ce2" office:value-type="float" office:value="15.77" calcext:value-type="float">
            <text:p>15.77</text:p>
          </table:table-cell>
          <table:table-cell/>
          <table:table-cell office:value-type="float" office:value="471" calcext:value-type="float">
            <text:p>471</text:p>
          </table:table-cell>
          <table:table-cell table:formula="of:=&quot;INSERT INTO public.job_templates(sort_order, tier, product_id, reminder_id, antecedent_array, decendant_array, id, user_id, display_text) VALUES ('&quot;&amp;TEXT([.O249];&quot;0.00&quot;)&amp;&quot;', '&quot;&amp;[.L249]&amp;&quot;', 4, 1, &quot;&amp;[.G249]&amp;&quot;, &quot;&amp;[.H249]&amp;&quot;, &quot;&amp;[.Q249]&amp;&quot;, &quot;&amp;[.B249]&amp;&quot;, '&quot;&amp;[.E249]&amp;&quot;');&quot;" office:value-type="string" office:string-value="INSERT INTO public.job_templates(sort_order, tier, product_id, reminder_id, antecedent_array, decendant_array, id, user_id, display_text) VALUES ('15.77', '501', 4, 1, 470, 472, 471, 12, 'Confirm delivery date');" calcext:value-type="string">
            <text:p>INSERT INTO public.job_templates(sort_order, tier, product_id, reminder_id, antecedent_array, decendant_array, id, user_id, display_text) VALUES ('15.77', '501', 4, 1, 470, 472, 471, 12, 'Confirm delivery date');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sue purchase order</text:p>
          </table:table-cell>
          <table:table-cell table:style-name="ce2"/>
          <table:table-cell table:formula="of:=[.Q249]" office:value-type="float" office:value="471" calcext:value-type="float">
            <text:p>471</text:p>
          </table:table-cell>
          <table:table-cell table:formula="of:=[.Q251]" office:value-type="float" office:value="473" calcext:value-type="float">
            <text:p>47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3</text:p>
          </table:table-cell>
          <table:table-cell table:style-name="ce2" office:value-type="float" office:value="15.78" calcext:value-type="float">
            <text:p>15.78</text:p>
          </table:table-cell>
          <table:table-cell/>
          <table:table-cell office:value-type="float" office:value="472" calcext:value-type="float">
            <text:p>472</text:p>
          </table:table-cell>
          <table:table-cell table:formula="of:=&quot;INSERT INTO public.job_templates(sort_order, tier, product_id, reminder_id, antecedent_array, decendant_array, id, user_id, display_text) VALUES ('&quot;&amp;TEXT([.O250];&quot;0.00&quot;)&amp;&quot;', '&quot;&amp;[.L250]&amp;&quot;', 4, 1, &quot;&amp;[.G250]&amp;&quot;, &quot;&amp;[.H250]&amp;&quot;, &quot;&amp;[.Q250]&amp;&quot;, &quot;&amp;[.B250]&amp;&quot;, '&quot;&amp;[.E250]&amp;&quot;');&quot;" office:value-type="string" office:string-value="INSERT INTO public.job_templates(sort_order, tier, product_id, reminder_id, antecedent_array, decendant_array, id, user_id, display_text) VALUES ('15.78', '501', 4, 1, 471, 473, 472, 12, 'Issue purchase order');" calcext:value-type="string">
            <text:p>INSERT INTO public.job_templates(sort_order, tier, product_id, reminder_id, antecedent_array, decendant_array, id, user_id, display_text) VALUES ('15.78', '501', 4, 1, 471, 473, 472, 12, 'Issue purchase order');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all up erector - slab pour day</text:p>
          </table:table-cell>
          <table:table-cell table:style-name="ce2"/>
          <table:table-cell table:formula="of:=[.Q250]" office:value-type="float" office:value="472" calcext:value-type="float">
            <text:p>472</text:p>
          </table:table-cell>
          <table:table-cell table:formula="of:=[.Q252]" office:value-type="float" office:value="474" calcext:value-type="float">
            <text:p>47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3</text:p>
          </table:table-cell>
          <table:table-cell table:style-name="ce2" office:value-type="float" office:value="15.79" calcext:value-type="float">
            <text:p>15.79</text:p>
          </table:table-cell>
          <table:table-cell/>
          <table:table-cell office:value-type="float" office:value="473" calcext:value-type="float">
            <text:p>473</text:p>
          </table:table-cell>
          <table:table-cell table:formula="of:=&quot;INSERT INTO public.job_templates(sort_order, tier, product_id, reminder_id, antecedent_array, decendant_array, id, user_id, display_text) VALUES ('&quot;&amp;TEXT([.O251];&quot;0.00&quot;)&amp;&quot;', '&quot;&amp;[.L251]&amp;&quot;', 4, 1, &quot;&amp;[.G251]&amp;&quot;, &quot;&amp;[.H251]&amp;&quot;, &quot;&amp;[.Q251]&amp;&quot;, &quot;&amp;[.B251]&amp;&quot;, '&quot;&amp;[.E251]&amp;&quot;');&quot;" office:value-type="string" office:string-value="INSERT INTO public.job_templates(sort_order, tier, product_id, reminder_id, antecedent_array, decendant_array, id, user_id, display_text) VALUES ('15.79', '501', 4, 1, 472, 474, 473, 12, 'Call up erector - slab pour day');" calcext:value-type="string">
            <text:p>INSERT INTO public.job_templates(sort_order, tier, product_id, reminder_id, antecedent_array, decendant_array, id, user_id, display_text) VALUES ('15.79', '501', 4, 1, 472, 474, 473, 12, 'Call up erector - slab pour day');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t start date - 7 days after slab pour</text:p>
          </table:table-cell>
          <table:table-cell table:style-name="ce2"/>
          <table:table-cell table:formula="of:=[.Q251]" office:value-type="float" office:value="473" calcext:value-type="float">
            <text:p>473</text:p>
          </table:table-cell>
          <table:table-cell table:formula="of:=[.Q253]" office:value-type="float" office:value="475" calcext:value-type="float">
            <text:p>47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3</text:p>
          </table:table-cell>
          <table:table-cell table:style-name="ce2" office:value-type="float" office:value="15.8" calcext:value-type="float">
            <text:p>15.8</text:p>
          </table:table-cell>
          <table:table-cell/>
          <table:table-cell office:value-type="float" office:value="474" calcext:value-type="float">
            <text:p>474</text:p>
          </table:table-cell>
          <table:table-cell table:formula="of:=&quot;INSERT INTO public.job_templates(sort_order, tier, product_id, reminder_id, antecedent_array, decendant_array, id, user_id, display_text) VALUES ('&quot;&amp;TEXT([.O252];&quot;0.00&quot;)&amp;&quot;', '&quot;&amp;[.L252]&amp;&quot;', 4, 1, &quot;&amp;[.G252]&amp;&quot;, &quot;&amp;[.H252]&amp;&quot;, &quot;&amp;[.Q252]&amp;&quot;, &quot;&amp;[.B252]&amp;&quot;, '&quot;&amp;[.E252]&amp;&quot;');&quot;" office:value-type="string" office:string-value="INSERT INTO public.job_templates(sort_order, tier, product_id, reminder_id, antecedent_array, decendant_array, id, user_id, display_text) VALUES ('15.80', '501', 4, 1, 473, 475, 474, 12, 'Set start date - 7 days after slab pour');" calcext:value-type="string">
            <text:p>INSERT INTO public.job_templates(sort_order, tier, product_id, reminder_id, antecedent_array, decendant_array, id, user_id, display_text) VALUES ('15.80', '501', 4, 1, 473, 475, 474, 12, 'Set start date - 7 days after slab pour');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tact home owner to advise erecting commencement date</text:p>
          </table:table-cell>
          <table:table-cell table:style-name="ce2"/>
          <table:table-cell table:formula="of:=[.Q252]" office:value-type="float" office:value="474" calcext:value-type="float">
            <text:p>474</text:p>
          </table:table-cell>
          <table:table-cell table:formula="of:=[.Q254]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1" calcext:value-type="float">
            <text:p>15.8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&quot;INSERT INTO public.job_templates(sort_order, tier, product_id, reminder_id, antecedent_array, decendant_array, id, user_id, display_text) VALUES ('&quot;&amp;TEXT([.O253];&quot;0.00&quot;)&amp;&quot;', '&quot;&amp;[.L253]&amp;&quot;', 4, 1, &quot;&amp;[.G253]&amp;&quot;, &quot;&amp;[.H253]&amp;&quot;, &quot;&amp;[.Q253]&amp;&quot;, &quot;&amp;[.B253]&amp;&quot;, '&quot;&amp;[.E253]&amp;&quot;');&quot;" office:value-type="string" office:string-value="INSERT INTO public.job_templates(sort_order, tier, product_id, reminder_id, antecedent_array, decendant_array, id, user_id, display_text) VALUES ('15.81', '501', 4, 1, 474, 476, 475, 12, 'Contact home owner to advise erecting commencement date');" calcext:value-type="string">
            <text:p>INSERT INTO public.job_templates(sort_order, tier, product_id, reminder_id, antecedent_array, decendant_array, id, user_id, display_text) VALUES ('15.81', '501', 4, 1, 474, 476, 475, 12, 'Contact home owner to advise erecting commencement date');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art confirmed with erector</text:p>
          </table:table-cell>
          <table:table-cell table:style-name="ce2"/>
          <table:table-cell table:formula="of:=[.Q253]" office:value-type="float" office:value="475" calcext:value-type="float">
            <text:p>475</text:p>
          </table:table-cell>
          <table:table-cell table:formula="of:=[.Q255]" office:value-type="float" office:value="477" calcext:value-type="float">
            <text:p>47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2" calcext:value-type="float">
            <text:p>15.82</text:p>
          </table:table-cell>
          <table:table-cell/>
          <table:table-cell office:value-type="float" office:value="476" calcext:value-type="float">
            <text:p>476</text:p>
          </table:table-cell>
          <table:table-cell table:formula="of:=&quot;INSERT INTO public.job_templates(sort_order, tier, product_id, reminder_id, antecedent_array, decendant_array, id, user_id, display_text) VALUES ('&quot;&amp;TEXT([.O254];&quot;0.00&quot;)&amp;&quot;', '&quot;&amp;[.L254]&amp;&quot;', 4, 1, &quot;&amp;[.G254]&amp;&quot;, &quot;&amp;[.H254]&amp;&quot;, &quot;&amp;[.Q254]&amp;&quot;, &quot;&amp;[.B254]&amp;&quot;, '&quot;&amp;[.E254]&amp;&quot;');&quot;" office:value-type="string" office:string-value="INSERT INTO public.job_templates(sort_order, tier, product_id, reminder_id, antecedent_array, decendant_array, id, user_id, display_text) VALUES ('15.82', '501', 4, 1, 475, 477, 476, 12, 'Start confirmed with erector');" calcext:value-type="string">
            <text:p>INSERT INTO public.job_templates(sort_order, tier, product_id, reminder_id, antecedent_array, decendant_array, id, user_id, display_text) VALUES ('15.82', '501', 4, 1, 475, 477, 476, 12, 'Start confirmed with erector');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frame erected</text:p>
          </table:table-cell>
          <table:table-cell table:style-name="ce2"/>
          <table:table-cell table:formula="of:=[.Q254]" office:value-type="float" office:value="476" calcext:value-type="float">
            <text:p>476</text:p>
          </table:table-cell>
          <table:table-cell table:formula="of:=[.Q256]" office:value-type="float" office:value="478" calcext:value-type="float">
            <text:p>47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3" calcext:value-type="float">
            <text:p>15.83</text:p>
          </table:table-cell>
          <table:table-cell/>
          <table:table-cell office:value-type="float" office:value="477" calcext:value-type="float">
            <text:p>477</text:p>
          </table:table-cell>
          <table:table-cell table:formula="of:=&quot;INSERT INTO public.job_templates(sort_order, tier, product_id, reminder_id, antecedent_array, decendant_array, id, user_id, display_text) VALUES ('&quot;&amp;TEXT([.O255];&quot;0.00&quot;)&amp;&quot;', '&quot;&amp;[.L255]&amp;&quot;', 4, 1, &quot;&amp;[.G255]&amp;&quot;, &quot;&amp;[.H255]&amp;&quot;, &quot;&amp;[.Q255]&amp;&quot;, &quot;&amp;[.B255]&amp;&quot;, '&quot;&amp;[.E255]&amp;&quot;');&quot;" office:value-type="string" office:string-value="INSERT INTO public.job_templates(sort_order, tier, product_id, reminder_id, antecedent_array, decendant_array, id, user_id, display_text) VALUES ('15.83', '501', 4, 1, 476, 478, 477, 12, 'Confirm frame erected');" calcext:value-type="string">
            <text:p>INSERT INTO public.job_templates(sort_order, tier, product_id, reminder_id, antecedent_array, decendant_array, id, user_id, display_text) VALUES ('15.83', '501', 4, 1, 476, 478, 477, 12, 'Confirm frame erected');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eck frame</text:p>
          </table:table-cell>
          <table:table-cell table:style-name="ce2"/>
          <table:table-cell table:formula="of:=[.Q255]" office:value-type="float" office:value="477" calcext:value-type="float">
            <text:p>477</text:p>
          </table:table-cell>
          <table:table-cell table:formula="of:=[.Q257]" office:value-type="float" office:value="479" calcext:value-type="float">
            <text:p>4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4" calcext:value-type="float">
            <text:p>15.84</text:p>
          </table:table-cell>
          <table:table-cell/>
          <table:table-cell office:value-type="float" office:value="478" calcext:value-type="float">
            <text:p>478</text:p>
          </table:table-cell>
          <table:table-cell table:formula="of:=&quot;INSERT INTO public.job_templates(sort_order, tier, product_id, reminder_id, antecedent_array, decendant_array, id, user_id, display_text) VALUES ('&quot;&amp;TEXT([.O256];&quot;0.00&quot;)&amp;&quot;', '&quot;&amp;[.L256]&amp;&quot;', 4, 1, &quot;&amp;[.G256]&amp;&quot;, &quot;&amp;[.H256]&amp;&quot;, &quot;&amp;[.Q256]&amp;&quot;, &quot;&amp;[.B256]&amp;&quot;, '&quot;&amp;[.E256]&amp;&quot;');&quot;" office:value-type="string" office:string-value="INSERT INTO public.job_templates(sort_order, tier, product_id, reminder_id, antecedent_array, decendant_array, id, user_id, display_text) VALUES ('15.84', '501', 4, 1, 477, 479, 478, 12, 'Check frame');" calcext:value-type="string">
            <text:p>INSERT INTO public.job_templates(sort_order, tier, product_id, reminder_id, antecedent_array, decendant_array, id, user_id, display_text) VALUES ('15.84', '501', 4, 1, 477, 479, 478, 12, 'Check frame');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vise accounts to Invoice frame</text:p>
          </table:table-cell>
          <table:table-cell table:style-name="ce2"/>
          <table:table-cell table:formula="of:=[.Q256]" office:value-type="float" office:value="478" calcext:value-type="float">
            <text:p>478</text:p>
          </table:table-cell>
          <table:table-cell table:formula="of:=[.Q258]" office:value-type="float" office:value="480" calcext:value-type="float">
            <text:p>48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5" calcext:value-type="float">
            <text:p>15.85</text:p>
          </table:table-cell>
          <table:table-cell/>
          <table:table-cell office:value-type="float" office:value="479" calcext:value-type="float">
            <text:p>479</text:p>
          </table:table-cell>
          <table:table-cell table:formula="of:=&quot;INSERT INTO public.job_templates(sort_order, tier, product_id, reminder_id, antecedent_array, decendant_array, id, user_id, display_text) VALUES ('&quot;&amp;TEXT([.O257];&quot;0.00&quot;)&amp;&quot;', '&quot;&amp;[.L257]&amp;&quot;', 4, 1, &quot;&amp;[.G257]&amp;&quot;, &quot;&amp;[.H257]&amp;&quot;, &quot;&amp;[.Q257]&amp;&quot;, &quot;&amp;[.B257]&amp;&quot;, '&quot;&amp;[.E257]&amp;&quot;');&quot;" office:value-type="string" office:string-value="INSERT INTO public.job_templates(sort_order, tier, product_id, reminder_id, antecedent_array, decendant_array, id, user_id, display_text) VALUES ('15.85', '501', 4, 1, 478, 480, 479, 12, 'Advise accounts to Invoice frame');" calcext:value-type="string">
            <text:p>INSERT INTO public.job_templates(sort_order, tier, product_id, reminder_id, antecedent_array, decendant_array, id, user_id, display_text) VALUES ('15.85', '501', 4, 1, 478, 480, 479, 12, 'Advise accounts to Invoice frame');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cladding complete</text:p>
          </table:table-cell>
          <table:table-cell table:style-name="ce2"/>
          <table:table-cell table:formula="of:=[.Q257]" office:value-type="float" office:value="479" calcext:value-type="float">
            <text:p>479</text:p>
          </table:table-cell>
          <table:table-cell table:formula="of:=[.Q259]" office:value-type="float" office:value="481" calcext:value-type="float">
            <text:p>48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85" calcext:value-type="float">
            <text:p>3.8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6" calcext:value-type="float">
            <text:p>15.86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&quot;INSERT INTO public.job_templates(sort_order, tier, product_id, reminder_id, antecedent_array, decendant_array, id, user_id, display_text) VALUES ('&quot;&amp;TEXT([.O258];&quot;0.00&quot;)&amp;&quot;', '&quot;&amp;[.L258]&amp;&quot;', 4, 1, &quot;&amp;[.G258]&amp;&quot;, &quot;&amp;[.H258]&amp;&quot;, &quot;&amp;[.Q258]&amp;&quot;, &quot;&amp;[.B258]&amp;&quot;, '&quot;&amp;[.E258]&amp;&quot;');&quot;" office:value-type="string" office:string-value="INSERT INTO public.job_templates(sort_order, tier, product_id, reminder_id, antecedent_array, decendant_array, id, user_id, display_text) VALUES ('15.86', '501', 4, 1, 479, 481, 480, 12, 'Confirm cladding complete');" calcext:value-type="string">
            <text:p>INSERT INTO public.job_templates(sort_order, tier, product_id, reminder_id, antecedent_array, decendant_array, id, user_id, display_text) VALUES ('15.86', '501', 4, 1, 479, 481, 480, 12, 'Confirm cladding complete');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eck cladding</text:p>
          </table:table-cell>
          <table:table-cell table:style-name="ce2"/>
          <table:table-cell table:formula="of:=[.Q258]" office:value-type="float" office:value="480" calcext:value-type="float">
            <text:p>480</text:p>
          </table:table-cell>
          <table:table-cell table:formula="of:=[.Q260]" office:value-type="float" office:value="482" calcext:value-type="float">
            <text:p>48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7" calcext:value-type="float">
            <text:p>15.87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&quot;INSERT INTO public.job_templates(sort_order, tier, product_id, reminder_id, antecedent_array, decendant_array, id, user_id, display_text) VALUES ('&quot;&amp;TEXT([.O259];&quot;0.00&quot;)&amp;&quot;', '&quot;&amp;[.L259]&amp;&quot;', 4, 1, &quot;&amp;[.G259]&amp;&quot;, &quot;&amp;[.H259]&amp;&quot;, &quot;&amp;[.Q259]&amp;&quot;, &quot;&amp;[.B259]&amp;&quot;, '&quot;&amp;[.E259]&amp;&quot;');&quot;" office:value-type="string" office:string-value="INSERT INTO public.job_templates(sort_order, tier, product_id, reminder_id, antecedent_array, decendant_array, id, user_id, display_text) VALUES ('15.87', '501', 4, 1, 480, 482, 481, 12, 'Check cladding');" calcext:value-type="string">
            <text:p>INSERT INTO public.job_templates(sort_order, tier, product_id, reminder_id, antecedent_array, decendant_array, id, user_id, display_text) VALUES ('15.87', '501', 4, 1, 480, 482, 481, 12, 'Check cladding');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vise accounts to invoice</text:p>
          </table:table-cell>
          <table:table-cell table:style-name="ce2"/>
          <table:table-cell table:formula="of:=[.Q259]" office:value-type="float" office:value="481" calcext:value-type="float">
            <text:p>481</text:p>
          </table:table-cell>
          <table:table-cell table:formula="of:=[.Q262]" office:value-type="float" office:value="484" calcext:value-type="float">
            <text:p>48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95" calcext:value-type="float">
            <text:p>3.9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8" calcext:value-type="float">
            <text:p>15.88</text:p>
          </table:table-cell>
          <table:table-cell/>
          <table:table-cell office:value-type="float" office:value="482" calcext:value-type="float">
            <text:p>482</text:p>
          </table:table-cell>
          <table:table-cell table:formula="of:=&quot;INSERT INTO public.job_templates(sort_order, tier, product_id, reminder_id, antecedent_array, decendant_array, id, user_id, display_text) VALUES ('&quot;&amp;TEXT([.O260];&quot;0.00&quot;)&amp;&quot;', '&quot;&amp;[.L260]&amp;&quot;', 4, 1, &quot;&amp;[.G260]&amp;&quot;, &quot;&amp;[.H260]&amp;&quot;, &quot;&amp;[.Q260]&amp;&quot;, &quot;&amp;[.B260]&amp;&quot;, '&quot;&amp;[.E260]&amp;&quot;');&quot;" office:value-type="string" office:string-value="INSERT INTO public.job_templates(sort_order, tier, product_id, reminder_id, antecedent_array, decendant_array, id, user_id, display_text) VALUES ('15.88', '501', 4, 1, 481, 484, 482, 12, 'Advise accounts to invoice');" calcext:value-type="string">
            <text:p>INSERT INTO public.job_templates(sort_order, tier, product_id, reminder_id, antecedent_array, decendant_array, id, user_id, display_text) VALUES ('15.88', '501', 4, 1, 481, 484, 482, 12, 'Advise accounts to invoice')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lumbing</text:p>
          </table:table-cell>
          <table:table-cell table:style-name="ce1"/>
          <table:table-cell table:style-name="ce1" table:formula="of:=[.Q247]" office:value-type="float" office:value="469" calcext:value-type="float">
            <text:p>46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/>
          <table:table-cell office:value-type="float" office:value="483" calcext:value-type="float">
            <text:p>483</text:p>
          </table:table-cell>
          <table:table-cell table:formula="of:=&quot;INSERT INTO public.job_templates(sort_order, tier, product_id, reminder_id, antecedent_array, decendant_array, id, user_id, display_text) VALUES ('&quot;&amp;TEXT([.O261];&quot;0.00&quot;)&amp;&quot;', '&quot;&amp;[.L261]&amp;&quot;', 4, 1, &quot;&amp;[.G261]&amp;&quot;, &quot;&amp;[.H261]&amp;&quot;, &quot;&amp;[.Q261]&amp;&quot;, &quot;&amp;[.B261]&amp;&quot;, '&quot;&amp;[.E261]&amp;&quot;');&quot;" office:value-type="string" office:string-value="INSERT INTO public.job_templates(sort_order, tier, product_id, reminder_id, antecedent_array, decendant_array, id, user_id, display_text) VALUES ('16.00', '500', 4, 1, 469, null, 483, 12, 'Plumbing');" calcext:value-type="string">
            <text:p>INSERT INTO public.job_templates(sort_order, tier, product_id, reminder_id, antecedent_array, decendant_array, id, user_id, display_text) VALUES ('16.00', '500', 4, 1, 469, null, 483, 12, 'Plumbing');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stablish stormwater connection point</text:p>
          </table:table-cell>
          <table:table-cell table:style-name="ce2"/>
          <table:table-cell table:formula="of:=[.Q261]" office:value-type="float" office:value="483" calcext:value-type="float">
            <text:p>483</text:p>
          </table:table-cell>
          <table:table-cell table:formula="of:=[.Q263]" office:value-type="float" office:value="485" calcext:value-type="float">
            <text:p>48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4</text:p>
          </table:table-cell>
          <table:table-cell table:style-name="ce2" office:value-type="float" office:value="16.89" calcext:value-type="float">
            <text:p>16.89</text:p>
          </table:table-cell>
          <table:table-cell/>
          <table:table-cell office:value-type="float" office:value="484" calcext:value-type="float">
            <text:p>484</text:p>
          </table:table-cell>
          <table:table-cell table:formula="of:=&quot;INSERT INTO public.job_templates(sort_order, tier, product_id, reminder_id, antecedent_array, decendant_array, id, user_id, display_text) VALUES ('&quot;&amp;TEXT([.O262];&quot;0.00&quot;)&amp;&quot;', '&quot;&amp;[.L262]&amp;&quot;', 4, 1, &quot;&amp;[.G262]&amp;&quot;, &quot;&amp;[.H262]&amp;&quot;, &quot;&amp;[.Q262]&amp;&quot;, &quot;&amp;[.B262]&amp;&quot;, '&quot;&amp;[.E262]&amp;&quot;');&quot;" office:value-type="string" office:string-value="INSERT INTO public.job_templates(sort_order, tier, product_id, reminder_id, antecedent_array, decendant_array, id, user_id, display_text) VALUES ('16.89', '501', 4, 1, 483, 485, 484, 12, 'Establish stormwater connection point');" calcext:value-type="string">
            <text:p>INSERT INTO public.job_templates(sort_order, tier, product_id, reminder_id, antecedent_array, decendant_array, id, user_id, display_text) VALUES ('16.89', '501', 4, 1, 483, 485, 484, 12, 'Establish stormwater connection point');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lect plumber</text:p>
          </table:table-cell>
          <table:table-cell table:style-name="ce2"/>
          <table:table-cell table:formula="of:=[.Q262]" office:value-type="float" office:value="484" calcext:value-type="float">
            <text:p>484</text:p>
          </table:table-cell>
          <table:table-cell table:formula="of:=[.Q264]" office:value-type="float" office:value="486" calcext:value-type="float">
            <text:p>48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4</text:p>
          </table:table-cell>
          <table:table-cell table:style-name="ce2" office:value-type="float" office:value="16.9" calcext:value-type="float">
            <text:p>16.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&quot;INSERT INTO public.job_templates(sort_order, tier, product_id, reminder_id, antecedent_array, decendant_array, id, user_id, display_text) VALUES ('&quot;&amp;TEXT([.O263];&quot;0.00&quot;)&amp;&quot;', '&quot;&amp;[.L263]&amp;&quot;', 4, 1, &quot;&amp;[.G263]&amp;&quot;, &quot;&amp;[.H263]&amp;&quot;, &quot;&amp;[.Q263]&amp;&quot;, &quot;&amp;[.B263]&amp;&quot;, '&quot;&amp;[.E263]&amp;&quot;');&quot;" office:value-type="string" office:string-value="INSERT INTO public.job_templates(sort_order, tier, product_id, reminder_id, antecedent_array, decendant_array, id, user_id, display_text) VALUES ('16.90', '501', 4, 1, 484, 486, 485, 12, 'Select plumber');" calcext:value-type="string">
            <text:p>INSERT INTO public.job_templates(sort_order, tier, product_id, reminder_id, antecedent_array, decendant_array, id, user_id, display_text) VALUES ('16.90', '501', 4, 1, 484, 486, 485, 12, 'Select plumber');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ook trencher</text:p>
          </table:table-cell>
          <table:table-cell table:style-name="ce2"/>
          <table:table-cell table:formula="of:=[.Q263]" office:value-type="float" office:value="485" calcext:value-type="float">
            <text:p>485</text:p>
          </table:table-cell>
          <table:table-cell table:formula="of:=[.Q265]" office:value-type="float" office:value="487" calcext:value-type="float">
            <text:p>48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4</text:p>
          </table:table-cell>
          <table:table-cell table:style-name="ce2" office:value-type="float" office:value="16.91" calcext:value-type="float">
            <text:p>16.91</text:p>
          </table:table-cell>
          <table:table-cell/>
          <table:table-cell office:value-type="float" office:value="486" calcext:value-type="float">
            <text:p>486</text:p>
          </table:table-cell>
          <table:table-cell table:formula="of:=&quot;INSERT INTO public.job_templates(sort_order, tier, product_id, reminder_id, antecedent_array, decendant_array, id, user_id, display_text) VALUES ('&quot;&amp;TEXT([.O264];&quot;0.00&quot;)&amp;&quot;', '&quot;&amp;[.L264]&amp;&quot;', 4, 1, &quot;&amp;[.G264]&amp;&quot;, &quot;&amp;[.H264]&amp;&quot;, &quot;&amp;[.Q264]&amp;&quot;, &quot;&amp;[.B264]&amp;&quot;, '&quot;&amp;[.E264]&amp;&quot;');&quot;" office:value-type="string" office:string-value="INSERT INTO public.job_templates(sort_order, tier, product_id, reminder_id, antecedent_array, decendant_array, id, user_id, display_text) VALUES ('16.91', '501', 4, 1, 485, 487, 486, 12, 'Book trencher');" calcext:value-type="string">
            <text:p>INSERT INTO public.job_templates(sort_order, tier, product_id, reminder_id, antecedent_array, decendant_array, id, user_id, display_text) VALUES ('16.91', '501', 4, 1, 485, 487, 486, 12, 'Book trencher');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sue Purchase order for plumber</text:p>
          </table:table-cell>
          <table:table-cell table:style-name="ce2"/>
          <table:table-cell table:formula="of:=[.Q264]" office:value-type="float" office:value="486" calcext:value-type="float">
            <text:p>486</text:p>
          </table:table-cell>
          <table:table-cell table:formula="of:=[.Q266]" office:value-type="float" office:value="488" calcext:value-type="float">
            <text:p>48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4</text:p>
          </table:table-cell>
          <table:table-cell table:style-name="ce2" office:value-type="float" office:value="16.92" calcext:value-type="float">
            <text:p>16.92</text:p>
          </table:table-cell>
          <table:table-cell/>
          <table:table-cell office:value-type="float" office:value="487" calcext:value-type="float">
            <text:p>487</text:p>
          </table:table-cell>
          <table:table-cell table:formula="of:=&quot;INSERT INTO public.job_templates(sort_order, tier, product_id, reminder_id, antecedent_array, decendant_array, id, user_id, display_text) VALUES ('&quot;&amp;TEXT([.O265];&quot;0.00&quot;)&amp;&quot;', '&quot;&amp;[.L265]&amp;&quot;', 4, 1, &quot;&amp;[.G265]&amp;&quot;, &quot;&amp;[.H265]&amp;&quot;, &quot;&amp;[.Q265]&amp;&quot;, &quot;&amp;[.B265]&amp;&quot;, '&quot;&amp;[.E265]&amp;&quot;');&quot;" office:value-type="string" office:string-value="INSERT INTO public.job_templates(sort_order, tier, product_id, reminder_id, antecedent_array, decendant_array, id, user_id, display_text) VALUES ('16.92', '501', 4, 1, 486, 488, 487, 12, 'Issue Purchase order for plumber');" calcext:value-type="string">
            <text:p>INSERT INTO public.job_templates(sort_order, tier, product_id, reminder_id, antecedent_array, decendant_array, id, user_id, display_text) VALUES ('16.92', '501', 4, 1, 486, 488, 487, 12, 'Issue Purchase order for plumber');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trenching day set</text:p>
          </table:table-cell>
          <table:table-cell table:style-name="ce2" office:value-type="string" calcext:value-type="string">
            <text:p>Date: </text:p>
          </table:table-cell>
          <table:table-cell table:formula="of:=[.Q265]" office:value-type="float" office:value="487" calcext:value-type="float">
            <text:p>487</text:p>
          </table:table-cell>
          <table:table-cell table:formula="of:=[.Q267]" office:value-type="float" office:value="489" calcext:value-type="float">
            <text:p>48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3" calcext:value-type="float">
            <text:p>16.93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&quot;INSERT INTO public.job_templates(sort_order, tier, product_id, reminder_id, antecedent_array, decendant_array, id, user_id, display_text) VALUES ('&quot;&amp;TEXT([.O266];&quot;0.00&quot;)&amp;&quot;', '&quot;&amp;[.L266]&amp;&quot;', 4, 1, &quot;&amp;[.G266]&amp;&quot;, &quot;&amp;[.H266]&amp;&quot;, &quot;&amp;[.Q266]&amp;&quot;, &quot;&amp;[.B266]&amp;&quot;, '&quot;&amp;[.E266]&amp;&quot;');&quot;" office:value-type="string" office:string-value="INSERT INTO public.job_templates(sort_order, tier, product_id, reminder_id, antecedent_array, decendant_array, id, user_id, display_text) VALUES ('16.93', '501', 4, 1, 487, 489, 488, 12, 'Confirm trenching day set');" calcext:value-type="string">
            <text:p>INSERT INTO public.job_templates(sort_order, tier, product_id, reminder_id, antecedent_array, decendant_array, id, user_id, display_text) VALUES ('16.93', '501', 4, 1, 487, 489, 488, 12, 'Confirm trenching day set');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plumber booked to start</text:p>
          </table:table-cell>
          <table:table-cell table:style-name="ce2" office:value-type="string" calcext:value-type="string">
            <text:p>Date: </text:p>
          </table:table-cell>
          <table:table-cell table:formula="of:=[.Q266]" office:value-type="float" office:value="488" calcext:value-type="float">
            <text:p>488</text:p>
          </table:table-cell>
          <table:table-cell table:formula="of:=[.Q268]" office:value-type="float" office:value="490" calcext:value-type="float">
            <text:p>49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4" calcext:value-type="float">
            <text:p>16.94</text:p>
          </table:table-cell>
          <table:table-cell/>
          <table:table-cell office:value-type="float" office:value="489" calcext:value-type="float">
            <text:p>489</text:p>
          </table:table-cell>
          <table:table-cell table:formula="of:=&quot;INSERT INTO public.job_templates(sort_order, tier, product_id, reminder_id, antecedent_array, decendant_array, id, user_id, display_text) VALUES ('&quot;&amp;TEXT([.O267];&quot;0.00&quot;)&amp;&quot;', '&quot;&amp;[.L267]&amp;&quot;', 4, 1, &quot;&amp;[.G267]&amp;&quot;, &quot;&amp;[.H267]&amp;&quot;, &quot;&amp;[.Q267]&amp;&quot;, &quot;&amp;[.B267]&amp;&quot;, '&quot;&amp;[.E267]&amp;&quot;');&quot;" office:value-type="string" office:string-value="INSERT INTO public.job_templates(sort_order, tier, product_id, reminder_id, antecedent_array, decendant_array, id, user_id, display_text) VALUES ('16.94', '501', 4, 1, 488, 490, 489, 12, 'Confirm plumber booked to start');" calcext:value-type="string">
            <text:p>INSERT INTO public.job_templates(sort_order, tier, product_id, reminder_id, antecedent_array, decendant_array, id, user_id, display_text) VALUES ('16.94', '501', 4, 1, 488, 490, 489, 12, 'Confirm plumber booked to start');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trenching done</text:p>
          </table:table-cell>
          <table:table-cell table:style-name="ce2"/>
          <table:table-cell table:formula="of:=[.Q267]" office:value-type="float" office:value="489" calcext:value-type="float">
            <text:p>489</text:p>
          </table:table-cell>
          <table:table-cell table:formula="of:=[.Q269]" office:value-type="float" office:value="491" calcext:value-type="float">
            <text:p>49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65" calcext:value-type="float">
            <text:p>4.6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5" calcext:value-type="float">
            <text:p>16.95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&quot;INSERT INTO public.job_templates(sort_order, tier, product_id, reminder_id, antecedent_array, decendant_array, id, user_id, display_text) VALUES ('&quot;&amp;TEXT([.O268];&quot;0.00&quot;)&amp;&quot;', '&quot;&amp;[.L268]&amp;&quot;', 4, 1, &quot;&amp;[.G268]&amp;&quot;, &quot;&amp;[.H268]&amp;&quot;, &quot;&amp;[.Q268]&amp;&quot;, &quot;&amp;[.B268]&amp;&quot;, '&quot;&amp;[.E268]&amp;&quot;');&quot;" office:value-type="string" office:string-value="INSERT INTO public.job_templates(sort_order, tier, product_id, reminder_id, antecedent_array, decendant_array, id, user_id, display_text) VALUES ('16.95', '501', 4, 1, 489, 491, 490, 12, 'Confirm trenching done');" calcext:value-type="string">
            <text:p>INSERT INTO public.job_templates(sort_order, tier, product_id, reminder_id, antecedent_array, decendant_array, id, user_id, display_text) VALUES ('16.95', '501', 4, 1, 489, 491, 490, 12, 'Confirm trenching done');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plumber start</text:p>
          </table:table-cell>
          <table:table-cell table:style-name="ce2" office:value-type="string" calcext:value-type="string">
            <text:p>Date: </text:p>
          </table:table-cell>
          <table:table-cell table:formula="of:=[.Q268]" office:value-type="float" office:value="490" calcext:value-type="float">
            <text:p>490</text:p>
          </table:table-cell>
          <table:table-cell table:formula="of:=[.Q270]" office:value-type="float" office:value="492" calcext:value-type="float">
            <text:p>49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6" calcext:value-type="float">
            <text:p>16.96</text:p>
          </table:table-cell>
          <table:table-cell/>
          <table:table-cell office:value-type="float" office:value="491" calcext:value-type="float">
            <text:p>491</text:p>
          </table:table-cell>
          <table:table-cell table:formula="of:=&quot;INSERT INTO public.job_templates(sort_order, tier, product_id, reminder_id, antecedent_array, decendant_array, id, user_id, display_text) VALUES ('&quot;&amp;TEXT([.O269];&quot;0.00&quot;)&amp;&quot;', '&quot;&amp;[.L269]&amp;&quot;', 4, 1, &quot;&amp;[.G269]&amp;&quot;, &quot;&amp;[.H269]&amp;&quot;, &quot;&amp;[.Q269]&amp;&quot;, &quot;&amp;[.B269]&amp;&quot;, '&quot;&amp;[.E269]&amp;&quot;');&quot;" office:value-type="string" office:string-value="INSERT INTO public.job_templates(sort_order, tier, product_id, reminder_id, antecedent_array, decendant_array, id, user_id, display_text) VALUES ('16.96', '501', 4, 1, 490, 492, 491, 12, 'Confirm plumber start');" calcext:value-type="string">
            <text:p>INSERT INTO public.job_templates(sort_order, tier, product_id, reminder_id, antecedent_array, decendant_array, id, user_id, display_text) VALUES ('16.96', '501', 4, 1, 490, 492, 491, 12, 'Confirm plumber start');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stormwater installed</text:p>
          </table:table-cell>
          <table:table-cell table:style-name="ce2"/>
          <table:table-cell table:formula="of:=[.Q269]" office:value-type="float" office:value="491" calcext:value-type="float">
            <text:p>491</text:p>
          </table:table-cell>
          <table:table-cell table:formula="of:=[.Q271]" office:value-type="float" office:value="493" calcext:value-type="float">
            <text:p>49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75" calcext:value-type="float">
            <text:p>4.7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7" calcext:value-type="float">
            <text:p>16.97</text:p>
          </table:table-cell>
          <table:table-cell/>
          <table:table-cell office:value-type="float" office:value="492" calcext:value-type="float">
            <text:p>492</text:p>
          </table:table-cell>
          <table:table-cell table:formula="of:=&quot;INSERT INTO public.job_templates(sort_order, tier, product_id, reminder_id, antecedent_array, decendant_array, id, user_id, display_text) VALUES ('&quot;&amp;TEXT([.O270];&quot;0.00&quot;)&amp;&quot;', '&quot;&amp;[.L270]&amp;&quot;', 4, 1, &quot;&amp;[.G270]&amp;&quot;, &quot;&amp;[.H270]&amp;&quot;, &quot;&amp;[.Q270]&amp;&quot;, &quot;&amp;[.B270]&amp;&quot;, '&quot;&amp;[.E270]&amp;&quot;');&quot;" office:value-type="string" office:string-value="INSERT INTO public.job_templates(sort_order, tier, product_id, reminder_id, antecedent_array, decendant_array, id, user_id, display_text) VALUES ('16.97', '501', 4, 1, 491, 493, 492, 12, 'Confirm stormwater installed');" calcext:value-type="string">
            <text:p>INSERT INTO public.job_templates(sort_order, tier, product_id, reminder_id, antecedent_array, decendant_array, id, user_id, display_text) VALUES ('16.97', '501', 4, 1, 491, 493, 492, 12, 'Confirm stormwater installed');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ook final inspection by building surveyor</text:p>
          </table:table-cell>
          <table:table-cell table:style-name="ce2"/>
          <table:table-cell table:formula="of:=[.Q270]" office:value-type="float" office:value="492" calcext:value-type="float">
            <text:p>492</text:p>
          </table:table-cell>
          <table:table-cell table:formula="of:=[.Q272]" office:value-type="float" office:value="494" calcext:value-type="float">
            <text:p>49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8" calcext:value-type="float">
            <text:p>16.98</text:p>
          </table:table-cell>
          <table:table-cell/>
          <table:table-cell office:value-type="float" office:value="493" calcext:value-type="float">
            <text:p>493</text:p>
          </table:table-cell>
          <table:table-cell table:formula="of:=&quot;INSERT INTO public.job_templates(sort_order, tier, product_id, reminder_id, antecedent_array, decendant_array, id, user_id, display_text) VALUES ('&quot;&amp;TEXT([.O271];&quot;0.00&quot;)&amp;&quot;', '&quot;&amp;[.L271]&amp;&quot;', 4, 1, &quot;&amp;[.G271]&amp;&quot;, &quot;&amp;[.H271]&amp;&quot;, &quot;&amp;[.Q271]&amp;&quot;, &quot;&amp;[.B271]&amp;&quot;, '&quot;&amp;[.E271]&amp;&quot;');&quot;" office:value-type="string" office:string-value="INSERT INTO public.job_templates(sort_order, tier, product_id, reminder_id, antecedent_array, decendant_array, id, user_id, display_text) VALUES ('16.98', '501', 4, 1, 492, 494, 493, 12, 'Book final inspection by building surveyor');" calcext:value-type="string">
            <text:p>INSERT INTO public.job_templates(sort_order, tier, product_id, reminder_id, antecedent_array, decendant_array, id, user_id, display_text) VALUES ('16.98', '501', 4, 1, 492, 494, 493, 12, 'Book final inspection by building surveyor');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final certificate is issued</text:p>
          </table:table-cell>
          <table:table-cell table:style-name="ce2"/>
          <table:table-cell table:formula="of:=[.Q271]" office:value-type="float" office:value="493" calcext:value-type="float">
            <text:p>493</text:p>
          </table:table-cell>
          <table:table-cell table:formula="of:=[.Q273]" office:value-type="float" office:value="495" calcext:value-type="float">
            <text:p>49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9" calcext:value-type="float">
            <text:p>16.99</text:p>
          </table:table-cell>
          <table:table-cell/>
          <table:table-cell office:value-type="float" office:value="494" calcext:value-type="float">
            <text:p>494</text:p>
          </table:table-cell>
          <table:table-cell table:formula="of:=&quot;INSERT INTO public.job_templates(sort_order, tier, product_id, reminder_id, antecedent_array, decendant_array, id, user_id, display_text) VALUES ('&quot;&amp;TEXT([.O272];&quot;0.00&quot;)&amp;&quot;', '&quot;&amp;[.L272]&amp;&quot;', 4, 1, &quot;&amp;[.G272]&amp;&quot;, &quot;&amp;[.H272]&amp;&quot;, &quot;&amp;[.Q272]&amp;&quot;, &quot;&amp;[.B272]&amp;&quot;, '&quot;&amp;[.E272]&amp;&quot;');&quot;" office:value-type="string" office:string-value="INSERT INTO public.job_templates(sort_order, tier, product_id, reminder_id, antecedent_array, decendant_array, id, user_id, display_text) VALUES ('16.99', '501', 4, 1, 493, 495, 494, 12, 'Confirm final certificate is issued');" calcext:value-type="string">
            <text:p>INSERT INTO public.job_templates(sort_order, tier, product_id, reminder_id, antecedent_array, decendant_array, id, user_id, display_text) VALUES ('16.99', '501', 4, 1, 493, 495, 494, 12, 'Confirm final certificate is issued');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vise accounts to invoice</text:p>
          </table:table-cell>
          <table:table-cell table:style-name="ce2"/>
          <table:table-cell table:formula="of:=[.Q272]" office:value-type="float" office:value="494" calcext:value-type="float">
            <text:p>494</text:p>
          </table:table-cell>
          <table:table-cell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&quot;INSERT INTO public.job_templates(sort_order, tier, product_id, reminder_id, antecedent_array, decendant_array, id, user_id, display_text) VALUES ('&quot;&amp;TEXT([.O273];&quot;0.00&quot;)&amp;&quot;', '&quot;&amp;[.L273]&amp;&quot;', 4, 1, &quot;&amp;[.G273]&amp;&quot;, &quot;&amp;[.H273]&amp;&quot;, &quot;&amp;[.Q273]&amp;&quot;, &quot;&amp;[.B273]&amp;&quot;, '&quot;&amp;[.E273]&amp;&quot;');&quot;" office:value-type="string" office:string-value="INSERT INTO public.job_templates(sort_order, tier, product_id, reminder_id, antecedent_array, decendant_array, id, user_id, display_text) VALUES ('17.00', '501', 4, 1, 494, null, 495, 12, 'Advise accounts to invoice');" calcext:value-type="string">
            <text:p>INSERT INTO public.job_templates(sort_order, tier, product_id, reminder_id, antecedent_array, decendant_array, id, user_id, display_text) VALUES ('17.00', '501', 4, 1, 494, null, 495, 12, 'Advise accounts to invoice');</text:p>
          </table:table-cell>
        </table:table-row>
      </table:table>
      <table:named-expressions/>
      <table:database-ranges>
        <table:database-range table:name="__Anonymous_Sheet_DB__0" table:target-range-address="Sheet3.A158:Sheet3.O273" table:contains-header="fals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20:15:25.294370533</meta:creation-date>
    <dc:date>2025-06-18T00:24:23.949241982</dc:date>
    <meta:editing-duration>PT3H31M31S</meta:editing-duration>
    <meta:editing-cycles>3</meta:editing-cycles>
    <meta:generator>LibreOffice/7.4.7.2$Linux_X86_64 LibreOffice_project/40$Build-2</meta:generator>
    <meta:document-statistic meta:table-count="1" meta:cell-count="3038" meta:object-count="0"/>
  </office:meta>
</office:document-meta>
</file>